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nsolas" svg:font-family="Consolas"/>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69pt"/>
    </style:style>
    <style:style style:name="co2" style:family="table-column">
      <style:table-column-properties fo:break-before="auto" style:column-width="238.11pt"/>
    </style:style>
    <style:style style:name="co3" style:family="table-column">
      <style:table-column-properties fo:break-before="auto" style:column-width="48.19pt"/>
    </style:style>
    <style:style style:name="co4" style:family="table-column">
      <style:table-column-properties fo:break-before="auto" style:column-width="43.65pt"/>
    </style:style>
    <style:style style:name="co5" style:family="table-column">
      <style:table-column-properties fo:break-before="auto" style:column-width="60.29pt"/>
    </style:style>
    <style:style style:name="co6" style:family="table-column">
      <style:table-column-properties fo:break-before="auto" style:column-width="313.51pt"/>
    </style:style>
    <style:style style:name="co7" style:family="table-column">
      <style:table-column-properties fo:break-before="auto" style:column-width="151.6pt"/>
    </style:style>
    <style:style style:name="co8" style:family="table-column">
      <style:table-column-properties fo:break-before="auto" style:column-width="118.26pt"/>
    </style:style>
    <style:style style:name="co9" style:family="table-column">
      <style:table-column-properties fo:break-before="auto" style:column-width="360.34pt"/>
    </style:style>
    <style:style style:name="co10" style:family="table-column">
      <style:table-column-properties fo:break-before="auto" style:column-width="248.4pt"/>
    </style:style>
    <style:style style:name="co11" style:family="table-column">
      <style:table-column-properties fo:break-before="auto" style:column-width="72.99pt"/>
    </style:style>
    <style:style style:name="co12" style:family="table-column">
      <style:table-column-properties fo:break-before="auto" style:column-width="301.61pt"/>
    </style:style>
    <style:style style:name="co13" style:family="table-column">
      <style:table-column-properties fo:break-before="auto" style:column-width="95.24pt"/>
    </style:style>
    <style:style style:name="ro1" style:family="table-row">
      <style:table-row-properties style:row-height="12.76pt" fo:break-before="auto" style:use-optimal-row-height="true"/>
    </style:style>
    <style:style style:name="ro2" style:family="table-row">
      <style:table-row-properties style:row-height="14.66pt" fo:break-before="auto" style:use-optimal-row-height="true"/>
    </style:style>
    <style:style style:name="ro3" style:family="table-row">
      <style:table-row-properties style:row-height="13.49pt" fo:break-before="auto" style:use-optimal-row-height="true"/>
    </style:style>
    <style:style style:name="ro4" style:family="table-row">
      <style:table-row-properties style:row-height="38.24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14.2pt" fo:break-before="auto" style:use-optimal-row-height="true"/>
    </style:style>
    <style:style style:name="ro8" style:family="table-row">
      <style:table-row-properties style:row-height="14.91pt" fo:break-before="auto" style:use-optimal-row-height="true"/>
    </style:style>
    <style:style style:name="ro9" style:family="table-row">
      <style:table-row-properties style:row-height="32.06pt" fo:break-before="auto" style:use-optimal-row-height="true"/>
    </style:style>
    <style:style style:name="ro10" style:family="table-row">
      <style:table-row-properties style:row-height="72.26pt" fo:break-before="auto" style:use-optimal-row-height="true"/>
    </style:style>
    <style:style style:name="ro11" style:family="table-row">
      <style:table-row-properties style:row-height="39.49pt" fo:break-before="auto" style:use-optimal-row-height="true"/>
    </style:style>
    <style:style style:name="ro12" style:family="table-row">
      <style:table-row-properties style:row-height="18.14pt" fo:break-before="auto" style:use-optimal-row-height="true"/>
    </style:style>
    <style:style style:name="ro13" style:family="table-row">
      <style:table-row-properties style:row-height="25.91pt" fo:break-before="auto" style:use-optimal-row-height="true"/>
    </style:style>
    <style:style style:name="ro14" style:family="table-row">
      <style:table-row-properties style:row-height="37.45pt" fo:break-before="auto" style:use-optimal-row-height="true"/>
    </style:style>
    <style:style style:name="ro15" style:family="table-row">
      <style:table-row-properties style:row-height="107.01pt" fo:break-before="auto" style:use-optimal-row-height="true"/>
    </style:style>
    <style:style style:name="ro16" style:family="table-row">
      <style:table-row-properties style:row-height="118.6pt" fo:break-before="auto" style:use-optimal-row-height="true"/>
    </style:style>
    <style:style style:name="ro17" style:family="table-row">
      <style:table-row-properties style:row-height="153.41pt" fo:break-before="auto" style:use-optimal-row-height="true"/>
    </style:style>
    <style:style style:name="ro18" style:family="table-row">
      <style:table-row-properties style:row-height="49.04pt" fo:break-before="auto" style:use-optimal-row-height="true"/>
    </style:style>
    <style:style style:name="ro19" style:family="table-row">
      <style:table-row-properties style:row-height="37.5pt" fo:break-before="auto" style:use-optimal-row-height="true"/>
    </style:style>
    <style:style style:name="ro20" style:family="table-row">
      <style:table-row-properties style:row-height="60.66pt" fo:break-before="auto" style:use-optimal-row-height="true"/>
    </style:style>
    <style:style style:name="ro21" style:family="table-row">
      <style:table-row-properties style:row-height="83.85pt" fo:break-before="auto" style:use-optimal-row-height="true"/>
    </style:style>
    <style:style style:name="ro22" style:family="table-row">
      <style:table-row-properties style:row-height="257.7pt" fo:break-before="auto" style:use-optimal-row-height="true"/>
    </style:style>
    <style:style style:name="ro23" style:family="table-row">
      <style:table-row-properties style:row-height="222.94pt" fo:break-before="auto" style:use-optimal-row-height="true"/>
    </style:style>
    <style:style style:name="ro24" style:family="table-row">
      <style:table-row-properties style:row-height="188.16pt" fo:break-before="auto" style:use-optimal-row-height="true"/>
    </style:style>
    <style:style style:name="ro25" style:family="table-row">
      <style:table-row-properties style:row-height="141.79pt" fo:break-before="auto" style:use-optimal-row-height="true"/>
    </style:style>
    <style:style style:name="ro26" style:family="table-row">
      <style:table-row-properties style:row-height="211.35pt" fo:break-before="auto" style:use-optimal-row-height="true"/>
    </style:style>
    <style:style style:name="ro27" style:family="table-row">
      <style:table-row-properties style:row-height="315.64pt" fo:break-before="auto" style:use-optimal-row-height="true"/>
    </style:style>
    <style:style style:name="ro28" style:family="table-row">
      <style:table-row-properties style:row-height="95.44pt" fo:break-before="auto" style:use-optimal-row-height="true"/>
    </style:style>
    <style:style style:name="ro29" style:family="table-row">
      <style:table-row-properties style:row-height="199.76pt" fo:break-before="auto" style:use-optimal-row-height="true"/>
    </style:style>
    <style:style style:name="ro30" style:family="table-row">
      <style:table-row-properties style:row-height="66.81pt" fo:break-before="auto" style:use-optimal-row-height="true"/>
    </style:style>
    <style:style style:name="ro31" style:family="table-row">
      <style:table-row-properties style:row-height="165pt" fo:break-before="auto" style:use-optimal-row-height="true"/>
    </style:style>
    <style:style style:name="ro32" style:family="table-row">
      <style:table-row-properties style:row-height="385.2pt" fo:break-before="auto" style:use-optimal-row-height="true"/>
    </style:style>
    <style:style style:name="ro33" style:family="table-row">
      <style:table-row-properties style:row-height="130.2pt" fo:break-before="auto" style:use-optimal-row-height="true"/>
    </style:style>
    <style:style style:name="ro34" style:family="table-row">
      <style:table-row-properties style:row-height="176.54pt" fo:break-before="auto" style:use-optimal-row-height="true"/>
    </style:style>
    <style:style style:name="ro35" style:family="table-row">
      <style:table-row-properties style:row-height="246.1pt" fo:break-before="auto" style:use-optimal-row-height="true"/>
    </style:style>
    <style:style style:name="ro36" style:family="table-row">
      <style:table-row-properties style:row-height="362.01pt" fo:break-before="auto" style:use-optimal-row-height="true"/>
    </style:style>
    <style:style style:name="ro37" style:family="table-row">
      <style:table-row-properties style:row-height="744.49pt" fo:break-before="auto" style:use-optimal-row-height="true"/>
    </style:style>
    <style:style style:name="ro38" style:family="table-row">
      <style:table-row-properties style:row-height="338.85pt" fo:break-before="auto" style:use-optimal-row-height="true"/>
    </style:style>
    <style:style style:name="ro39" style:family="table-row">
      <style:table-row-properties style:row-height="234.51pt" fo:break-before="auto" style:use-optimal-row-height="true"/>
    </style:style>
    <style:style style:name="ro40" style:family="table-row">
      <style:table-row-properties style:row-height="292.51pt"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percentage-style style:name="N10">
      <number:number number:decimal-places="0" loext:min-decimal-places="0" number:min-integer-digits="1"/>
      <number:text>%</number:text>
    </number:percentage-style>
    <number:text-style style:name="N100">
      <number:text-content/>
    </number:text-style>
    <number:date-style style:name="N20038" number:language="en" number:country="GB">
      <number:day number:style="long"/>
      <number:text> </number:text>
      <number:month number:style="long" number:textual="true"/>
      <number:text> </number:text>
      <number:year number:style="long"/>
    </number:date-style>
    <style:style style:name="ce34"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42"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45"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26"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fo:color="#dfbe95" style:text-outline="false" style:text-line-through-style="none" style:text-line-through-type="none" style:font-name="Consolas" fo:font-size="10pt" fo:language="none" fo:country="none" fo:font-style="normal" fo:text-shadow="none" style:text-underline-style="none" fo:font-weight="normal"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style>
    <style:style style:name="ce31" style:family="table-cell" style:parent-style-name="Default">
      <style:table-cell-properties style:glyph-orientation-vertical="0" style:text-align-source="fix" style:repeat-content="false" fo:background-color="transparent" fo:wrap-option="wrap"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font-name="Arial" fo:font-size="10pt" fo:language="en" fo:country="GB" style:font-size-asian="10pt" style:font-size-complex="10pt"/>
    </style:style>
    <style:style style:name="ce3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50" style:family="table-cell" style:parent-style-name="Default">
      <style:table-cell-properties style:text-align-source="fix" style:repeat-content="false" fo:background-color="transparent"/>
      <style:paragraph-properties fo:text-align="center" fo:margin-left="0pt"/>
    </style:style>
    <style:style style:name="ce6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font-name="Arial" fo:font-size="10pt" fo:language="en" fo:country="GB" style:font-size-asian="10pt" style:font-size-complex="10pt"/>
    </style:style>
    <style:style style:name="ce6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font-name="Arial" fo:font-size="10pt" style:font-size-asian="10pt" style:font-size-complex="10pt"/>
    </style:style>
    <style:style style:name="ce64" style:family="table-cell" style:parent-style-name="Default">
      <style:table-cell-properties style:text-align-source="fix" style:repeat-content="false" fo:background-color="transparent"/>
      <style:paragraph-properties fo:text-align="center" fo:margin-left="0pt"/>
      <style:text-properties fo:color="#000000" style:font-name="Arial" fo:font-size="10pt" fo:language="en" fo:country="GB" style:font-size-asian="10pt" style:font-size-complex="10pt"/>
    </style:style>
    <style:style style:name="ce69"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font-name="Arial" fo:font-size="10pt" fo:language="en" fo:country="GB" style:font-size-asian="10pt" style:font-size-complex="10pt"/>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style:text-align-source="fix" style:repeat-content="false" fo:background-color="transparent" fo:wrap-option="wrap"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fix" style:repeat-content="false" fo:background-color="transparent" style:rotation-align="none" style:vertical-align="top"/>
      <style:paragraph-properties fo:text-align="center" fo:margin-left="0pt"/>
      <style:text-properties fo:color="#000000" style:font-name="Arial" fo:font-size="10pt" fo:language="en" fo:country="GB" style:font-size-asian="10pt" style:font-size-complex="10pt"/>
    </style:style>
    <style:style style:name="ce78" style:family="table-cell" style:parent-style-name="Default">
      <style:table-cell-properties style:text-align-source="fix" style:repeat-content="false" fo:background-color="transparent" style:rotation-align="none" style:vertical-align="top"/>
      <style:paragraph-properties fo:text-align="center" fo:margin-left="0pt"/>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text-align-source="fix" style:repeat-content="false" fo:background-color="transparent" style:rotation-align="none" style:vertical-align="top"/>
      <style:paragraph-properties fo:text-align="center" fo:margin-left="0pt"/>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font-name="Arial" fo:font-size="10pt" fo:language="en" fo:country="GB" style:font-size-asian="10pt" style:font-size-complex="10pt"/>
    </style:style>
    <style:style style:name="ce80" style:family="table-cell" style:parent-style-name="Default">
      <style:table-cell-properties style:vertical-align="top"/>
      <style:map style:condition="is-true-formula(ISODD(ROW()))" style:apply-style-name="zebra_5f_odd" style:base-cell-address="Report.A32"/>
    </style:style>
    <style:style style:name="ce81" style:family="table-cell" style:parent-style-name="Default">
      <style:table-cell-properties style:vertical-align="top"/>
    </style:style>
    <style:style style:name="ce82" style:family="table-cell" style:parent-style-name="Excel_20_Built-in_20_Heading_20_2"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pt" style:writing-mode="page"/>
      <style:text-properties fo:color="#ff0000" style:font-name="Arial" fo:font-size="10pt" fo:language="en" fo:country="GB" style:font-size-asian="10pt" style:font-size-complex="10pt"/>
    </style:style>
    <style:style style:name="ce8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font-name="Arial" fo:font-size="10pt" style:font-size-asian="10pt" style:font-size-complex="10pt"/>
    </style:style>
    <style:style style:name="ce135"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3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B32"/>
    </style:style>
    <style:style style:name="ce1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32"/>
    </style:style>
    <style:style style:name="ce14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41"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58"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159"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B32"/>
    </style:style>
    <style:style style:name="ce160" style:family="table-cell" style:parent-style-name="Default">
      <style:table-cell-properties fo:wrap-option="wrap"/>
      <style:text-properties fo:font-size="11pt" fo:font-weight="normal" style:font-size-asian="11pt" style:font-weight-asian="normal" style:font-size-complex="11pt" style:font-weight-complex="normal"/>
      <style:map style:condition="is-true-formula(ISODD(ROW()))" style:apply-style-name="zebra_5f_odd" style:base-cell-address="Report.B32"/>
    </style:style>
    <style:style style:name="ce161" style:family="table-cell" style:parent-style-name="Default">
      <style:table-cell-properties fo:wrap-option="wrap"/>
      <style:text-properties fo:color="#000000" style:font-name="Arial1" style:font-name-complex="Arial1"/>
      <style:map style:condition="is-true-formula(ISODD(ROW()))" style:apply-style-name="zebra_5f_odd" style:base-cell-address="Report.B32"/>
    </style:style>
    <style:style style:name="ce1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6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6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165" style:family="table-cell" style:parent-style-name="Default">
      <style:table-cell-properties fo:wrap-option="wrap"/>
      <style:text-properties fo:color="#000000" style:font-name="Arial" fo:font-size="10pt" fo:language="en" fo:country="GB" fo:font-weight="bold" style:font-size-asian="10pt" style:font-weight-asian="bold" style:font-size-complex="10pt" style:font-weight-complex="bold"/>
      <style:map style:condition="is-true-formula(ISODD(ROW()))" style:apply-style-name="zebra_5f_odd" style:base-cell-address="Report.B32"/>
    </style:style>
    <style:style style:name="ce16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B32"/>
    </style:style>
    <style:style style:name="ce167" style:family="table-cell" style:parent-style-name="Default">
      <style:table-cell-properties fo:wrap-option="wrap"/>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1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17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B32"/>
    </style:style>
    <style:style style:name="ce174"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SODD(ROW()))" style:apply-style-name="zebra_5f_odd" style:base-cell-address="Report.B32"/>
    </style:style>
    <style:style style:name="ce176" style:family="table-cell" style:parent-style-name="Default">
      <style:text-properties style:font-name="Arial" fo:font-size="10pt" fo:language="en" fo:country="GB" style:font-size-asian="10pt" style:font-size-complex="10pt"/>
      <style:map style:condition="is-true-formula(ISODD(ROW()))" style:apply-style-name="zebra_5f_odd" style:base-cell-address="Report.B32"/>
    </style:style>
    <style:style style:name="ce177"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B32"/>
    </style:style>
    <style:style style:name="ce179"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SODD(ROW()))" style:apply-style-name="zebra_5f_odd" style:base-cell-address="Report.B32"/>
    </style:style>
    <style:style style:name="ce18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32"/>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1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bold" style:font-name-asian="Microsoft YaHei"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32"/>
    </style:style>
    <style:style style:name="ce185"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207" style:family="table-cell" style:parent-style-name="Default">
      <style:table-cell-properties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32"/>
    </style:style>
    <style:style style:name="ce208" style:family="table-cell" style:parent-style-name="Default">
      <style:table-cell-properties fo:wrap-option="wrap"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09" style:family="table-cell" style:parent-style-name="Default">
      <style:table-cell-properties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2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18"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32"/>
    </style:style>
    <style:style style:name="ce223" style:family="table-cell" style:parent-style-name="Default">
      <style:table-cell-properties fo:wrap-option="wrap"/>
      <style:text-properties fo:color="#000000" style:text-outline="false" style:text-line-through-style="none" style:text-line-through-type="none" style:font-name="Arial" fo:font-size="10pt" fo:language="sl" fo:country="S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zebra_5f_odd" style:base-cell-address="Report.B32"/>
    </style:style>
    <style:style style:name="ce224"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zebra_5f_odd" style:base-cell-address="Report.B32"/>
    </style:style>
    <style:style style:name="ce2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font-name="Arial" fo:font-size="10pt" fo:language="en" fo:country="GB" style:font-size-asian="10pt" style:font-size-complex="10pt"/>
      <style:map style:condition="is-true-formula(ISODD(ROW()))" style:apply-style-name="zebra_5f_odd" style:base-cell-address="Report.B32"/>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font-name="Arial" fo:font-size="10pt" style:font-size-asian="10pt" style:font-size-complex="10pt"/>
      <style:map style:condition="is-true-formula(ISODD(ROW()))" style:apply-style-name="zebra_5f_odd" style:base-cell-address="Report.A32"/>
    </style:style>
    <style:style style:name="ce1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font-name="Arial" fo:font-size="10pt" style:font-size-asian="10pt" style:font-size-complex="10pt"/>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data-style-name="N20038">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data-style-name="N1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239" style:family="table-cell" style:parent-style-name="Default">
      <style:map style:condition="is-true-formula(ISODD(ROW()))" style:apply-style-name="zebra_5f_odd" style:base-cell-address="Report.B32"/>
    </style:style>
    <style:style style:name="ce240" style:family="table-cell" style:parent-style-name="Excel_20_Built-in_20_Neutral">
      <style:map style:condition="is-true-formula(ISODD(ROW()))" style:apply-style-name="zebra_5f_odd" style:base-cell-address="Report.B32"/>
    </style:style>
    <style:style style:name="ce241" style:family="table-cell" style:parent-style-name="Default">
      <style:table-cell-properties fo:wrap-option="wrap" style:vertical-align="top"/>
      <style:text-properties fo:color="#000000" style:font-name="Arial" fo:font-size="10pt" fo:language="en" fo:country="GB" style:font-name-asian="Microsoft YaHei" style:font-size-asian="10pt" style:font-name-complex="Arial2" style:font-size-complex="10pt"/>
      <style:map style:condition="is-true-formula(ISODD(ROW()))" style:apply-style-name="zebra_5f_odd" style:base-cell-address="Report.B32"/>
    </style:style>
    <style:style style:name="ce2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43" style:family="table-cell" style:parent-style-name="Default">
      <style:table-cell-properties fo:background-color="transparent"/>
      <style:map style:condition="is-true-formula(ISODD(ROW()))" style:apply-style-name="zebra_5f_odd" style:base-cell-address="Report.B32"/>
    </style:style>
    <style:style style:name="ce2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B32"/>
    </style:style>
    <style:style style:name="ce245" style:family="table-cell" style:parent-style-name="Default">
      <style:table-cell-properties style:rotation-align="none" style:vertical-align="top"/>
      <style:text-properties fo:color="#000000" style:font-name="Arial" fo:font-size="10pt" fo:language="en" fo:country="GB" style:font-size-asian="10pt" style:font-size-complex="10pt"/>
      <style:map style:condition="is-true-formula(ISODD(ROW()))" style:apply-style-name="zebra_5f_odd" style:base-cell-address="Report.B32"/>
    </style:style>
    <style:style style:name="ce246"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47"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language="sl" fo:country="SI"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2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0pt" fo:language="en" fo:country="GB"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32"/>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ISODD(ROW()))" style:apply-style-name="zebra_5f_odd" style:base-cell-address="Report.A32"/>
    </style:style>
    <style:style style:name="ce1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9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198"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19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2" style:family="table-cell" style:parent-style-name="Default">
      <style:table-cell-properties fo:background-color="transparent" style:rotation-align="none" style:vertical-align="top"/>
      <style:text-properties style:use-window-font-color="true"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3" style:family="table-cell" style:parent-style-name="Default">
      <style:table-cell-properties style:rotation-align="none" style:vertical-align="top"/>
      <style:text-properties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1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10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1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font-name="Arial" fo:font-size="10pt" style:font-size-asian="10pt" style:font-size-complex="10pt"/>
      <style:map style:condition="is-true-formula(ISODD(ROW()))" style:apply-style-name="zebra_5f_odd" style:base-cell-address="Report.A32"/>
    </style:style>
    <style:style style:name="ce13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21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72"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2" style:family="table-cell" style:parent-style-name="Default">
      <style:table-cell-properties style:rotation-align="none" style:vertical-align="top"/>
      <style:text-properties style:font-name="Arial" fo:font-size="10pt" style:font-size-asian="10pt" style:font-size-complex="10pt"/>
      <style:map style:condition="is-true-formula(ISODD(ROW()))" style:apply-style-name="zebra_5f_odd" style:base-cell-address="Report.A32"/>
    </style:style>
    <style:style style:name="ce2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map style:condition="is-true-formula(ISODD(ROW()))" style:apply-style-name="zebra_5f_odd" style:base-cell-address="Report.A32"/>
    </style:style>
    <style:style style:name="ce2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map style:condition="is-true-formula(ISODD(ROW()))" style:apply-style-name="zebra_5f_odd" style:base-cell-address="Report.A32"/>
    </style:style>
    <style:style style:name="ce2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2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map style:condition="is-true-formula(ISODD(ROW()))" style:apply-style-name="zebra_5f_odd" style:base-cell-address="Report.A32"/>
    </style:style>
    <style:style style:name="ce2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map style:condition="is-true-formula(ISODD(ROW()))" style:apply-style-name="zebra_5f_odd" style:base-cell-address="Report.A32"/>
    </style:style>
    <style:style style:name="ce2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fo:font-size="11pt" fo:language="en" fo:country="GB" style:font-size-asian="11pt" style:font-size-complex="11pt"/>
    </style:style>
    <style:style style:name="T3" style:family="text">
      <style:text-properties fo:color="#000000"/>
    </style:style>
    <style:style style:name="T4"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Arial" fo:font-size="10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tyle="italic"/>
    </style:style>
    <style:style style:name="T8" style:family="text">
      <style:text-properties fo:color="#000000" style:font-name="Arial" fo:font-size="10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complex="Arial"/>
    </style:style>
    <style:style style:name="T10" style:family="text">
      <style:text-properties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position="0% 100%" fo:language="sl" fo:country="SI" style:font-name-complex="Arial" style:font-size-asian="10pt" style:font-size-complex="10pt" style:font-weight-asian="normal" style:font-weight-complex="normal" style:font-style-asian="normal" style:font-style-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4" style:family="text">
      <style:text-properties style:font-name-complex="Arial" style:font-size-asian="10pt" style:font-size-complex="10pt"/>
    </style:style>
    <style:style style:name="T15" style:family="text">
      <style:text-properties style:font-name-complex="Arial"/>
    </style:style>
    <style:style style:name="T16" style:family="text">
      <style:text-properties fo:color="#000000" style:font-name="Arial"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7" style:family="text">
      <style:text-properties fo:color="#000000" style:font-name="Arial"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style:font-weight-asian="normal" style:font-weight-complex="normal" fo:color="#000000"/>
    </style:style>
    <style:style style:name="T20" style:family="text">
      <style:text-properties fo:color="#000000" fo:font-weight="normal" style:font-weight-asian="normal" style:font-weight-complex="normal"/>
    </style:style>
    <style:style style:name="T2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rial" fo:font-style="normal" fo:language="sl" fo:country="SI" style:font-style-asian="normal" style:font-style-complex="normal"/>
    </style:style>
    <style:style style:name="T23" style:family="text">
      <style:text-properties fo:color="#3f8000"/>
    </style:style>
    <style:style style:name="T24" style:family="text">
      <style:text-properties style:font-name="Arial" fo:font-size="10pt" style:font-size-asian="10pt" style:font-size-complex="10pt"/>
    </style:style>
    <style:style style:name="T25" style:family="text">
      <style:text-properties style:font-name="Arial" fo:font-size="10pt" fo:language="en" fo:country="GB" style:language-asian="en" style:country-asian="GB" style:language-complex="ar" style:country-complex="SA" style:font-name-asian="Times New Roman" style:font-name-complex="Times New Roman" style:font-size-asian="10pt" style:font-size-complex="10pt"/>
    </style:style>
    <style:style style:name="T26" style:family="text">
      <style:text-properties style:font-name="Arial" fo:font-size="10pt" style:font-name-asian="Menlo-Regular" style:font-name-complex="Menlo-Regular" style:font-size-asian="10pt" style:font-size-complex="10pt"/>
    </style:style>
    <style:style style:name="T27" style:family="text">
      <style:text-properties style:font-name-asian="Menlo-Regular" style:font-name-complex="Menlo-Regular" style:font-size-asian="11pt" style:font-size-complex="11pt"/>
    </style:style>
    <style:style style:name="T28" style:family="text">
      <style:text-properties fo:color="#000000" style:font-name="Arial" fo:font-size="10pt" style:font-size-asian="10pt" style:font-size-complex="10pt"/>
    </style:style>
    <style:style style:name="T29" style:family="text">
      <style:text-properties fo:color="#000000" style:font-name="Arial" fo:font-size="10pt" style:font-name-asian="Menlo-Regular" style:font-name-complex="Menlo-Regular" style:font-size-asian="10pt" style:font-size-complex="10pt"/>
    </style:style>
    <style:style style:name="T30" style:family="text">
      <style:text-properties style:font-name="Arial" fo:font-size="10pt" fo:font-weight="normal" style:text-underline-style="none" style:text-underline-color="font-color" style:text-line-through-type="none" fo:font-style="normal" style:text-outline="false" fo:text-shadow="none" style:text-position="0% 100%" style:font-name-asian="Menlo-Regular" style:font-name-complex="Arial" style:font-size-asian="10pt" style:font-size-complex="10pt" style:font-weight-asian="normal" style:font-weight-complex="normal" style:font-style-asian="normal" style:font-style-complex="normal"/>
    </style:style>
    <style:style style:name="T31" style:family="text">
      <style:text-properties fo:color="#000000"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000000"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Menlo-Regular" style:font-name-complex="Menlo-Regular" style:font-size-asian="11pt" style:font-size-complex="11pt"/>
    </style:style>
    <style:style style:name="T3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35" style:family="text">
      <style:text-properties fo:color="#ff0000"/>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34"/>
          <table:table-cell table:style-name="ce34" office:value-type="string" calcext:value-type="string">
            <text:p>Kura QA spreadsheet</text:p>
          </table:table-cell>
          <table:table-cell table:number-columns-repeated="1022"/>
        </table:table-row>
        <table:table-row table:style-name="ro2">
          <table:table-cell table:style-name="ce34" office:value-type="string" calcext:value-type="string">
            <text:p>Version</text:p>
          </table:table-cell>
          <table:table-cell table:style-name="ce35" office:value-type="string" calcext:value-type="string">
            <text:p>1.16</text:p>
          </table:table-cell>
          <table:table-cell table:number-columns-repeated="1022"/>
        </table:table-row>
        <table:table-row table:style-name="ro2">
          <table:table-cell table:style-name="ce34" office:value-type="string" calcext:value-type="string">
            <text:p>Date</text:p>
          </table:table-cell>
          <table:table-cell table:style-name="ce36" office:value-type="date" office:date-value="2018-10-04" calcext:value-type="date">
            <text:p>4.10.2018</text:p>
          </table:table-cell>
          <table:table-cell table:number-columns-repeated="1022"/>
        </table:table-row>
        <table:table-row table:style-name="ro2">
          <table:table-cell table:style-name="ce34" office:value-type="string" calcext:value-type="string">
            <text:p>Author</text:p>
          </table:table-cell>
          <table:table-cell table:style-name="ce37" office:value-type="string" calcext:value-type="string">
            <text:p>Eurotech</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41"/>
        <table:table-column table:style-name="co5" table:default-cell-style-name="ce44"/>
        <table:table-column table:style-name="co6" table:default-cell-style-name="ce49"/>
        <table:table-column table:style-name="co7" table:default-cell-style-name="Default"/>
        <table:table-column table:style-name="co3" table:number-columns-repeated="1020" table:default-cell-style-name="Default"/>
        <table:table-row table:style-name="ro3">
          <table:table-cell table:style-name="ce38" office:value-type="string" calcext:value-type="string">
            <text:p>Version</text:p>
          </table:table-cell>
          <table:table-cell table:style-name="ce42" office:value-type="string" calcext:value-type="string">
            <text:p>Date</text:p>
          </table:table-cell>
          <table:table-cell table:style-name="ce45" office:value-type="string" calcext:value-type="string">
            <text:p>Updates</text:p>
          </table:table-cell>
          <table:table-cell table:style-name="ce45" office:value-type="string" calcext:value-type="string">
            <text:p>Author(s)</text:p>
          </table:table-cell>
          <table:table-cell table:number-columns-repeated="1020"/>
        </table:table-row>
        <table:table-row table:style-name="ro1">
          <table:table-cell table:style-name="ce39" office:value-type="string" calcext:value-type="string">
            <text:p>1.0</text:p>
          </table:table-cell>
          <table:table-cell table:style-name="ce43"/>
          <table:table-cell table:style-name="ce46" office:value-type="string" calcext:value-type="string">
            <text:p>Initial version</text:p>
          </table:table-cell>
          <table:table-cell table:style-name="ce46" office:value-type="string" calcext:value-type="string">
            <text:p>Eurotech</text:p>
          </table:table-cell>
          <table:table-cell table:style-name="ce49" table:number-columns-repeated="1020"/>
        </table:table-row>
        <table:table-row table:style-name="ro4">
          <table:table-cell table:style-name="ce40" office:value-type="string" calcext:value-type="string">
            <text:p>1.1</text:p>
          </table:table-cell>
          <table:table-cell office:value-type="date" office:date-value="2017-01-27" calcext:value-type="date">
            <text:p>27.1.2017</text:p>
          </table:table-cell>
          <table:table-cell table:style-name="ce47" office:value-type="string" calcext:value-type="string">
            <text:p>Updated most test descriptions, added more specific commands and test comments, added conditional formatting of results and value restrictions</text:p>
          </table:table-cell>
          <table:table-cell table:style-name="ce47"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40" office:value-type="string" calcext:value-type="string">
            <text:p>1.3</text:p>
          </table:table-cell>
          <table:table-cell office:value-type="date" office:date-value="2017-02-16" calcext:value-type="date">
            <text:p>16.2.2017</text:p>
          </table:table-cell>
          <table:table-cell table:style-name="ce47" office:value-type="string" calcext:value-type="string">
            <text:p>Added browser versions</text:p>
          </table:table-cell>
          <table:table-cell table:style-name="ce47"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47"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47" office:value-type="string" calcext:value-type="string">
            <text:p>Updated formulas and conditional formatting</text:p>
          </table:table-cell>
          <table:table-cell table:style-name="ce47"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 added TinyB-related tests</text:p>
          </table:table-cell>
          <table:table-cell office:value-type="string" calcext:value-type="string">
            <text:p>Marko Erker, Pierantonio Merlino</text:p>
          </table:table-cell>
          <table:table-cell table:number-columns-repeated="1020"/>
        </table:table-row>
        <table:table-row table:style-name="ro9">
          <table:table-cell office:value-type="string" calcext:value-type="string">
            <text:p>1.13</text:p>
          </table:table-cell>
          <table:table-cell office:value-type="date" office:date-value="2017-10-03" calcext:value-type="date">
            <text:p>3.10.2017</text:p>
          </table:table-cell>
          <table:table-cell office:value-type="string" calcext:value-type="string">
            <text:p>Updated test percentages, BBB preconditions, removed clock and VPN tests, updated firewall tests, updated WIRES-OPC test, updated Artemis broker test</text:p>
          </table:table-cell>
          <table:table-cell office:value-type="string" calcext:value-type="string">
            <text:p>Marko Erker</text:p>
          </table:table-cell>
          <table:table-cell table:number-columns-repeated="1020"/>
        </table:table-row>
        <table:table-row table:style-name="ro2">
          <table:table-cell office:value-type="string" calcext:value-type="string">
            <text:p>1.14</text:p>
          </table:table-cell>
          <table:table-cell office:value-type="date" office:date-value="2017-10-10" calcext:value-type="date">
            <text:p>10.10.2017</text:p>
          </table:table-cell>
          <table:table-cell office:value-type="string" calcext:value-type="string">
            <text:p>Updated based on 3.1.0 QA.</text:p>
          </table:table-cell>
          <table:table-cell office:value-type="string" calcext:value-type="string">
            <text:p>Eurotech</text:p>
          </table:table-cell>
          <table:table-cell table:number-columns-repeated="1020"/>
        </table:table-row>
        <table:table-row table:style-name="ro10">
          <table:table-cell office:value-type="string" calcext:value-type="string">
            <text:p>1.15</text:p>
          </table:table-cell>
          <table:table-cell office:value-type="date" office:date-value="2018-03-12" calcext:value-type="date">
            <text:p>12.3.2018</text:p>
          </table:table-cell>
          <table:table-cell office:value-type="string" calcext:value-type="string">
            <text:p>Added new Wires tests: zoom, pan, component placement, multi-port components</text:p>
            <text:p>Added WiFi security tests</text:p>
            <text:p>Updated DB-H2-003 and 004 and added DB-H2-012. Added WIRES-008 and 009 and updated other wires tests.</text:p>
            <text:p>Removed obsolete lines, added comments and answers</text:p>
          </table:table-cell>
          <table:table-cell office:value-type="string" calcext:value-type="string">
            <text:p>Cristiano De Alti, Marko Erker</text:p>
          </table:table-cell>
          <table:table-cell table:number-columns-repeated="1020"/>
        </table:table-row>
        <table:table-row table:style-name="ro11">
          <table:table-cell office:value-type="string" calcext:value-type="string">
            <text:p>1.16</text:p>
          </table:table-cell>
          <table:table-cell office:value-type="date" office:date-value="2018-10-04" calcext:value-type="date">
            <text:p>4.10.2018</text:p>
          </table:table-cell>
          <table:table-cell office:value-type="string" calcext:value-type="string">
            <text:p><text:span text:style-name="T1">Added CLS-BR-*, updated DEN-DEPLOY-001 </text:span><text:span text:style-name="T2">and DRIVERS-BLE-002</text:span>. NET-ETH0 cleanup, updated cloud connections and broker tests</text:p>
          </table:table-cell>
          <table:table-cell office:value-type="string" calcext:value-type="string">
            <text:p>Marko Erker, Dario Novaković</text:p>
          </table:table-cell>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96"/>
        <table:table-column table:style-name="co10" table:default-cell-style-name="ce195"/>
        <table:table-column table:style-name="co11" table:default-cell-style-name="Default"/>
        <table:table-column table:style-name="co12" table:default-cell-style-name="Default"/>
        <table:table-column table:style-name="co13" table:number-columns-repeated="1019" table:default-cell-style-name="Default"/>
        <table:table-row table:style-name="ro12">
          <table:table-cell table:style-name="ce16" office:value-type="string" calcext:value-type="string">
            <text:p>Test Information</text:p>
          </table:table-cell>
          <table:table-cell table:style-name="ce82" office:value-type="string" calcext:value-type="string">
            <text:p>EDIT THIS FILE ONLY WITH OPEN OFFICE AND SAVE AS ODS FORMAT</text:p>
          </table:table-cell>
          <table:table-cell table:style-name="ce68"/>
          <table:table-cell table:style-name="ce16" table:number-columns-repeated="5"/>
          <table:table-cell table:number-columns-repeated="1016"/>
        </table:table-row>
        <table:table-row-group>
          <table:table-row table:style-name="ro2">
            <table:table-cell table:style-name="ce18" office:value-type="string" calcext:value-type="string">
              <text:p>Model</text:p>
            </table:table-cell>
            <table:table-cell table:style-name="ce84"/>
            <table:table-cell table:style-name="ce77" office:value-type="string" calcext:value-type="string" table:number-columns-spanned="2" table:number-rows-spanned="1">
              <text:p>e.g. Raspberry Pi 3</text:p>
            </table:table-cell>
            <table:covered-table-cell table:style-name="ce18"/>
            <table:table-cell/>
            <table:table-cell table:style-name="ce49" table:number-columns-repeated="1019"/>
          </table:table-row>
          <table:table-row table:style-name="ro2">
            <table:table-cell table:style-name="ce21" office:value-type="string" calcext:value-type="string">
              <text:p>OS download URL</text:p>
            </table:table-cell>
            <table:table-cell table:style-name="ce85"/>
            <table:table-cell table:style-name="ce20" office:value-type="string" calcext:value-type="string">
              <text:p>e.g. https://downloads.raspberrypi.org/raspbian_lite_latest</text:p>
            </table:table-cell>
            <table:table-cell table:style-name="ce21"/>
            <table:table-cell table:number-columns-repeated="1020"/>
          </table:table-row>
          <table:table-row table:style-name="ro13">
            <table:table-cell table:style-name="ce19" office:value-type="string" calcext:value-type="string" table:number-columns-spanned="2" table:number-rows-spanned="1">
              <text:p>Linux Kernel Version (uname -a)</text:p>
            </table:table-cell>
            <table:covered-table-cell table:style-name="ce154"/>
            <table:table-cell table:style-name="ce19" office:value-type="string" calcext:value-type="string" table:number-columns-spanned="2" table:number-rows-spanned="1">
              <text:p>e.g. Linux raspberrypi 4.1.18-v7+ #846 SMP Thu Feb 25 14:22:53 GMT 2016 armv7l GNU/Linux</text:p>
            </table:table-cell>
            <table:covered-table-cell table:style-name="ce21"/>
            <table:table-cell table:number-columns-repeated="1020"/>
          </table:table-row>
          <table:table-row table:style-name="ro2">
            <table:table-cell table:style-name="ce19" office:value-type="string" calcext:value-type="string" table:number-columns-spanned="2" table:number-rows-spanned="1">
              <text:p>Linux Distrib Version (cat /etc/issue)</text:p>
            </table:table-cell>
            <table:covered-table-cell table:style-name="ce154"/>
            <table:table-cell table:style-name="ce19" office:value-type="string" calcext:value-type="string" table:number-columns-spanned="2" table:number-rows-spanned="1">
              <text:p>e.g. Raspbian GNU/Linux 8</text:p>
            </table:table-cell>
            <table:covered-table-cell table:style-name="ce21"/>
            <table:table-cell table:number-columns-repeated="1020"/>
          </table:table-row>
          <table:table-row table:style-name="ro2">
            <table:table-cell table:style-name="ce20" office:value-type="string" calcext:value-type="string">
              <text:p>Linux /etc/*release files (find /etc -name "*release" <text:s/>-exec tail -n +1 {} \+)</text:p>
            </table:table-cell>
            <table:table-cell table:style-name="ce86"/>
            <table:table-cell table:style-name="ce21" table:number-columns-repeated="2"/>
            <table:table-cell table:number-columns-repeated="1020"/>
          </table:table-row>
          <table:table-row table:style-name="ro2">
            <table:table-cell table:style-name="ce20" office:value-type="string" calcext:value-type="string">
              <text:p>Linux vendor-specific versions (e.g. /usr/sbin/eurotech_versions)</text:p>
            </table:table-cell>
            <table:table-cell table:style-name="ce86"/>
            <table:table-cell table:style-name="ce21" table:number-columns-repeated="2"/>
            <table:table-cell table:number-columns-repeated="1020"/>
          </table:table-row>
          <table:table-row table:style-name="ro2">
            <table:table-cell table:style-name="ce20" office:value-type="string" calcext:value-type="string">
              <text:p>OS upgraded? (e.g. "apt-get update; apt-get upgrade")</text:p>
            </table:table-cell>
            <table:table-cell table:style-name="ce86"/>
            <table:table-cell table:style-name="ce20" office:value-type="string" calcext:value-type="string">
              <text:p>e.g. No</text:p>
            </table:table-cell>
            <table:table-cell table:style-name="ce21"/>
            <table:table-cell table:number-columns-repeated="1020"/>
          </table:table-row>
          <table:table-row table:style-name="ro2">
            <table:table-cell table:style-name="ce20" office:value-type="string" calcext:value-type="string">
              <text:p>JVM download URL</text:p>
            </table:table-cell>
            <table:table-cell table:style-name="ce86"/>
            <table:table-cell table:style-name="ce20" office:value-type="string" calcext:value-type="string">
              <text:p>indicate the URL if the JVM has been manually downloaded. If installed from packages indicate the package</text:p>
            </table:table-cell>
            <table:table-cell table:style-name="ce21"/>
            <table:table-cell table:number-columns-repeated="1020"/>
          </table:table-row>
          <table:table-row table:style-name="ro14">
            <table:table-cell table:style-name="ce21" office:value-type="string" calcext:value-type="string">
              <text:p>JVM Version (java -version)</text:p>
            </table:table-cell>
            <table:table-cell table:style-name="ce85"/>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21"/>
            <table:table-cell table:number-columns-repeated="1020"/>
          </table:table-row>
          <table:table-row table:style-name="ro2">
            <table:table-cell table:style-name="ce20" office:value-type="string" calcext:value-type="string">
              <text:p>Kura CI Job</text:p>
            </table:table-cell>
            <table:table-cell table:style-name="ce85"/>
            <table:table-cell table:style-name="ce20" office:value-type="string" calcext:value-type="string">
              <text:p>e.g. kura-release-candidate</text:p>
            </table:table-cell>
            <table:table-cell table:style-name="ce21"/>
            <table:table-cell table:number-columns-repeated="1020"/>
          </table:table-row>
          <table:table-row table:style-name="ro2">
            <table:table-cell table:style-name="ce20" office:value-type="string" calcext:value-type="string">
              <text:p>Kura version (CI build #(s))</text:p>
            </table:table-cell>
            <table:table-cell table:style-name="ce85"/>
            <table:table-cell table:style-name="ce79" office:value-type="string" calcext:value-type="string" table:number-columns-spanned="2" table:number-rows-spanned="1">
              <text:p>e.g. 2.1.0; also update the Build column(s) in the table below</text:p>
            </table:table-cell>
            <table:covered-table-cell table:style-name="ce196"/>
            <table:table-cell table:number-columns-repeated="1020"/>
          </table:table-row>
          <table:table-row table:style-name="ro2">
            <table:table-cell table:style-name="ce21" office:value-type="string" calcext:value-type="string">
              <text:p>Kura install instructions</text:p>
            </table:table-cell>
            <table:table-cell table:style-name="ce85"/>
            <table:table-cell table:style-name="ce20" office:value-type="string" calcext:value-type="string">
              <text:p>https://eclipse.github.io/kura/doc/raspberry-pi-quick-start.html</text:p>
            </table:table-cell>
            <table:table-cell table:style-name="ce21"/>
            <table:table-cell table:number-columns-repeated="1020"/>
          </table:table-row>
          <table:table-row table:style-name="ro2">
            <table:table-cell table:style-name="ce21" office:value-type="string" calcext:value-type="string">
              <text:p>Chrome version</text:p>
            </table:table-cell>
            <table:table-cell table:style-name="ce85"/>
            <table:table-cell table:style-name="ce20"/>
            <table:table-cell table:style-name="ce21"/>
            <table:table-cell/>
            <table:table-cell table:style-name="ce49" table:number-columns-repeated="1019"/>
          </table:table-row>
          <table:table-row table:style-name="ro2">
            <table:table-cell table:style-name="ce21" office:value-type="string" calcext:value-type="string">
              <text:p>Firefox version</text:p>
            </table:table-cell>
            <table:table-cell table:style-name="ce85"/>
            <table:table-cell table:style-name="ce20"/>
            <table:table-cell table:style-name="ce21"/>
            <table:table-cell/>
            <table:table-cell table:style-name="ce49" table:number-columns-repeated="1019"/>
          </table:table-row>
          <table:table-row table:style-name="ro2">
            <table:table-cell table:style-name="ce21" office:value-type="string" calcext:value-type="string">
              <text:p>IE version</text:p>
            </table:table-cell>
            <table:table-cell table:style-name="ce85"/>
            <table:table-cell table:style-name="ce20"/>
            <table:table-cell table:style-name="ce21"/>
            <table:table-cell/>
            <table:table-cell table:style-name="ce49" table:number-columns-repeated="1019"/>
          </table:table-row>
          <table:table-row table:style-name="ro2">
            <table:table-cell table:style-name="ce21" office:value-type="string" calcext:value-type="string">
              <text:p>Date</text:p>
            </table:table-cell>
            <table:table-cell table:style-name="ce85"/>
            <table:table-cell table:style-name="ce169" office:value-type="string" calcext:value-type="string" table:number-columns-spanned="2" table:number-rows-spanned="1">
              <text:p>e.g. 1 April 2017</text:p>
            </table:table-cell>
            <table:covered-table-cell table:style-name="ce21"/>
            <table:table-cell table:number-columns-repeated="1020"/>
          </table:table-row>
          <table:table-row table:style-name="ro2">
            <table:table-cell table:style-name="ce21" office:value-type="string" calcext:value-type="string">
              <text:p>Tested By</text:p>
            </table:table-cell>
            <table:table-cell table:style-name="ce86"/>
            <table:table-cell table:style-name="ce21"/>
            <table:table-cell table:style-name="ce19" table:number-columns-spanned="2" table:number-rows-spanned="1"/>
            <table:covered-table-cell table:style-name="ce21"/>
            <table:table-cell table:number-columns-repeated="1019"/>
          </table:table-row>
          <table:table-row table:style-name="ro2">
            <table:table-cell table:style-name="ce21"/>
            <table:table-cell table:style-name="ce86"/>
            <table:table-cell table:style-name="ce21" table:number-columns-repeated="3"/>
            <table:table-cell table:style-name="ce49" table:number-columns-repeated="1019"/>
          </table:table-row>
        </table:table-row-group>
        <table:table-row table:style-name="ro15">
          <table:table-cell table:style-name="ce21" office:value-type="string" calcext:value-type="string">
            <text:p>Necessary additional test equipment (may vary across devices)</text:p>
          </table:table-cell>
          <table:table-cell table:style-name="ce86"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21" table:number-columns-repeated="3"/>
          <table:table-cell table:number-columns-repeated="1019"/>
        </table:table-row>
        <table:table-row table:style-name="ro13">
          <table:table-cell table:style-name="ce21"/>
          <table:table-cell table:style-name="ce87" office:value-type="string" calcext:value-type="string">
            <text:p>Run tests of a random critical component (e.g. Data Service) while Watchdog service is enabled.</text:p>
          </table:table-cell>
          <table:table-cell table:style-name="ce21" table:number-columns-repeated="3"/>
          <table:table-cell table:number-columns-repeated="1019"/>
        </table:table-row>
        <table:table-row table:style-name="ro2">
          <table:table-cell table:style-name="ce21"/>
          <table:table-cell table:style-name="ce86"/>
          <table:table-cell table:style-name="ce21" table:number-columns-repeated="3"/>
          <table:table-cell table:style-name="ce49" table:number-columns-repeated="1019"/>
        </table:table-row>
        <table:table-row table:style-name="ro2">
          <table:table-cell table:style-name="ce21"/>
          <table:table-cell table:style-name="ce86" office:value-type="string" calcext:value-type="string">
            <text:p>Pass/Fail</text:p>
          </table:table-cell>
          <table:table-cell table:style-name="ce21" office:value-type="string" calcext:value-type="string">
            <text:p>Pass/Fail rate (executed tests only)</text:p>
          </table:table-cell>
          <table:table-cell table:style-name="ce21" table:number-columns-repeated="2"/>
          <table:table-cell table:style-name="ce49" table:number-columns-repeated="1019"/>
        </table:table-row>
        <table:table-row table:style-name="ro2">
          <table:table-cell table:style-name="ce21" office:value-type="string" calcext:value-type="string">
            <text:p>All tests</text:p>
          </table:table-cell>
          <table:table-cell table:style-name="ce86" table:formula="of:=COUNTA([$Report.$A$32:$Report.$A$370])" office:value-type="float" office:value="226" calcext:value-type="float">
            <text:p>226</text:p>
          </table:table-cell>
          <table:table-cell table:style-name="ce21" table:number-columns-repeated="3"/>
          <table:table-cell table:style-name="ce49" table:number-columns-repeated="1019"/>
        </table:table-row>
        <table:table-row table:style-name="ro2">
          <table:table-cell table:style-name="ce21" office:value-type="string" calcext:value-type="string">
            <text:p>Passed</text:p>
          </table:table-cell>
          <table:table-cell table:style-name="ce88" table:formula="of:=COUNTIF([$Report.$D$32:$Report.$D$370]; &quot;Y&quot;)" office:value-type="float" office:value="0" calcext:value-type="float">
            <text:p>0</text:p>
          </table:table-cell>
          <table:table-cell table:style-name="ce171" table:formula="of:=IF(([.$B$24]-[.$B$28]-[.$B$29]) &gt; 0;[.B25]/([.$B$24]-[.$B$28]-[.$B$29]);0)" office:value-type="percentage" office:value="0" calcext:value-type="percentage">
            <text:p>0 %</text:p>
          </table:table-cell>
          <table:table-cell table:style-name="ce21" table:number-columns-repeated="2"/>
          <table:table-cell table:number-columns-repeated="1019"/>
        </table:table-row>
        <table:table-row table:style-name="ro2">
          <table:table-cell table:style-name="ce21" office:value-type="string" calcext:value-type="string">
            <text:p>Partial</text:p>
          </table:table-cell>
          <table:table-cell table:style-name="ce91" table:formula="of:=COUNTIF([$Report.$D$32:$Report.$D$370]; &quot;P&quot;)" office:value-type="float" office:value="0" calcext:value-type="float">
            <text:p>0</text:p>
          </table:table-cell>
          <table:table-cell table:style-name="ce173" table:formula="of:=IF(([.$B$24]-[.$B$28]-[.$B$29]) &gt; 0;[.B26]/([.$B$24]-[.$B$28]-[.$B$29]);0)" office:value-type="percentage" office:value="0" calcext:value-type="percentage">
            <text:p>0 %</text:p>
          </table:table-cell>
          <table:table-cell table:style-name="ce21" table:number-columns-repeated="2"/>
          <table:table-cell table:number-columns-repeated="1019"/>
        </table:table-row>
        <table:table-row table:style-name="ro2">
          <table:table-cell table:style-name="ce21" office:value-type="string" calcext:value-type="string">
            <text:p>Failed</text:p>
          </table:table-cell>
          <table:table-cell table:style-name="ce92" table:formula="of:=COUNTIF([$Report.$D$32:$Report.$D$370]; &quot;N&quot;)" office:value-type="float" office:value="0" calcext:value-type="float">
            <text:p>0</text:p>
          </table:table-cell>
          <table:table-cell table:style-name="ce175" table:formula="of:=IF(([.$B$24]-[.$B$28]-[.$B$29]) &gt; 0;[.B27]/([.$B$24]-[.$B$28]-[.$B$29]);0)" office:value-type="percentage" office:value="0" calcext:value-type="percentage">
            <text:p>0 %</text:p>
          </table:table-cell>
          <table:table-cell table:style-name="ce21" table:number-columns-repeated="2"/>
          <table:table-cell table:number-columns-repeated="1019"/>
        </table:table-row>
        <table:table-row table:style-name="ro2">
          <table:table-cell table:style-name="ce21" office:value-type="string" calcext:value-type="string">
            <text:p>Not tested</text:p>
          </table:table-cell>
          <table:table-cell table:style-name="ce93" table:formula="of:=[.$B$24]-[.$B$25]-[.$B$26]-[.$B$27]-[.$B$29]" office:value-type="float" office:value="226" calcext:value-type="float">
            <text:p>226</text:p>
          </table:table-cell>
          <table:table-cell table:style-name="Default"/>
          <table:table-cell table:style-name="ce21" table:number-columns-repeated="2"/>
          <table:table-cell table:number-columns-repeated="1019"/>
        </table:table-row>
        <table:table-row table:style-name="ro2">
          <table:table-cell table:style-name="ce49" office:value-type="string" calcext:value-type="string">
            <text:p>N/A</text:p>
          </table:table-cell>
          <table:table-cell table:style-name="ce94" table:formula="of:=COUNTIF([$Report.$D$32:$Report.$D$370]; &quot;N/A&quot;)" office:value-type="float" office:value="0" calcext:value-type="float">
            <text:p>0</text:p>
          </table:table-cell>
          <table:table-cell table:style-name="ce178"/>
          <table:table-cell table:style-name="ce49" table:number-columns-repeated="2"/>
          <table:table-cell table:number-columns-repeated="1019"/>
        </table:table-row>
        <table:table-row table:style-name="ro12">
          <table:table-cell table:style-name="ce48" office:value-type="string" calcext:value-type="string">
            <text:p>Test Report</text:p>
          </table:table-cell>
          <table:table-cell/>
          <table:table-cell table:style-name="ce186"/>
          <table:table-cell table:style-name="ce48"/>
          <table:table-cell table:style-name="ce211"/>
          <table:table-cell table:number-columns-repeated="1019"/>
        </table:table-row>
        <table:table-row table:style-name="ro14">
          <table:table-cell table:style-name="ce26" office:value-type="string" calcext:value-type="string">
            <text:p>Test ID</text:p>
          </table:table-cell>
          <table:table-cell table:style-name="ce135" office:value-type="string" calcext:value-type="string">
            <text:p>Test procedure/steps</text:p>
          </table:table-cell>
          <table:table-cell table:style-name="ce26" office:value-type="string" calcext:value-type="string">
            <text:p>Test Comments</text:p>
            <text:p>Installation and upgrade scripts</text:p>
          </table:table-cell>
          <table:table-cell table:style-name="ce26" office:value-type="string" calcext:value-type="string">
            <text:p>Pass (Y/N/P/’N/A’)</text:p>
          </table:table-cell>
          <table:table-cell table:style-name="ce26" office:value-type="string" calcext:value-type="string">
            <text:p>Bug filed and additional information on test conditions</text:p>
          </table:table-cell>
          <table:table-cell table:style-name="ce26" office:value-type="string" calcext:value-type="string">
            <text:p>Build X</text:p>
          </table:table-cell>
          <table:table-cell table:style-name="ce26" office:value-type="string" calcext:value-type="string">
            <text:p>Build Y</text:p>
          </table:table-cell>
          <table:table-cell table:style-name="ce26" office:value-type="string" calcext:value-type="string">
            <text:p>Build Z</text:p>
          </table:table-cell>
          <table:table-cell table:style-name="ce214" table:number-columns-repeated="1016"/>
        </table:table-row>
        <table:table-row table:style-name="ro16">
          <table:table-cell table:style-name="ce27"/>
          <table:table-cell table:style-name="ce136" office:value-type="string" calcext:value-type="string">
            <text:p><text:span text:style-name="T4">Common prerequisites:</text:span></text:p>
            <text:p><text:span text:style-name="T5">remove packages dhcpcd5 and network-manager:</text:span></text:p>
            <text:p><text:span text:style-name="T5">apt-get purge dhcpcd5 network-manager</text:span></text:p>
            <text:p/>
            <text:p><text:span text:style-name="T5">BLE beacon scanner test requires bluez-hcidump package:</text:span></text:p>
            <text:p><text:span text:style-name="T5">apt-get install bluez-hcidump</text:span></text:p>
            <text:p/>
            <text:p><text:span text:style-name="T5">On BBB install using gdebi. Disable connman and dnsmasq services.</text:span></text:p>
            <text:p/>
            <text:p><text:span text:style-name="T5">ESF: install also: camel, com.eurotech.framework.fuse, milo DPs.</text:span></text:p>
          </table:table-cell>
          <table:table-cell table:style-name="ce139"/>
          <table:table-cell table:style-name="ce197"/>
          <table:table-cell table:style-name="ce145" table:number-columns-repeated="4"/>
          <table:table-cell table:style-name="ce215" table:number-columns-repeated="20"/>
          <table:table-cell table:number-columns-repeated="996"/>
        </table:table-row>
        <table:table-row table:style-name="ro17">
          <table:table-cell table:style-name="ce27" office:value-type="string" calcext:value-type="string">
            <text:p>SYS-001.Kura</text:p>
          </table:table-cell>
          <table:table-cell table:style-name="ce136"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239"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198"/>
          <table:table-cell table:style-name="ce145" table:number-columns-repeated="4"/>
          <table:table-cell table:style-name="ce215" table:number-columns-repeated="20"/>
          <table:table-cell table:number-columns-repeated="996"/>
        </table:table-row>
        <table:table-row table:style-name="ro18">
          <table:table-cell table:style-name="ce28" office:value-type="string" calcext:value-type="string">
            <text:p>SYS-002</text:p>
          </table:table-cell>
          <table:table-cell table:style-name="ce138" office:value-type="string" calcext:value-type="string">
            <text:p>Uninstall</text:p>
            <text:p>apt-get purge kura</text:p>
            <text:p/>
            <text:p>make sure that all files are deleted afterward from /opt/eclipse/kura*</text:p>
          </table:table-cell>
          <table:table-cell table:style-name="ce240"/>
          <table:table-cell table:style-name="ce199"/>
          <table:table-cell table:style-name="ce100" table:number-columns-repeated="4"/>
          <table:table-cell table:style-name="ce219"/>
          <table:table-cell table:style-name="ce221" table:number-columns-repeated="19"/>
          <table:table-cell table:style-name="ce49" table:number-columns-repeated="996"/>
        </table:table-row>
        <table:table-row table:style-name="ro2">
          <table:table-cell table:style-name="ce27"/>
          <table:table-cell table:style-name="ce139" table:number-columns-repeated="2"/>
          <table:table-cell table:style-name="ce197"/>
          <table:table-cell table:style-name="ce145" table:number-columns-repeated="4"/>
          <table:table-cell table:style-name="ce219"/>
          <table:table-cell table:style-name="ce221" table:number-columns-repeated="19"/>
          <table:table-cell table:style-name="ce49" table:number-columns-repeated="996"/>
        </table:table-row>
        <table:table-row table:style-name="ro2">
          <table:table-cell table:style-name="ce27"/>
          <table:table-cell table:style-name="ce139" office:value-type="string" calcext:value-type="string">
            <text:p>First boot and General Kura Functions</text:p>
          </table:table-cell>
          <table:table-cell table:style-name="ce139"/>
          <table:table-cell table:style-name="ce197"/>
          <table:table-cell table:style-name="ce145" table:number-columns-repeated="4"/>
          <table:table-cell table:style-name="ce220" table:number-columns-repeated="20"/>
          <table:table-cell table:style-name="ce214" table:number-columns-repeated="996"/>
        </table:table-row>
        <table:table-row table:style-name="ro19">
          <table:table-cell table:style-name="ce27" office:value-type="string" calcext:value-type="string">
            <text:p>DEN-001</text:p>
          </table:table-cell>
          <table:table-cell table:style-name="ce136" office:value-type="string" calcext:value-type="string">
            <text:p>Power on a device loaded with last Kura release. Start Chrome browser (note the version used) in "incognito mode" and try to connect to Kura Admin web page.</text:p>
          </table:table-cell>
          <table:table-cell table:style-name="ce136" office:value-type="string" calcext:value-type="string">
            <text:p>Connect laptop directly configured for DHCP. Wait for 172.16.0.0/24 address.</text:p>
            <text:p>Connect to http://172.16.0.1/</text:p>
          </table:table-cell>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27" office:value-type="string" calcext:value-type="string">
            <text:p>DEN-002</text:p>
          </table:table-cell>
          <table:table-cell table:style-name="ce140" office:value-type="string" calcext:value-type="string">
            <text:p>Verify that the web page opens a login window with username/password = admin/admin</text:p>
          </table:table-cell>
          <table:table-cell table:style-name="ce136" office:value-type="string" calcext:value-type="string">
            <text:p>Note: basic authentication, so the prompts may differ.</text:p>
          </table:table-cell>
          <table:table-cell table:style-name="ce200"/>
          <table:table-cell table:style-name="ce145" table:number-columns-repeated="4"/>
          <table:table-cell table:style-name="ce215" table:number-columns-repeated="20"/>
          <table:table-cell table:number-columns-repeated="996"/>
        </table:table-row>
        <table:table-row table:style-name="ro20">
          <table:table-cell table:style-name="ce27" office:value-type="string" calcext:value-type="string">
            <text:p>DEN-003</text:p>
          </table:table-cell>
          <table:table-cell table:style-name="ce136"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8">
          <table:table-cell table:style-name="ce27" office:value-type="string" calcext:value-type="string">
            <text:p>DEN-004</text:p>
          </table:table-cell>
          <table:table-cell table:style-name="ce136"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27" office:value-type="string" calcext:value-type="string">
            <text:p>DEN-005</text:p>
          </table:table-cell>
          <table:table-cell table:style-name="ce136" office:value-type="string" calcext:value-type="string">
            <text:p>Select several of the tabs, to make sure they display.</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27" office:value-type="string" calcext:value-type="string">
            <text:p>DEN-006</text:p>
          </table:table-cell>
          <table:table-cell table:style-name="ce136" office:value-type="string" calcext:value-type="string">
            <text:p>Repeat the above steps with Internet Explorer (note the version used; Windows only)</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27" office:value-type="string" calcext:value-type="string">
            <text:p>DEN-007</text:p>
          </table:table-cell>
          <table:table-cell table:style-name="ce136" office:value-type="string" calcext:value-type="string">
            <text:p>Repeat the above steps with Mozilla Firefox (note the version used)</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28" office:value-type="string" calcext:value-type="string">
            <text:p>DEN-008</text:p>
          </table:table-cell>
          <table:table-cell table:style-name="ce138" office:value-type="string" calcext:value-type="string">
            <text:p>Logout</text:p>
          </table:table-cell>
          <table:table-cell table:style-name="ce138"/>
          <table:table-cell table:style-name="ce199"/>
          <table:table-cell table:style-name="ce100"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7"/>
          <table:table-cell table:style-name="ce136" table:number-columns-repeated="2"/>
          <table:table-cell table:style-name="ce197"/>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7"/>
          <table:table-cell table:style-name="ce139" office:value-type="string" calcext:value-type="string">
            <text:p>Ethernet</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number-columns-repeated="996"/>
        </table:table-row>
        <table:table-row table:style-name="ro21">
          <table:table-cell table:style-name="ce27" office:value-type="string" calcext:value-type="string">
            <text:p>NET-ETH0-001</text:p>
          </table:table-cell>
          <table:table-cell table:style-name="ce136"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5"> port 80 with your browser</text:span></text:p>
            <text:p><text:span text:style-name="T5">Check that the settings are still those that were set before.</text:span></text:p>
          </table:table-cell>
          <table:table-cell table:style-name="ce136" office:value-type="string" calcext:value-type="string">
            <text:p>In case of problems with the existing network DHCP server, disable DHCP &amp; NAT.</text:p>
            <text:p/>
            <text:p>Try a non-trivial subnet(s) as well e.g. /16 or something even more complex.</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NET-ETH0-002</text:p>
          </table:table-cell>
          <table:table-cell table:style-name="ce140" office:value-type="string" calcext:value-type="string">
            <text:p>Open an ssh console and check settings to make sure they are correct: </text:p>
            <text:p>ifconfig should show eth0 with correct ip address and subnet.</text:p>
            <text:p/>
            <text:p>Ping an IP on your network and google.com. The latter should not be accessible.</text:p>
          </table:table-cell>
          <table:table-cell table:style-name="ce136" office:value-type="string" calcext:value-type="string">
            <text:p>Run the test through the control network.</text:p>
            <text:p>ifconfig</text:p>
            <text:p>or</text:p>
            <text:p>ifconfig eth0</text:p>
            <text:p>or</text:p>
            <text:p>ip addr</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NET-ETH0-003</text:p>
          </table:table-cell>
          <table:table-cell table:style-name="ce136" office:value-type="string" calcext:value-type="string">
            <text:p>Disable all interfaces except eth0 (and lo).</text:p>
            <text:p>Modify eth0 status to "Enabled for WAN"</text:p>
            <text:p>     Gateway: [appropriate_gateway_for_your_network]</text:p>
            <text:p>     DNS Servers: [appropriate]</text:p>
            <text:p/>
            <text:p>Ping an IP on your network, external IP and google.com. All should work.</text:p>
          </table:table-cell>
          <table:table-cell table:style-name="ce136" office:value-type="string" calcext:value-type="string">
            <text:p><text:span text:style-name="T24">Check route:</text:span></text:p>
            <text:p><text:span text:style-name="T24">route -n</text:span></text:p>
            <text:p><text:span text:style-name="T24">Check DNS:</text:span></text:p>
            <text:p><text:span text:style-name="T26">cat /etc/resolv.conf</text:span></text:p>
            <text:p><text:span text:style-name="T26">ping google.com</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NET-ETH0-006</text:p>
          </table:table-cell>
          <table:table-cell table:style-name="ce136" office:value-type="string" calcext:value-type="string">
            <text:p>Reconfigure Subnet Mask and DNS servers to something different (non-trivial, but still appropriate for you network) without rebooting. Check the ifconfig and route to make sure it changes correctly. Verify changes in /etc/resolv.conf.</text:p>
            <text:p>Ping google.com.</text:p>
          </table:table-cell>
          <table:table-cell table:style-name="ce136" office:value-type="string" calcext:value-type="string">
            <text:p>route</text:p>
            <text:p>and/or</text:p>
            <text:p>ip route</text:p>
            <text:p>cat /etc/resolv.conf</text:p>
          </table:table-cell>
          <table:table-cell table:style-name="ce200"/>
          <table:table-cell table:style-name="ce145" table:number-columns-repeated="4"/>
          <table:table-cell table:style-name="ce230"/>
          <table:table-cell table:style-name="ce76"/>
          <table:table-cell table:style-name="ce230"/>
          <table:table-cell table:style-name="ce76" table:number-columns-repeated="17"/>
          <table:table-cell table:style-name="ce195"/>
          <table:table-cell table:number-columns-repeated="995"/>
        </table:table-row>
        <table:table-row table:style-name="ro20">
          <table:table-cell table:style-name="ce29" office:value-type="string" calcext:value-type="string">
            <text:p>NET-ETH0-007</text:p>
          </table:table-cell>
          <table:table-cell table:style-name="ce136" office:value-type="string" calcext:value-type="string">
            <text:p>Remove Ethernet cable and reboot, with serial or VGA/HDMI console connected. Check ifconfig and route.</text:p>
            <text:p>Then connect cable to eth0. Verify that the interface comes up with the fixed IP address, and is able to ping the network (some external IP and google.com).</text:p>
          </table:table-cell>
          <table:table-cell table:style-name="ce136" office:value-type="string" calcext:value-type="string">
            <text:p>It may take ~1 min for /etc/resolv.conf to be updated</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9" office:value-type="string" calcext:value-type="string">
            <text:p>NET-ETH0-008</text:p>
          </table:table-cell>
          <table:table-cell table:style-name="ce136" office:value-type="string" calcext:value-type="string">
            <text:p>Cleanup the custom settings from before: DNS, gateway, etc.</text:p>
            <text:p>Reconfigure eth0 to use DHCP Client. Use console to determine eth0 address after reconfiguration.</text:p>
            <text:p>Repeat ifconfig, route, /etc/resolv.conf, ssh login, and ping tests. Verify that the values in Web UI are appropriate (IP, subnet mask, gateway, DN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7" office:value-type="string" calcext:value-type="string">
            <text:p>NET-ETH0-009</text:p>
          </table:table-cell>
          <table:table-cell table:style-name="ce136" office:value-type="string" calcext:value-type="string">
            <text:p>Remove Ethernet cable and reboot. Check ifconfig – there should be no addres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27" office:value-type="string" calcext:value-type="string">
            <text:p>NET-ETH0-010</text:p>
          </table:table-cell>
          <table:table-cell table:style-name="ce136"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2">
          <table:table-cell table:style-name="ce27" office:value-type="string" calcext:value-type="string">
            <text:p>NET-ETH0-011</text:p>
          </table:table-cell>
          <table:table-cell table:style-name="ce136"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and that the firewall has been set appropriately, and that bind (named) is running</text:p>
          </table:table-cell>
          <table:table-cell table:style-name="ce136" office:value-type="string" calcext:value-type="string">
            <text:p>Note: the change may take up to 1 minute to be applied</text:p>
            <text:p/>
            <text:p>ps aux | grep dhcpd</text:p>
            <text:p>ps aux | grep named</text:p>
            <text:p>iptables -L -n</text:p>
            <text:p>cat /etc/dhcpd-eth0.conf</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7" office:value-type="string" calcext:value-type="string">
            <text:p>NET-ETH0-012</text:p>
          </table:table-cell>
          <table:table-cell table:style-name="ce136" office:value-type="string" calcext:value-type="string">
            <text:p>Disconnect from network, reboot and connect a laptop to device's ethernet port 0. Disconnect the laptop from any other network, and make sure its Ethernet is set to obtain an address automatically.</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7" office:value-type="string" calcext:value-type="string">
            <text:p>NET-ETH0-013</text:p>
          </table:table-cell>
          <table:table-cell table:style-name="ce136"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142" office:value-type="string" calcext:value-type="string">
            <text:p>On the Mac the lease time is the value of the key LeaseLength in the lease file under <text:span text:style-name="T27">/var/db/dhcpclient/leases/.</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7" office:value-type="string" calcext:value-type="string">
            <text:p>NET-ETH0-014</text:p>
          </table:table-cell>
          <table:table-cell table:style-name="ce136"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7" office:value-type="string" calcext:value-type="string">
            <text:p>NET-ETH0-017</text:p>
          </table:table-cell>
          <table:table-cell table:style-name="ce136" office:value-type="string" calcext:value-type="string">
            <text:p>Confirm that IPv6 is disabled for wired network interfaces (eth0, eth1 if available). Execute ifconfig eth0 and inspect the ouptut.</text:p>
          </table:table-cell>
          <table:table-cell table:style-name="ce241" office:value-type="string" calcext:value-type="string">
            <text:p>line that displays IPv6 address must not be present, e.g.:</text:p>
            <text:p>inet6 addr: fe80::2677:3ff:fe52:639c/64 Scope:Link</text:p>
            <text:p/>
            <text:p><text:span text:style-name="T26">ip -6 addr</text:span></text:p>
            <text:p><text:span text:style-name="T26">prints no outpu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ETH0-018</text:p>
          </table:table-cell>
          <table:table-cell table:style-name="ce136" office:value-type="string" calcext:value-type="string">
            <text:p>Set interface as WAN/Dhcp and switch to LAN/Dhcp. Verify that gateway route is removed. Switch back and verify that gateway route is reinstalled.</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ETH0-019</text:p>
          </table:table-cell>
          <table:table-cell table:style-name="ce136" office:value-type="string" calcext:value-type="string">
            <text:p>Set interface as WAN/Dhcp and switch to LAN/StaticIP. Verify that gateway route is removed. Switch back and verify that gateway route is reinstalled.</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ETH0-020</text:p>
          </table:table-cell>
          <table:table-cell table:style-name="ce136" office:value-type="string" calcext:value-type="string">
            <text:p>Set interface as WAN/StaticIP and switch to LAN/StaticIP. Verify that gateway route is removed. Switch back and verify that gateway route is reinstalled.</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ETH0-021</text:p>
          </table:table-cell>
          <table:table-cell table:style-name="ce136" office:value-type="string" calcext:value-type="string">
            <text:p>Set interface as WAN/StaticIP and switch to LAN/Dhcp. Verify that gateway route is removed. Switch back and verify that gateway route is reinstalled.</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9" office:value-type="string" calcext:value-type="string">
            <text:p>NET-ETH0-023</text:p>
          </table:table-cell>
          <table:table-cell table:style-name="ce136" office:value-type="string" calcext:value-type="string">
            <text:p><text:span text:style-name="T6">Set interface as Not Managed and apply. Verify that the interface settings in /</text:span><text:span text:style-name="T7">etc</text:span><text:span text:style-name="T8">/network/interfaces remained and didn’t change from before. The interface is still up and running.</text:span></text:p>
            <text:p><text:span text:style-name="T8">The situation should stay the same even after reboot.</text:span></text:p>
            <text:p><text:span text:style-name="T8">Revert to DHCP client to verify it still works.</text:span></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NET-ETH0-024</text:p>
          </table:table-cell>
          <table:table-cell table:style-name="ce136" office:value-type="string" calcext:value-type="string">
            <text:p>L2-only: TODO</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Wifi</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3">
          <table:table-cell table:style-name="ce29" office:value-type="string" calcext:value-type="string">
            <text:p>NET-WIFI-001</text:p>
          </table:table-cell>
          <table:table-cell table:style-name="ce140"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text:p>
            <text:p>Perform ifconfig, route, /etc/resolv.conf tests. Verify that the values in Web UI are still appropriate (IP, subnet mask, gateway, DNS).</text:p>
          </table:table-cell>
          <table:table-cell table:style-name="ce136" office:value-type="string" calcext:value-type="string">
            <text:p><text:span text:style-name="T28">ip addr</text:span></text:p>
            <text:p><text:span text:style-name="T28">ps -ef | grep hostapd | grep wlan0</text:span></text:p>
            <text:p><text:span text:style-name="T29">ps -ef | grep dhcpd | grep wlan0</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NET-WIFI-002</text:p>
          </table:table-cell>
          <table:table-cell table:style-name="ce141" office:value-type="string" calcext:value-type="string">
            <text:p>Try to get an IP address from a laptop connecting to the WiFi SSID kura_gateway and verify Kura Admin web page can be opened on 172.16.1.1.</text:p>
            <text:p>Ping internal and external IP from laptop.</text:p>
          </table:table-cell>
          <table:table-cell table:style-name="ce24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29" office:value-type="string" calcext:value-type="string">
            <text:p>NET-WIFI-003</text:p>
          </table:table-cell>
          <table:table-cell table:style-name="ce142" office:value-type="string" calcext:value-type="string">
            <text:p>Disable the interface enabled for WAN (if any).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text:p>
            <text:p>Perform ifconfig, route, /etc/resolv.conf, ssh login, and ping tests. Verify that the values in Web UI are still appropriate (IP, subnet mask, gateway, DNS).</text:p>
          </table:table-cell>
          <table:table-cell table:style-name="ce136" office:value-type="string" calcext:value-type="string">
            <text:p>Note: eth0 may take ~30 s to be disabled.</text:p>
            <text:p/>
            <text:p>Note: in Station Mode only one mode is available and preselected: all modulations.</text:p>
            <text:p/>
            <text:p><text:span text:style-name="T26">iw dev wlan0 link</text:span></text:p>
            <text:p><text:span text:style-name="T26">ip addr</text:span></text:p>
            <text:p><text:span text:style-name="T26">ip route</text:span></text:p>
            <text:p><text:span text:style-name="T26">ps -ef | grep wpa_supplicant | grep wlan0</text:span></text:p>
            <text:p><text:span text:style-name="T26">ps -ef | grep dhclient | grep wlan0</text:span></text:p>
            <text:p><text:span text:style-name="T26">ping google.com</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006</text:p>
          </table:table-cell>
          <table:table-cell table:style-name="ce136" office:value-type="string" calcext:value-type="string">
            <text:p>Reboot the gateway and r<text:span text:style-name="T9">epeat ifconfig, route, /etc/resolv.conf, ssh login, and ping tests. Verify that the values in Web UI are still appropriate.</text:spa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NET-WIFI-007</text:p>
          </table:table-cell>
          <table:table-cell table:style-name="ce136" office:value-type="string" calcext:value-type="string">
            <text:p>Confirm that IPv6 is disabled for wireless network interfaces (wlan0, wlan1 if available).</text:p>
          </table:table-cell>
          <table:table-cell table:style-name="ce241" office:value-type="string" calcext:value-type="string">
            <text:p>line that displays IPv6 address must not be present, e.g.:</text:p>
            <text:p>inet6 addr: fe80::2677:3ff:fe52:639c/64 Scope:Link</text:p>
            <text:p/>
            <text:p><text:span text:style-name="T29">Ip -6 addr</text:span></text:p>
            <text:p><text:span text:style-name="T29">prints no outpu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9" office:value-type="string" calcext:value-type="string">
            <text:p>NET-WIFI-008</text:p>
            <text:p/>
            <text:p>(out of range)</text:p>
          </table:table-cell>
          <table:table-cell table:style-name="ce136" office:value-type="string" calcext:value-type="string">
            <text:p>Leave the setup as is – station mode.</text:p>
            <text:p>Move device out of WiFi AP range. Verify it doesn’t connect to another network.</text:p>
            <text:p>Move device back into AP range. Verify it reconnects and has access to (external) network.</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NET-WIFI-009</text:p>
            <text:p/>
            <text:p>(out of order)</text:p>
          </table:table-cell>
          <table:table-cell table:style-name="ce136" office:value-type="string" calcext:value-type="string">
            <text:p>Disable WiFi on AP.<text:span text:style-name="T6"> Verify Kura doesn’t connect to another network.</text:span></text:p>
            <text:p><text:span text:style-name="T6">Re-enable WiFi on AP. Verify device reconnects and has access to (external) network.</text:span></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Wifi security – client</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4">
          <table:table-cell table:style-name="ce30"/>
          <table:table-cell table:style-name="ce136" office:value-type="string" calcext:value-type="string">
            <text:p>Precondition</text:p>
            <text:p>Network interfaces other than wlan0 are disabled or enabled for LAN.</text:p>
            <text:p/>
            <text:p>WPA and WPA2 combinations without cipers don’t really make sense to test.</text:p>
            <text:p/>
            <text:p>For all tests configure wlan0:</text:p>
            <text:p>Status: Enabled for WAN</text:p>
            <text:p>Configure: Using DHCP</text:p>
            <text:p>Wireless Mode: Station Mode</text:p>
            <text:p>Wireless Security: test-specific, see below</text:p>
            <text:p>Pairwise Ciphers, Group Ciphers: test-specific, see below</text:p>
            <text:p/>
            <text:p>Configure AP appropriately.</text:p>
            <text:p/>
            <text:p>Verify that Kura connected to AP, got an address from the expected range and can ping google.com. Also verify the values in Web UI.</text:p>
          </table:table-cell>
          <table:table-cell table:style-name="ce241" office:value-type="string" calcext:value-type="string">
            <text:p>Meant primarily for automated testing.</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1</text:p>
            <text:p>No security</text:p>
          </table:table-cell>
          <table:table-cell table:style-name="ce136" office:value-type="string" calcext:value-type="string">
            <text:p>None/(N/A)</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2</text:p>
            <text:p>WEP open</text:p>
          </table:table-cell>
          <table:table-cell table:style-name="ce136" office:value-type="string" calcext:value-type="string">
            <text:p>Wep/(N/A)</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3</text:p>
            <text:p>WEP shared</text:p>
          </table:table-cell>
          <table:table-cell table:style-name="ce136" office:value-type="string" calcext:value-type="string">
            <text:p>Wep/(N/A)</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4</text:p>
            <text:p>WPA PSK CCMP</text:p>
          </table:table-cell>
          <table:table-cell table:style-name="ce136" office:value-type="string" calcext:value-type="string">
            <text:p>WPA/CCMP/CCM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5</text:p>
            <text:p>WPA PSK TKIP</text:p>
          </table:table-cell>
          <table:table-cell table:style-name="ce136" office:value-type="string" calcext:value-type="string">
            <text:p>WPA/TKIP/TKI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6</text:p>
            <text:p>WPA PSK CCMP/TKIP</text:p>
          </table:table-cell>
          <table:table-cell table:style-name="ce136" office:value-type="string" calcext:value-type="string">
            <text:p>WPA/CCMP and TKIP/CCMP and TKI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7</text:p>
            <text:p>WPA2 PSK CCMP</text:p>
          </table:table-cell>
          <table:table-cell table:style-name="ce136" office:value-type="string" calcext:value-type="string">
            <text:p>WPA2/CCMP/CCM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8</text:p>
            <text:p>WPA2 PSK TKIP</text:p>
          </table:table-cell>
          <table:table-cell table:style-name="ce136" office:value-type="string" calcext:value-type="string">
            <text:p>WPA2/TKIP/TKI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09</text:p>
            <text:p>WPA2 PSK CCMP/TKIP</text:p>
          </table:table-cell>
          <table:table-cell table:style-name="ce136" office:value-type="string" calcext:value-type="string">
            <text:p>WPA2/CCMP and TKIP/CCMP and TKI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10</text:p>
            <text:p>WPA2 PSK CCMP</text:p>
          </table:table-cell>
          <table:table-cell table:style-name="ce136" office:value-type="string" calcext:value-type="string">
            <text:p>WPA/WPA2 /CCMP/CCM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WIFI-SEC-011</text:p>
            <text:p>WPA2 PSK TKIP</text:p>
          </table:table-cell>
          <table:table-cell table:style-name="ce136" office:value-type="string" calcext:value-type="string">
            <text:p>WPA/WPA2 /TKIP/TKIP</text:p>
          </table:table-cell>
          <table:table-cell table:style-name="ce241"/>
          <table:table-cell table:style-name="ce201"/>
          <table:table-cell table:style-name="ce106" table:number-columns-repeated="4"/>
          <table:table-cell table:style-name="ce219"/>
          <table:table-cell table:style-name="ce221" table:number-columns-repeated="19"/>
          <table:table-cell table:style-name="ce49" table:number-columns-repeated="996"/>
        </table:table-row>
        <table:table-row table:style-name="ro13">
          <table:table-cell table:style-name="ce29" office:value-type="string" calcext:value-type="string">
            <text:p>NET-WIFI-SEC-012</text:p>
            <text:p>WPA2 PSK CCMP/TKIP</text:p>
          </table:table-cell>
          <table:table-cell table:style-name="ce136" office:value-type="string" calcext:value-type="string">
            <text:p>WPA/WPA2 /CCMP and TKIP/CCMP and TKIP</text:p>
          </table:table-cell>
          <table:table-cell table:style-name="ce24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31"/>
          <table:table-cell table:style-name="ce158"/>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9" office:value-type="string" calcext:value-type="string">
            <text:p>Firewal: Open Ports</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5">
          <table:table-cell table:style-name="ce29"/>
          <table:table-cell table:style-name="ce136" office:value-type="string" calcext:value-type="string">
            <text:p><text:span text:style-name="T10">Precondition: wlan0 is enabled and configured for lan as in NET-WIFI-001</text:span></text:p>
            <text:p/>
            <text:p><text:span text:style-name="T10">Verify that the INPUT and FORWARD policies are set to DROP in iptables (Kura sets these policies).</text:span></text:p>
            <text:p/>
            <text:p><text:span text:style-name="T11">Execution instructions:</text:span></text:p>
            <text:p><text:span text:style-name="T10">- Try connections to the open ports through all available interfaces, not just e.g. eth0.</text:span></text:p>
            <text:p><text:span text:style-name="T10">- All FW tests: verify that configuration in the Web UI is displayed properly and that iptables shows the expected configuration.</text:span></text:p>
            <text:p><text:span text:style-name="T10">- After at least a few tests also try a reboot and check that the values remained in both Kura and system.</text:span></text:p>
          </table:table-cell>
          <table:table-cell table:style-name="ce136" office:value-type="string" calcext:value-type="string">
            <text:p>iptables -L -n</text:p>
            <text:p/>
            <text:p>If that proves policies not to be DROP, run</text:p>
            <text:p>iptables --policy INPUT DROP</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6">
          <table:table-cell table:style-name="ce29" office:value-type="string" calcext:value-type="string">
            <text:p>NET-FW-001</text:p>
          </table:table-cell>
          <table:table-cell table:style-name="ce136"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ext:p/>
            <text:p>Try also some port that is not listed in the table.</text:p>
          </table:table-cell>
          <table:table-cell table:style-name="ce136" office:value-type="string" calcext:value-type="string">
            <text:p>It is better to use</text:p>
            <text:p>nc -lk 5400</text:p>
            <text:p>so that nc keeps on listening for more connections.</text:p>
            <text:p/>
            <text:p><text:span text:style-name="T5">BBB requires use of -p option:</text:span></text:p>
            <text:p><text:span text:style-name="T5">nc -l -p 5400</text:span></text:p>
            <text:p/>
            <text:p><text:span text:style-name="T5">On the connecting host, set a connect timeout</text:span></text:p>
            <text:p><text:span text:style-name="T30">nc -G 5 &lt;host&gt; &lt;port&gt;</text:span></text:p>
            <text:p/>
            <text:p><text:span text:style-name="T5">Alternative server:</text:span></text:p>
            <text:p><text:span text:style-name="T5">socat TCP-LISTEN:5400 STDOUT</text:span></text:p>
            <text:p/>
            <text:p><text:span text:style-name="T5">On RPi:</text:span></text:p>
            <text:p><text:span text:style-name="T5">iptables -L</text:span></text:p>
            <text:p/>
            <text:p><text:span text:style-name="T5">Connecting host can also use telnet:</text:span></text:p>
            <text:p><text:span text:style-name="T5">telnet &lt;host&gt; &lt;port&g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NET-FW-002</text:p>
          </table:table-cell>
          <table:table-cell table:style-name="ce136" office:value-type="string" calcext:value-type="string">
            <text:p>Remove entry created in the previous step and verify that unit no longer allows connections to port 5400.</text:p>
          </table:table-cell>
          <table:table-cell table:style-name="ce136"/>
          <table:table-cell table:style-name="ce200"/>
          <table:table-cell table:style-name="ce212"/>
          <table:table-cell table:style-name="ce145" table:number-columns-repeated="3"/>
          <table:table-cell table:style-name="ce219"/>
          <table:table-cell table:style-name="ce221" table:number-columns-repeated="19"/>
          <table:table-cell table:style-name="ce49"/>
          <table:table-cell table:number-columns-repeated="995"/>
        </table:table-row>
        <table:table-row table:style-name="ro2">
          <table:table-cell table:style-name="ce32" office:value-type="string" calcext:value-type="string">
            <text:p>NET-FW-002.5</text:p>
          </table:table-cell>
          <table:table-cell table:style-name="ce159" office:value-type="string" calcext:value-type="string">
            <text:p>Test port range the same way as before (NET-FW-001): 5400:5402.</text:p>
          </table:table-cell>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NET-FW-003</text:p>
          </table:table-cell>
          <table:table-cell table:style-name="ce136" office:value-type="string" calcext:value-type="string">
            <text:p>Repeat step NET-FW-001 but this time specify permitted network (e.g. 172.16.1.0/24). Using nc, verify that connection to port 5400 is allowed only if originated from the host on 172.16.1.0/24 network i.e. connect from that network and attempt a connection from a different on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NET-FW-004</text:p>
          </table:table-cell>
          <table:table-cell table:style-name="ce136" office:value-type="string" calcext:value-type="string">
            <text:p>Edit the 'port 5400' entry to allow connection based on permitted interface (eth0) instead of network. Verify that only packets arrived on this interface are allowed. Verify that a connection originating on a different interface is dropp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NET-FW-005</text:p>
          </table:table-cell>
          <table:table-cell table:style-name="ce136"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NET-FW-006</text:p>
          </table:table-cell>
          <table:table-cell table:style-name="ce136" office:value-type="string" calcext:value-type="string">
            <text:p>Edit the same open port entry as follows: specify port (e.g. 5400), protocol (tcp), permitted network (172.16.1.0/24), and permitted MAC address. Verify that connections are allowed only from specific host on specific network. Verify also that some other MAC address is not allow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NET-FW-007</text:p>
          </table:table-cell>
          <table:table-cell table:style-name="ce136" office:value-type="string" calcext:value-type="string">
            <text:p>Edit the same open port entry as follows: specify port (e.g. 5400), protocol (tcp), and source port range (e.g. 10100:10200). Verify that connection allowed only if source port is within specified range (try port inside and outside the range).</text:p>
            <text:p>On gateway: nc -l 5400</text:p>
            <text:p>On connecting host: nc -p 10101 &lt;gateway IP&gt; 540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9" office:value-type="string" calcext:value-type="string">
            <text:p>Firewal: Port Forwarding</text:p>
          </table:table-cell>
          <table:table-cell table:style-name="ce1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7">
          <table:table-cell table:style-name="ce29" office:value-type="string" calcext:value-type="string">
            <text:p>NET-FW-008.Kura</text:p>
          </table:table-cell>
          <table:table-cell table:style-name="ce136" office:value-type="string" calcext:value-type="string">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text:p>
            <text:p/>
            <text:p>Verify that the GW’s iptables returns the expected result.</text:p>
            <text:p/>
            <text:p>Configure gateway as follows:</text:p>
            <text:p>eth0 - LAN/Static/No NAT/172.16.0.1/24</text:p>
            <text:p>wlan0 - WAN/Using DHCP (let's assume the 10.11.5.4/16 address was assigned)</text:p>
            <text:p>Setup a host (172.16.0.5/24) on the LAN side of the gateway. Make sure no default gateway route is set on this host.</text:p>
            <text:p/>
            <text:p>Using nc verify that connection can be established:</text:p>
            <text:p>On destination host: nc -l 4050</text:p>
            <text:p>On connecting host: nc 10.11.5.4 3040</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8">
          <table:table-cell table:style-name="ce29" office:value-type="string" calcext:value-type="string">
            <text:p>NET-FW-009</text:p>
          </table:table-cell>
          <table:table-cell table:style-name="ce136"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i.e. check that at least one other host doesn’t work.</text:p>
            <text:p>This means that either two connecting hosts are needed or the connecting host must be assigned an IP manually twice or the firewall entry must be edited twice.</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29" office:value-type="string" calcext:value-type="string">
            <text:p>NET-FW-010</text:p>
          </table:table-cell>
          <table:table-cell table:style-name="ce136" office:value-type="string" calcext:value-type="string">
            <text:p>Modify port forwarding entry by removing permitted host and specifying MAC address. Verify that connection is allowed only if it originated from the specified host i.e. test that this MAC works and at least one other doesn’t.</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8">
          <table:table-cell table:style-name="ce29" office:value-type="string" calcext:value-type="string">
            <text:p>NET-FW-011</text:p>
          </table:table-cell>
          <table:table-cell table:style-name="ce136" office:value-type="string" calcext:value-type="string">
            <text:p>Modify port forwarding entry by removing the MAC and specifying source port range (i.e. 10100:10200). Verify that connection is allowed only if source port falls in the range specified.</text:p>
            <text:p>On destination host: nc -l 4050</text:p>
            <text:p>On connecting host: nc -p 10101 10.11.5.4 3040</text:p>
            <text:p/>
            <text:p><text:span text:style-name="T12">Also test with some other port e.g. 11000: nc -p 10101 10.11.5.4 3040</text:span></text:p>
            <text:p><text:span text:style-name="T13">This should not work.</text:span></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9" office:value-type="string" calcext:value-type="string">
            <text:p>Firewal: IP Forwarding/Masquerading</text:p>
          </table:table-cell>
          <table:table-cell table:style-name="ce1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9">
          <table:table-cell table:style-name="ce29" office:value-type="string" calcext:value-type="string">
            <text:p>NET-FW-014.Kura</text:p>
          </table:table-cell>
          <table:table-cell table:style-name="ce136"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136" office:value-type="string" calcext:value-type="string">
            <text:p>Server/destination on e.g. 172.16.0.5:</text:p>
            <text:p>nc -l 5400</text:p>
            <text:p/>
            <text:p>Client/source on 10.11.5.x:</text:p>
            <text:p>nc 172.16.0.5 5400</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9" office:value-type="string" calcext:value-type="string">
            <text:p>Cloud Services</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30">
          <table:table-cell table:style-name="ce33"/>
          <table:table-cell table:style-name="ce160" office:value-type="string" calcext:value-type="string">
            <text:p>Execute the following tests for all available network interfaces while Enabled for WAN.</text:p>
            <text:p><text:span text:style-name="T14">The best option is to have the network interfaces configured as DHCP at the time these tests are ran.</text:span></text:p>
            <text:p><text:span text:style-name="T14">Allow the option to test both automatic and manual reconnection.</text:span></text:p>
          </table:table-cell>
          <table:table-cell table:style-name="ce2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0">
          <table:table-cell table:style-name="ce50" office:value-type="string" calcext:value-type="string">
            <text:p>CLS-BR-001</text:p>
          </table:table-cell>
          <table:table-cell table:style-name="ce161" office:value-type="string" calcext:value-type="string">
            <text:p><text:span text:style-name="T15">Navigate to System-&gt;Cloud Services and:</text:span></text:p>
            <text:p><text:span text:style-name="T15">Configure MqttDataTransport to connect to mqtt://iot.eclipse.org:1883/ broker (broker-url).</text:span></text:p>
            <text:p><text:span text:style-name="T15">Configure DataService to enable connect.auto-on-startup</text:span></text:p>
            <text:p><text:span text:style-name="T15">Check in the kura.log file that the gateway connects correctly.</text:span></text:p>
          </table:table-cell>
          <table:table-cell table:style-name="ce2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6">
          <table:table-cell table:style-name="ce50" office:value-type="string" calcext:value-type="string">
            <text:p>CLS-BR-002</text:p>
          </table:table-cell>
          <table:table-cell table:style-name="ce162" office:value-type="string" calcext:value-type="string">
            <text:p>Modify MqttDataTransport configuration to connect to Eclipse broker using SSL: mqtts://iot.eclipse.org:8883/. Verify the gateway reconnects to the broker.</text:p>
          </table:table-cell>
          <table:table-cell table:style-name="ce163"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0">
          <table:table-cell table:style-name="ce50" office:value-type="string" calcext:value-type="string">
            <text:p>CLS-BR-003</text:p>
          </table:table-cell>
          <table:table-cell table:style-name="ce161" office:value-type="string" calcext:value-type="string">
            <text:p><text:span text:style-name="T15">Navigate to System-&gt;Cloud Services and:</text:span></text:p>
            <text:p><text:span text:style-name="T15">Configure MqttDataTransport to connect to mqtt://broker-sandbox.everyware-cloud.com:1883/ broker (broker-url).</text:span></text:p>
            <text:p><text:span text:style-name="T15">Configure DataService to enable connect.auto-on-startup</text:span></text:p>
            <text:p><text:span text:style-name="T15">Check in the kura.log file and EC that the gateway connects correctly.</text:span></text:p>
          </table:table-cell>
          <table:table-cell table:style-name="ce163"/>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31">
          <table:table-cell table:style-name="ce50" office:value-type="string" calcext:value-type="string">
            <text:p>CLS-BR-004</text:p>
          </table:table-cell>
          <table:table-cell table:style-name="ce162" office:value-type="string" calcext:value-type="string">
            <text:p>Modify MqttDataTransport configuration to connect using SSL: mqtts://broker-sandbox.everyware-cloud.com:8883/. Verify the gateway reconnects to the broker.</text:p>
          </table:table-cell>
          <table:table-cell table:style-name="ce163" office:value-type="string" calcext:value-type="string">
            <text:p>openssl s_client -connect broker-sandbox.everyware-cloud.com:8883 &lt; /dev/null</text:p>
            <text:p/>
            <text:p><text:span text:style-name="T6">paste part between -----BEGIN CERTIFICATE----- and -----END CERTIFICATE----- (inclusive) into broker-sandbox.cert</text:span></text:p>
            <text:p/>
            <text:p>sudo keytool -trustcacerts -keystore $JAVA_HOME/jre/lib/security/cacerts -storepass changeit -noprompt -importcert -alias broker-sandbox.everyware-cloud.com -file broker-sandbox.cert</text:p>
            <text:p/>
            <text:p>reboot</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0" office:value-type="string" calcext:value-type="string">
            <text:p>CLS-BR-005</text:p>
          </table:table-cell>
          <table:table-cell table:style-name="ce162" office:value-type="string" calcext:value-type="string">
            <text:p>Power cycle the gateway and check it reconnects to the broker.</text:p>
          </table:table-cell>
          <table:table-cell table:style-name="ce2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50" office:value-type="string" calcext:value-type="string">
            <text:p>CLS-BR-006</text:p>
          </table:table-cell>
          <table:table-cell table:style-name="ce162" office:value-type="string" calcext:value-type="string">
            <text:p>Modify MqttDataTransport configuration to connect using websocket: ws://broker-sandbox.everyware-cloud.com:8080/. Verify the gateway reconnects to the broker.</text:p>
          </table:table-cell>
          <table:table-cell table:style-name="ce2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50" office:value-type="string" calcext:value-type="string">
            <text:p>CLS-BR-007</text:p>
          </table:table-cell>
          <table:table-cell table:style-name="ce162" office:value-type="string" calcext:value-type="string">
            <text:p>Modify MqttDataTransport configuration to connect using websocket over SSL: wss://broker-sandbox.everyware-cloud.com:443/. Verify the gateway reconnects to the broker.</text:p>
          </table:table-cell>
          <table:table-cell table:style-name="ce239"/>
          <table:table-cell table:style-name="ce202"/>
          <table:table-cell table:style-name="ce114" table:number-columns-repeated="3"/>
          <table:table-cell table:style-name="ce106"/>
          <table:table-cell table:style-name="ce221" table:number-columns-repeated="20"/>
          <table:table-cell table:style-name="ce49" table:number-columns-repeated="996"/>
        </table:table-row>
        <table:table-row table:style-name="ro2">
          <table:table-cell table:style-name="ce50"/>
          <table:table-cell table:style-name="ce163"/>
          <table:table-cell table:style-name="ce243"/>
          <table:table-cell table:style-name="ce200"/>
          <table:table-cell table:style-name="ce106" table:number-columns-repeated="4"/>
          <table:table-cell table:style-name="ce215" table:number-columns-repeated="20"/>
          <table:table-cell table:number-columns-repeated="996"/>
        </table:table-row>
        <table:table-row table:style-name="ro2">
          <table:table-cell table:style-name="ce29"/>
          <table:table-cell table:style-name="ce139" office:value-type="string" calcext:value-type="string">
            <text:p>Kura web UI Package Deployment</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29" office:value-type="string" calcext:value-type="string">
            <text:p>DEN-DEPLOY-001</text:p>
          </table:table-cell>
          <table:table-cell table:style-name="ce136" office:value-type="string" calcext:value-type="string">
            <text:p>Install from the System-&gt;Packages the org.eclipse.kura.example.publisher.ExamplePublisher deployment package. Verify that the package shows in the table. Verify after clicking on "Refresh" that the bundle is available the Services’ <text:span text:style-name="T11">+</text:span> dialog among factory components. Add a new component instance. After it is added and page is reloaded it is available in Services menu and its configuration is accessible</text:p>
            <text:p>Check that dpa.properties file has been updated and that the .dp is in packages/ on the device.</text:p>
            <text:p>Check that the bundle(s) is(/are) visible in the list of bundles.</text:p>
          </table:table-cell>
          <table:table-cell table:style-name="ce244" office:value-type="string" calcext:value-type="string">
            <text:p><text:span text:style-name="T13">Publish a bundle:</text:span></text:p>
            <text:p><text:span text:style-name="T13">telnet &lt;IP&gt; 5002</text:span></text:p>
            <text:p><text:span text:style-name="T13">&gt; install &lt;path to publisher.jar&gt;</text:span></text:p>
            <text:p><text:span text:style-name="T13">&gt; start &lt;publisher bundle id&gt;</text:span></text:p>
            <text:p><text:span text:style-name="T13">e.g.</text:span></text:p>
            <text:p><text:span text:style-name="T13">&gt; install </text:span><text:span text:style-name="T13"><text:a xlink:href="../../../../../../internal/eurotech-iot/Eurotech/opt/eurotech/esf/plugins/org.tigris.mtoolkit.iagent.rpc_3.0.0.20110411-0918.jar" xlink:type="simple">file:///opt/eurotech/esf/plugins/org.tigris.mtoolkit.iagent.rpc_3.0.0.20110411-0918.jar</text:a></text:span></text:p>
            <text:p><text:span text:style-name="T13">&gt; start 97</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29" office:value-type="string" calcext:value-type="string">
            <text:p>DEN-DEPLOY-002</text:p>
          </table:table-cell>
          <table:table-cell table:style-name="ce136" office:value-type="string" calcext:value-type="string">
            <text:p><text:span text:style-name="T6">After connecting the gateway to a broker, verify that the deployed package is functional. By default, it should publish a message every second to the account on the topic defined in cloud connection  application topic configuration parameter </text:span>with the values of bundle’s configuration parameters as metrics.</text:p>
            <text:p>Test this by verifying that a metric is published and also a new one after a few seconds either through REST or EC consol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DEPLOY-003</text:p>
          </table:table-cell>
          <table:table-cell table:style-name="ce136" office:value-type="string" calcext:value-type="string">
            <text:p>Reboot the gateway (power OFF/ON) and check after reconnection that publisher application is still publishing with the same parameter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EN-DEPLOY-004</text:p>
          </table:table-cell>
          <table:table-cell table:style-name="ce136" office:value-type="string" calcext:value-type="string">
            <text:p>Package update.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DEN-DEPLOY-005</text:p>
          </table:table-cell>
          <table:table-cell table:style-name="ce136" office:value-type="string" calcext:value-type="string">
            <text:p>Package uninstall. Kura Admin web page System-&gt;Packages. Select the previously installed org.eclipse.kura.example.publisher.ExamplePublisher package. Click Uninstall button. Verify that the package disappears from the table and it stops publishing.</text:p>
            <text:p>Check that dpa/properties file has been updated and that the .dp has been removed from package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DEPLOY-006</text:p>
          </table:table-cell>
          <table:table-cell table:style-name="ce136" office:value-type="string" calcext:value-type="string">
            <text:p>Reboot the gateway (power OFF/ON) and check after reconnection that publisher application is still not installed and not publishing</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8">
          <table:table-cell table:style-name="ce29" office:value-type="string" calcext:value-type="string">
            <text:p>DEN-DEPLOY-007</text:p>
          </table:table-cell>
          <table:table-cell table:style-name="ce164" office:value-type="string" calcext:value-type="string">
            <text:p>Install package from Eclipse Kura Marketplace:</text:p>
            <text:p>Open System-&gt;Packages page</text:p>
            <text:p>In a new browser window navigate to https://marketplace.eclipse.org/category/categories/eclipse-kura</text:p>
            <text:p>Drag one of the components to drop location to Install from Eclipse Marketplace™ area</text:p>
            <text:p>Answer Yes to install the file</text:p>
            <text:p>The package will apear in the list of installed packages, if nothing more.</text:p>
          </table:table-cell>
          <table:table-cell table:style-name="ce164"/>
          <table:table-cell table:style-name="ce203"/>
          <table:table-cell table:style-name="ce145"/>
          <table:table-cell table:style-name="ce72"/>
          <table:table-cell table:style-name="ce192"/>
          <table:table-cell table:style-name="ce145"/>
          <table:table-cell table:style-name="ce219"/>
          <table:table-cell table:style-name="ce221" table:number-columns-repeated="19"/>
          <table:table-cell table:style-name="ce49" table:number-columns-repeated="996"/>
        </table:table-row>
        <table:table-row table:style-name="ro13">
          <table:table-cell table:style-name="ce62" office:value-type="string" calcext:value-type="string">
            <text:p>DEN-DEPLOY-008</text:p>
          </table:table-cell>
          <table:table-cell table:style-name="ce164" office:value-type="string" calcext:value-type="string">
            <text:p>Drag one of the components to a location not planned for installation - installation shouldn't trigger</text:p>
          </table:table-cell>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2"/>
          <table:table-cell table:style-name="ce164"/>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2"/>
          <table:table-cell table:style-name="ce165" office:value-type="string" calcext:value-type="string">
            <text:p>Cloud Provisioning</text:p>
          </table:table-cell>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3" office:value-type="string" calcext:value-type="string">
            <text:p>CLD-ACTIVATE-002</text:p>
          </table:table-cell>
          <table:table-cell table:style-name="ce166" office:value-type="string" calcext:value-type="string">
            <text:p>Power cycle the gateway and verify it connects to the target account.</text:p>
          </table:table-cell>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2"/>
          <table:table-cell table:style-name="ce164"/>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4"/>
          <table:table-cell table:style-name="ce167"/>
          <table:table-cell table:style-name="ce15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Kura Admin web page Configuration</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table:table-cell table:style-name="ce136" office:value-type="string" calcext:value-type="string">
            <text:p>Add a Publisher and Subscriber under the default Cloud Connection. Configure publisher to publish to ‘ExamplePublisher’ Application id and ‘metrics’ Application topic.</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29" office:value-type="string" calcext:value-type="string">
            <text:p>DEN-CONF-001</text:p>
          </table:table-cell>
          <table:table-cell table:style-name="ce136" office:value-type="string" calcext:value-type="string">
            <text:p><text:span text:style-name="T6">After installing bundle ExamplePublisher, open configuration window: Services-&gt;ExamplePublisher. If the fields are not updated or the ExamplePublisher is not listed, click on the Refresh button or add it using Services -&gt; </text:span><text:span text:style-name="T16">+</text:span><text:span text:style-name="T17">.</text:span></text:p>
            <text:p>Update cloud publisher and subscriber to match settings from preconditions.</text:p>
            <text:p/>
            <text:p>Verify all fields are set and correctly published in EC console Results Tabl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02</text:p>
          </table:table-cell>
          <table:table-cell table:style-name="ce136" office:value-type="string" calcext:value-type="string">
            <text:p>Change publish.rate and check the time interval is correct on the log.</text:p>
          </table:table-cell>
          <table:table-cell table:style-name="ce136" office:value-type="string" calcext:value-type="string">
            <text:p>Take care not to set it lower than DataService’s rate.limit.average in case its enable.rate.limit is true.</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DEN-CONF-003</text:p>
          </table:table-cell>
          <table:table-cell table:style-name="ce136" office:value-type="string" calcext:value-type="string">
            <text:p>Reconfigure Publisher instance in cloud connection. Change its Application topic and verify that the messages come to the new topic. Change the topic back to original.</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DEN-CONF-004</text:p>
          </table:table-cell>
          <table:table-cell table:style-name="ce136" office:value-type="string" calcext:value-type="string">
            <text:p>Try to change metric.integer.fixed, you should not be allowed to edit this fiel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05</text:p>
          </table:table-cell>
          <table:table-cell table:style-name="ce136" office:value-type="string" calcext:value-type="string">
            <text:p>Try to change metric.long to 4294967297, an error should be reported saying “Value must be smaller or equal to 4294967296”.</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69" office:value-type="string" calcext:value-type="string">
            <text:p>DEN-CONF-005.5</text:p>
          </table:table-cell>
          <table:table-cell table:style-name="ce168" office:value-type="string" calcext:value-type="string">
            <text:p>Try to change metric.long to 9999999999999999999 (outside long type range), an error should be reported saying “Value 9999999999999999999 is invalid.”.</text:p>
          </table:table-cell>
          <table:table-cell table:style-name="ce2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06</text:p>
          </table:table-cell>
          <table:table-cell table:style-name="ce136" office:value-type="string" calcext:value-type="string">
            <text:p>Try to change metric.long to -4294967297, an error should be reported saying "Value must be greater or equal to -4294967296”.</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07</text:p>
          </table:table-cell>
          <table:table-cell table:style-name="ce136" office:value-type="string" calcext:value-type="string">
            <text:p>Try to change metric.long to 0.1, an error should be reported saying “Value 0.1 is invali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DEN-CONF-008</text:p>
          </table:table-cell>
          <table:table-cell table:style-name="ce136" office:value-type="string" calcext:value-type="string">
            <text:p>Change metric.long to 0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09</text:p>
          </table:table-cell>
          <table:table-cell table:style-name="ce136" office:value-type="string" calcext:value-type="string">
            <text:p>Try to change metric.integer to 2147483601, an error should be reported saying “Value must be smaller or equal to 214748360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0</text:p>
          </table:table-cell>
          <table:table-cell table:style-name="ce136" office:value-type="string" calcext:value-type="string">
            <text:p>Try to change metric. integer to -2147483601, an error should be reported saying “Value must be greater or equal to -214748360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1</text:p>
          </table:table-cell>
          <table:table-cell table:style-name="ce136" office:value-type="string" calcext:value-type="string">
            <text:p>Try to change metric.integer to 2147483648 (just outside int type range), an error should be reported saying “Value 2147483648 is invalid.”.</text:p>
          </table:table-cell>
          <table:table-cell table:style-name="ce136" office:value-type="string" calcext:value-type="string">
            <text:p>"For input string…" is not an appropriate error message if a number is specified!</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2</text:p>
          </table:table-cell>
          <table:table-cell table:style-name="ce136" office:value-type="string" calcext:value-type="string">
            <text:p>Try to change metric.integer to 0.1, an error should be reported saying “Value 0.1 is invali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3</text:p>
          </table:table-cell>
          <table:table-cell table:style-name="ce136" office:value-type="string" calcext:value-type="string">
            <text:p>Change metric.integer to 0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4</text:p>
          </table:table-cell>
          <table:table-cell table:style-name="ce136" office:value-type="string" calcext:value-type="string">
            <text:p>Try to change metric.short to 32761, an error should be reported saying “Value must be smaller or equal to 3276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5</text:p>
          </table:table-cell>
          <table:table-cell table:style-name="ce136" office:value-type="string" calcext:value-type="string">
            <text:p>Try to change metric.short to - 32761, an error should be reported saying “Value must be greater or equal to -3276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6</text:p>
          </table:table-cell>
          <table:table-cell table:style-name="ce136" office:value-type="string" calcext:value-type="string">
            <text:p>Try to change metric.short to 32768, an error should be reported saying “Value 32768 is invalid.”.</text:p>
          </table:table-cell>
          <table:table-cell table:style-name="ce136" office:value-type="string" calcext:value-type="string">
            <text:p>"For input string…" is not an appropriate error message if a number is specified!</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7</text:p>
          </table:table-cell>
          <table:table-cell table:style-name="ce136" office:value-type="string" calcext:value-type="string">
            <text:p>Try to change metric.short to 0.1, an error should be reported saying “Value 0.1 is invali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DEN-CONF-018</text:p>
          </table:table-cell>
          <table:table-cell table:style-name="ce136" office:value-type="string" calcext:value-type="string">
            <text:p>Change metric.short to 0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19</text:p>
          </table:table-cell>
          <table:table-cell table:style-name="ce136" office:value-type="string" calcext:value-type="string">
            <text:p>Try to change metric.double to 4294967296, an error should be reported saying “Value must be smaller or equal to 4294967295.99999”.</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0</text:p>
          </table:table-cell>
          <table:table-cell table:style-name="ce136" office:value-type="string" calcext:value-type="string">
            <text:p>Try to change metric.double to - 4294967296, an error should be reported saying “Value must be greater or equal to -4294967295.99999”.</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1</text:p>
          </table:table-cell>
          <table:table-cell table:style-name="ce136" office:value-type="string" calcext:value-type="string">
            <text:p>Change metric. double to 0.0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2</text:p>
          </table:table-cell>
          <table:table-cell table:style-name="ce136" office:value-type="string" calcext:value-type="string">
            <text:p>Try to change metric.float to 32767, an error should be reported saying “Value must be smaller or equal to 32766.99”.</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3</text:p>
          </table:table-cell>
          <table:table-cell table:style-name="ce136" office:value-type="string" calcext:value-type="string">
            <text:p>Try to change metric.float to - 32767, an error should be reported saying “Value must be greater or equal to -32766.99”.</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DEN-CONF-024</text:p>
          </table:table-cell>
          <table:table-cell table:style-name="ce136" office:value-type="string" calcext:value-type="string">
            <text:p>Change metric.float to 0.0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5</text:p>
          </table:table-cell>
          <table:table-cell table:style-name="ce136" office:value-type="string" calcext:value-type="string">
            <text:p>Try to change metric.char to A, an error should be reported saying “Value must be greater or equal to a”.</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DEN-CONF-026</text:p>
          </table:table-cell>
          <table:table-cell table:style-name="ce136" office:value-type="string" calcext:value-type="string">
            <text:p>Change metric.char to m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7</text:p>
          </table:table-cell>
          <table:table-cell table:style-name="ce136" office:value-type="string" calcext:value-type="string">
            <text:p>Try to change metric.byte to 121, an error should be reported saying “Value must be smaller or equal to 12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8</text:p>
          </table:table-cell>
          <table:table-cell table:style-name="ce136" office:value-type="string" calcext:value-type="string">
            <text:p>Try to change metric.byte to -121, an error should be reported saying “Value must be greater or equal to -120”.</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29</text:p>
          </table:table-cell>
          <table:table-cell table:style-name="ce136" office:value-type="string" calcext:value-type="string">
            <text:p>Try to change metric.byte to 128, an error should be reported saying “Value 128 is invalid.”.</text:p>
          </table:table-cell>
          <table:table-cell table:style-name="ce136" office:value-type="string" calcext:value-type="string">
            <text:p>For input string: "128" is not an appropriate response</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30</text:p>
          </table:table-cell>
          <table:table-cell table:style-name="ce136" office:value-type="string" calcext:value-type="string">
            <text:p>Try to change metric.byte to 0.1, an error should be reported saying “Value 0.1 is invali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office:value-type="string" calcext:value-type="string">
            <text:p>DEN-CONF-031</text:p>
          </table:table-cell>
          <table:table-cell table:style-name="ce136" office:value-type="string" calcext:value-type="string">
            <text:p>Change metric.byte to 0 and check on the log that the message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32</text:p>
          </table:table-cell>
          <table:table-cell table:style-name="ce136" office:value-type="string" calcext:value-type="string">
            <text:p>Change metric.boolean to true using a radio button and check the value on EC console <text:s/>Results Tabl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DEN-CONF-033</text:p>
          </table:table-cell>
          <table:table-cell table:style-name="ce172" office:value-type="string" calcext:value-type="string">
            <text:p>Change the metric metric.string.array to be: string.value10,string.value20,string.value30,string.value40</text:p>
            <text:p>Log should display proper value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39</text:p>
          </table:table-cell>
          <table:table-cell table:style-name="ce172" office:value-type="string" calcext:value-type="string">
            <text:p><text:span text:style-name="T6">Change the metric metric.short.array -&gt; second field: 32765. An error should be reported saying “Value must be smaller or equal to 32760”.</text:spa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40</text:p>
          </table:table-cell>
          <table:table-cell table:style-name="ce172" office:value-type="string" calcext:value-type="string">
            <text:p><text:span text:style-name="T6">Change the metric metric.short.array -&gt; second field: 100000. An error should be reported saying “Value 100000 is invalid.”.</text:spa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41</text:p>
          </table:table-cell>
          <table:table-cell table:style-name="ce172" office:value-type="string" calcext:value-type="string">
            <text:p><text:span text:style-name="T6">Change the metric metric.short.array -&gt; first field: 32765. An error should be change back to “Value must be smaller or equal to 32760”.</text:spa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42</text:p>
          </table:table-cell>
          <table:table-cell table:style-name="ce172" office:value-type="string" calcext:value-type="string">
            <text:p><text:span text:style-name="T6">Change the metric metric.short.array -&gt; second field: 20. An error should remain “Value must be smaller or equal to 32760”.</text:spa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34</text:p>
          </table:table-cell>
          <table:table-cell table:style-name="ce172" office:value-type="string" calcext:value-type="string">
            <text:p>Change the metric metric.short.array to be: 10,20,30,40.</text:p>
            <text:p>Log should display proper value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CONF-036</text:p>
          </table:table-cell>
          <table:table-cell table:style-name="ce136" office:value-type="string" calcext:value-type="string">
            <text:p>Try to switch to the configuration of another service before clicking on Apply. A dialog warning for unsaved changes should appear.</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DEN-CONF-037</text:p>
          </table:table-cell>
          <table:table-cell table:style-name="ce136"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74"/>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Kura Data Service</text:p>
          </table:table-cell>
          <table:table-cell table:style-name="ce136" office:value-type="string" calcext:value-type="string">
            <text:p>Since 3.1.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29" office:value-type="string" calcext:value-type="string">
            <text:p>DATA-LIMIT-001</text:p>
            <text:p/>
            <text:p>(No limiting)</text:p>
          </table:table-cell>
          <table:table-cell table:style-name="ce136" office:value-type="string" calcext:value-type="string">
            <text:p>Make sure only one network device is enabled for WAN e.g. eth0.</text:p>
            <text:p>In System-&gt;Cloud Services-&gt;DataService enable connect.auto-on-startup. Set this configuration (disable rate limiting):</text:p>
            <text:p><text:span text:style-name="T3">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9" office:value-type="string" calcext:value-type="string">
            <text:p>DATA-LIMIT-002</text:p>
            <text:p/>
            <text:p>(Slow messages)</text:p>
          </table:table-cell>
          <table:table-cell table:style-name="ce136"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ATA-LIMIT-003</text:p>
            <text:p/>
            <text:p>(Slow messages)</text:p>
          </table:table-cell>
          <table:table-cell table:style-name="ce136" office:value-type="string" calcext:value-type="string">
            <text:p>Set rate.limit.average = 10</text:p>
            <text:p>rate.limit.time.unit = SECONDS.</text:p>
            <text:p/>
            <text:p>Observe that messages are still published immediately i.e. 1/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29" office:value-type="string" calcext:value-type="string">
            <text:p>DATA-LIMIT-004</text:p>
            <text:p/>
            <text:p>(No interference with life<text:span text:style-name="T3">cycle messages and device management)</text:span></text:p>
          </table:table-cell>
          <table:table-cell table:style-name="ce136" office:value-type="string" calcext:value-type="string">
            <text:p><text:span text:style-name="T3">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ATA-LIMIT-005</text:p>
            <text:p/>
            <text:p>(Burst works)</text:p>
          </table:table-cell>
          <table:table-cell table:style-name="ce139" office:value-type="string" calcext:value-type="string">
            <text:p><text:span text:style-name="T18">Update rate.limit.burst.size =</text:span><text:span text:style-name="T19"> 100.</text:span></text:p>
            <text:p/>
            <text:p><text:span text:style-name="T20">Observe that 100 messages are sent immediately, the rest are still coming 1/s.</text:spa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ATA-LIMIT-006</text:p>
            <text:p/>
            <text:p>(Average limiting works)</text:p>
          </table:table-cell>
          <table:table-cell table:style-name="ce136" office:value-type="string" calcext:value-type="string">
            <text:p>Update rate.limit.average = 10.</text:p>
            <text:p/>
            <text:p>Observe that 10 msg/s are published until the queue is empty. After that 1 msg every 100 s is publish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8">
          <table:table-cell table:style-name="ce29" office:value-type="string" calcext:value-type="string">
            <text:p>DATA-LIMIT-007</text:p>
            <text:p/>
            <text:p>(No interference with life<text:span text:style-name="T3">cycle messages and device management</text:span>)</text:p>
          </table:table-cell>
          <table:table-cell table:style-name="ce136"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29" office:value-type="string" calcext:value-type="string">
            <text:p>DATA-LIMIT-008</text:p>
            <text:p/>
            <text:p>(No interference with life<text:span text:style-name="T3">cycle messages and device management</text:span>)</text:p>
          </table:table-cell>
          <table:table-cell table:style-name="ce136"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9" office:value-type="string" calcext:value-type="string">
            <text:p>DATA-LIMIT-009</text:p>
            <text:p/>
            <text:p>(No interference with life<text:span text:style-name="T3">cycle messages and device management</text:span>)</text:p>
          </table:table-cell>
          <table:table-cell table:style-name="ce136" office:value-type="string" calcext:value-type="string">
            <text:p>Shutdown the device and observe that it ’immediately’ becomes disconnected on the broker.</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2">
          <table:table-cell table:style-name="ce29" office:value-type="string" calcext:value-type="string">
            <text:p>DATA-CRIT-001</text:p>
            <text:p/>
            <text:p>(disconnect)</text:p>
          </table:table-cell>
          <table:table-cell table:style-name="ce136"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6">
          <table:table-cell table:style-name="ce29" office:value-type="string" calcext:value-type="string">
            <text:p>DATA-CRIT-002</text:p>
            <text:p/>
            <text:p>(invalid credentials)</text:p>
          </table:table-cell>
          <table:table-cell table:style-name="ce136"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3">
          <table:table-cell table:style-name="ce29" office:value-type="string" calcext:value-type="string">
            <text:p>DATA-CRIT-003</text:p>
            <text:p/>
            <text:p>(invalid hostname)</text:p>
          </table:table-cell>
          <table:table-cell table:style-name="ce136"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8 (3 failures checked in (one immediate) + 5) attempts a reboot should be requested, and produce similar log messages as before (UnknownHostException should be visible in the log).</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3">
          <table:table-cell table:style-name="ce29" office:value-type="string" calcext:value-type="string">
            <text:p>DATA-CRIT-004</text:p>
            <text:p/>
            <text:p>(connection refused)</text:p>
          </table:table-cell>
          <table:table-cell table:style-name="ce136"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8 attempts a reboot should be requested, and produce similar log messages as before (Connection refused should be visible in the log).</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3">
          <table:table-cell table:style-name="ce29" office:value-type="string" calcext:value-type="string">
            <text:p>DATA-CRIT-005</text:p>
            <text:p/>
            <text:p>(reconfiguration)</text:p>
          </table:table-cell>
          <table:table-cell table:style-name="ce136" office:value-type="string" calcext:value-type="string">
            <text:p>Prepare the same (invalid) setup as DATA-CRIT-003 or DATA-CRIT-004.</text:p>
            <text:p/>
            <text:p>Apply and observe the log.</text:p>
            <text:p/>
            <text:p>Wait for 3 connection attempts to be made, then update the configuration to some other invalid option.</text:p>
            <text:p>Repeat the step above and observe that reboot is not requested even after 4 retries (connection attempts are reset at reconfiguration).</text:p>
            <text:p/>
            <text:p>After 8 attempts a reboot should be requested, and produce similar log messages as before (Connection refused should be visible in the log).</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70" office:value-type="string" calcext:value-type="string">
            <text:p>DATA-CRIT-006</text:p>
            <text:p/>
            <text:p>(period=0)</text:p>
          </table:table-cell>
          <table:table-cell table:style-name="ce142" office:value-type="string" calcext:value-type="string">
            <text:p>Prepare the same setup as DATA-CRIT-001.</text:p>
            <text:p/>
            <text:p>Update System-&gt;Cloud Services-&gt;DataService:</text:p>
            <text:p>connect.retry-interval = 0</text:p>
            <text:p/>
            <text:p>It should not be possible to set values &lt; 1.</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70" office:value-type="string" calcext:value-type="string">
            <text:p>DATA-HOUSE-001</text:p>
          </table:table-cell>
          <table:table-cell table:style-name="ce142" office:value-type="string" calcext:value-type="string">
            <text:p>Add a H2DbServer (WEB for manual tests or TCP for automated) on :9124 (open port in firewall).</text:p>
            <text:p/>
            <text:p>In ExamplePublisher set rate = 1000.</text:p>
            <text:p><text:span text:style-name="T21">In System-&gt;Cloud Services→DataService s</text:span>et store.housekeeper-interval = 30, rate.limit.average = 30, rate.limit.time.unit = MINUTES.</text:p>
            <text:p/>
            <text:p>Observe for &gt;= 95s the number of messages with `publishedon is not null` rises and falls by about 15.</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70" office:value-type="string" calcext:value-type="string">
            <text:p>DATA-HOUSE-002</text:p>
          </table:table-cell>
          <table:table-cell table:style-name="ce142" office:value-type="string" calcext:value-type="string">
            <text:p>Reduce store.housekeeper-interval to 10 and observe that the new diff is around 5.</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70" office:value-type="string" calcext:value-type="string">
            <text:p>DATA-HOUSE-003</text:p>
          </table:table-cell>
          <table:table-cell table:style-name="ce142" office:value-type="string" calcext:value-type="string">
            <text:p><text:span text:style-name="T21">In System-&gt;Cloud Services→DataService leave store.housekeeper-interval = 30, rate.limit.average = 30, rate.limit.time.unit = MINUTES and additionaly set store.purge-age = 10.</text:span></text:p>
            <text:p/>
            <text:p>Observe for &gt;= 95s the number of messages with `publishedon is not null` rises and falls by 15 with a minimum of 5 (10s age, 30msg/min =&gt; 5 remai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Kura Database – H2</text:p>
          </table:table-cell>
          <table:table-cell table:style-name="ce136" office:value-type="string" calcext:value-type="string">
            <text:p>Since 5.1.0</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29" office:value-type="string" calcext:value-type="string">
            <text:p>DB-H2-001</text:p>
            <text:p/>
            <text:p>(invalid config)</text:p>
          </table:table-cell>
          <table:table-cell table:style-name="ce140" office:value-type="string" calcext:value-type="string">
            <text:p>Navigate to Services→H2DbService</text:p>
            <text:p>Set:</text:p>
            <text:p>db.connector.url = jdbc:h2:mem:</text:p>
            <text:p/>
            <text:p>Observe that there’s error in kura.log.</text:p>
            <text:p><text:span text:style-name="T22">If Watchdog is enabled, gateway will reboot.</text:span></text:p>
          </table:table-cell>
          <table:table-cell table:style-name="ce1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29" office:value-type="string" calcext:value-type="string">
            <text:p>DB-H2-002</text:p>
            <text:p/>
            <text:p>(in-memory DB)</text:p>
          </table:table-cell>
          <table:table-cell table:style-name="ce136" office:value-type="string" calcext:value-type="string">
            <text:p>Restore</text:p>
            <text:p>db.connector.url = jdbc:h2:mem:kuradb</text:p>
            <text:p/>
            <text:p>Observe that there are no error messages this time in the log.</text:p>
          </table:table-cell>
          <table:table-cell table:style-name="ce1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0">
          <table:table-cell table:style-name="ce29" office:value-type="string" calcext:value-type="string">
            <text:p>DB-H2-012</text:p>
            <text:p/>
            <text:p>(multiple instances – invalid)</text:p>
          </table:table-cell>
          <table:table-cell table:style-name="ce136" office:value-type="string" calcext:value-type="string">
            <text:p>Add another H2 DB service by going to Services-&gt;+. Select org.eclipse.kura.core.db.H2DbService factory and give it a name e.g. h2db.</text:p>
            <text:p>Leave the default configuration.</text:p>
            <text:p>Observe the error: Another H2DbService instance is managing the same DB URL…</text:p>
          </table:table-cell>
          <table:table-cell table:style-name="ce1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29" office:value-type="string" calcext:value-type="string">
            <text:p>DB-H2-003</text:p>
            <text:p/>
            <text:p>(file DB)</text:p>
          </table:table-cell>
          <table:table-cell table:style-name="ce176" office:value-type="string" calcext:value-type="string">
            <text:p>Update the new service:</text:p>
            <text:p>db.connector.url = jdbc:h2:file:/tmp/kuradb</text:p>
            <text:p/>
            <text:p>Observe that /tmp/kuradb.*.db files are created.</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3">
          <table:table-cell table:style-name="ce29" office:value-type="string" calcext:value-type="string">
            <text:p>DB-H2-004</text:p>
            <text:p/>
            <text:p>(multiple instances)</text:p>
          </table:table-cell>
          <table:table-cell table:style-name="ce136" office:value-type="string" calcext:value-type="string">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136" office:value-type="string" calcext:value-type="string">
            <text:p>You can apply a partial snapshot to create the graph.</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2">
          <table:table-cell table:style-name="ce29" office:value-type="string" calcext:value-type="string">
            <text:p>DB-H2-005</text:p>
            <text:p/>
            <text:p>(web console)</text:p>
          </table:table-cell>
          <table:table-cell table:style-name="ce141" office:value-type="string" calcext:value-type="string">
            <text:p><text:span text:style-name="T18">In Services click the</text:span> + <text:span text:style-name="T18">to add a new service.</text:span></text:p>
            <text:p><text:span text:style-name="T18">Select the org.eclipse.kura.core.db.H2DbServer factory. Set Name: H2ServerWeb. Apply.</text:span></text:p>
            <text:p/>
            <text:p><text:span text:style-name="T18">Navigate to Services-&gt;H2ServerWeb</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18">Update JDBC URL to jdbc:h2:mem:kuradb and Connect.</text:span></text:p>
            <text:p/>
            <text:p><text:span text:style-name="T18">WR_data or WR_data2 table should be available and contain some data.</text:span></text:p>
            <text:p/>
            <text:p><text:span text:style-name="T18">Disconnect and update JDBC URL to jdbc:h2:file:/tmp/kuradb and Connect.</text:span></text:p>
            <text:p/>
            <text:p><text:span text:style-name="T18">WR_data2 or WR_data table should be available and also contain some data.</text:span></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4">
          <table:table-cell table:style-name="ce29" office:value-type="string" calcext:value-type="string">
            <text:p>DB-H2-006</text:p>
            <text:p/>
            <text:p>(TCP server)</text:p>
          </table:table-cell>
          <table:table-cell table:style-name="ce142" office:value-type="string" calcext:value-type="string">
            <text:p><text:span text:style-name="T18">In Services click the</text:span> + <text:span text:style-name="T18">to add a new service.</text:span></text:p>
            <text:p><text:span text:style-name="T18">Select the org.eclipse.kura.core.db.H2DbServer factory. Set Name: H2ServerTcp. Apply.</text:span></text:p>
            <text:p/>
            <text:p><text:span text:style-name="T18">Navigate to Services-&gt;H2ServerTcp</text:span>:</text:p>
            <text:p>db.server.enabled = true</text:p>
            <text:p>db.server.type = TCP</text:p>
            <text:p>db.server.commandline = -tcpPort 9124 -tcpAllowOthers -ifExists</text:p>
            <text:p/>
            <text:p>Open TCP port 9124 as described above.</text:p>
            <text:p/>
            <text:p>Connect to jdbc:h2:tcp:&lt;IP&gt;:9124/mem:kuradb with your favourite JDBC client.</text:p>
            <text:p/>
            <text:p>Connection should work. Web connection should still work on the other port.</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B-H2-007</text:p>
            <text:p/>
            <text:p>(password update)</text:p>
          </table:table-cell>
          <table:table-cell table:style-name="ce136"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DB-H2-008</text:p>
            <text:p/>
            <text:p>(instance switching)</text:p>
          </table:table-cell>
          <table:table-cell table:style-name="ce136"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DB-H2-009</text:p>
            <text:p/>
            <text:p>(instance switching)</text:p>
          </table:table-cell>
          <table:table-cell table:style-name="ce136"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29" office:value-type="string" calcext:value-type="string">
            <text:p>DB-H2-010</text:p>
            <text:p/>
            <text:p>(instance switching)</text:p>
          </table:table-cell>
          <table:table-cell table:style-name="ce136" office:value-type="string" calcext:value-type="string">
            <text:p>Continue the previous test.</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136"/>
          <table:table-cell table:style-name="ce200"/>
          <table:table-cell table:style-name="ce131" table:number-columns-repeated="4"/>
          <table:table-cell table:style-name="ce219"/>
          <table:table-cell table:style-name="ce221" table:number-columns-repeated="19"/>
          <table:table-cell table:style-name="ce49"/>
          <table:table-cell table:number-columns-repeated="995"/>
        </table:table-row>
        <table:table-row table:style-name="ro28">
          <table:table-cell table:style-name="ce29" office:value-type="string" calcext:value-type="string">
            <text:p>DB-H2-011</text:p>
            <text:p/>
            <text:p>(instance switching)</text:p>
          </table:table-cell>
          <table:table-cell table:style-name="ce136"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136"/>
          <table:table-cell table:style-name="ce200"/>
          <table:table-cell table:style-name="ce131"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71"/>
          <table:table-cell table:style-name="ce177"/>
          <table:table-cell table:style-name="ce136"/>
          <table:table-cell table:style-name="ce200"/>
          <table:table-cell table:style-name="ce212"/>
          <table:table-cell table:style-name="ce145" table:number-columns-repeated="3"/>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Kura Snapshots</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EN-SNAP-001</text:p>
          </table:table-cell>
          <table:table-cell table:style-name="ce136"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29" office:value-type="string" calcext:value-type="string">
            <text:p>DEN-SNAP-002</text:p>
          </table:table-cell>
          <table:table-cell table:style-name="ce136" office:value-type="string" calcext:value-type="string">
            <text:p>Select the previous snapshot and click on Rollback. The corresponding configuration is restored and a new snapshot is created. Refresh page to see the changes.</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29" office:value-type="string" calcext:value-type="string">
            <text:p>DEN-SNAP-003</text:p>
          </table:table-cell>
          <table:table-cell table:style-name="ce136" office:value-type="string" calcext:value-type="string">
            <text:p>Select the last snapshot created and click on Download: the xml file is downloaded on your station.</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29" office:value-type="string" calcext:value-type="string">
            <text:p>DEN-SNAP-004</text:p>
          </table:table-cell>
          <table:table-cell table:style-name="ce136"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number-rows-repeated="3">
          <table:table-cell table:style-name="ce29"/>
          <table:table-cell table:style-name="ce136"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29"/>
          <table:table-cell table:style-name="ce139" office:value-type="string" calcext:value-type="string">
            <text:p>Position Service</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8">
          <table:table-cell table:style-name="ce29"/>
          <table:table-cell table:style-name="ce136" office:value-type="string" calcext:value-type="string">
            <text:p>Prerequisite for GPS position:</text:p>
            <text:p>Enable GPS on the GPS tab under System-&gt;Network-&gt;&lt;cellular interface&gt;. Cellular interface could be named something like 1-2 or ppp0.</text:p>
            <text:p/>
            <text:p>Note:</text:p>
            <text:p>Until GPS lock is obtained, only little logging is done on INFO level and likely not enough to know GPS actually works.</text:p>
            <text:p>Place GPS antenna outside with a clear view of the sky.</text:p>
          </table:table-cell>
          <table:table-cell table:style-name="ce139"/>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29" office:value-type="string" calcext:value-type="string">
            <text:p>DEN-POS-001</text:p>
          </table:table-cell>
          <table:table-cell table:style-name="ce136"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ext:p>The information will be published only if republish.mqtt.birth.cert.on.gps.lock* in cloudservice is set to true.</text:p>
          </table:table-cell>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29" office:value-type="string" calcext:value-type="string">
            <text:p>DEN-POS-002</text:p>
          </table:table-cell>
          <table:table-cell table:style-name="ce136" office:value-type="string" calcext:value-type="string">
            <text:p>In Kura Admin web page Services &gt; PositionService, enable the Position service, disable the static position, apply and check after a while in that Status page shows the position. Also check in EC console that the Device Profile correctly reports the GPS position.</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29" office:value-type="string" calcext:value-type="string">
            <text:p>DEN-POS-003</text:p>
          </table:table-cell>
          <table:table-cell table:style-name="ce136" office:value-type="string" calcext:value-type="string">
            <text:p>Repeat step DEN-POS-001 and verify in EC console that the previous static position is correctly reported in Device Profile.</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71"/>
          <table:table-cell table:style-name="ce177"/>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31"/>
          <table:table-cell table:style-name="ce179" office:value-type="string" calcext:value-type="string">
            <text:p>Watchdog Service</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31">
          <table:table-cell table:style-name="ce29" office:value-type="string" calcext:value-type="string">
            <text:p>DEN-WD-002</text:p>
          </table:table-cell>
          <table:table-cell table:style-name="ce136"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136" office:value-type="string" calcext:value-type="string">
            <text:p>Note: not available in Kura &lt;= 3.0.0</text:p>
            <text:p/>
            <text:p>Tested with DATA-CRIT-003, if watchdog is enabled the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number-rows-repeated="2">
          <table:table-cell table:style-name="ce71"/>
          <table:table-cell table:style-name="ce177"/>
          <table:table-cell table:style-name="ce136"/>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71"/>
          <table:table-cell table:style-name="ce177"/>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71"/>
          <table:table-cell table:style-name="ce177"/>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9" office:value-type="string" calcext:value-type="string">
            <text:p>GPIO</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29" office:value-type="string" calcext:value-type="string">
            <text:p>PTC-GPIO-002</text:p>
          </table:table-cell>
          <table:table-cell table:style-name="ce136" office:value-type="string" calcext:value-type="string">
            <text:p>Install org.eclipse.kura.example.gpio bundle and check in kura.log and kura-console.log that no error is reported.</text:p>
          </table:table-cell>
          <table:table-cell table:style-name="ce246" office:value-type="string" calcext:value-type="string">
            <text:p>GPIO tests must be automated via test fixtures that looback inputs and outputs avoiding extra equipment such as power supplies, multimeter etc. See example below for the ReliaGATE 10-11</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35">
          <table:table-cell table:style-name="ce29" office:value-type="string" calcext:value-type="string">
            <text:p>PTC-GPIO-003.Kura</text:p>
          </table:table-cell>
          <table:table-cell table:style-name="ce136" office:value-type="string" calcext:value-type="string">
            <text:p>Raspberry Pi 2/3:</text:p>
            <text:p>Test Digital I/O on Raspberry Pi 2/3. Install a jumper on pins 11 and 12 on the header J8.</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ext:p/>
            <text:p>BeagleBone Black:</text:p>
            <text:p>Test Digital I/O on BeagleBone Black. Install a jumper on pins 11 and 12 on the header P8.</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able:table-cell>
          <table:table-cell table:style-name="ce136" office:value-type="string" calcext:value-type="string">
            <text:p>For BBB check configuration in:</text:p>
            <text:p>/sys/class/gpio/gpio45/</text:p>
            <text:p>/sys/class/gpio/gpio44/</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9" office:value-type="string" calcext:value-type="string">
            <text:p>Bluetooth Low Energy</text:p>
          </table:table-cell>
          <table:table-cell table:style-name="ce139"/>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0">
          <table:table-cell table:style-name="ce29" office:value-type="string" calcext:value-type="string">
            <text:p>PTC-BLE-001.Kura</text:p>
          </table:table-cell>
          <table:table-cell table:style-name="ce180" office:value-type="string" calcext:value-type="string">
            <text:p>As explained in Kura documentation (http://eclipse.github.io/kura/dev/bluetooth-le-example.html), install bluez-4.101 or newer package on the device. If necessary, connect a Bluetooth 4.0 usb dongle and check that the interface is configured with 'sudo hciconfig up' and 'sudo hcitool lescan'.</text:p>
          </table:table-cell>
          <table:table-cell table:style-name="ce136" office:value-type="string" calcext:value-type="string">
            <text:p>Bluez package may already have been installed on the system.</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18">
          <table:table-cell table:style-name="ce29" office:value-type="string" calcext:value-type="string">
            <text:p>PTC-BLE-002</text:p>
          </table:table-cell>
          <table:table-cell table:style-name="ce136" office:value-type="string" calcext:value-type="string">
            <text:p>Install org.eclipse.kura.example.ble.tisensortag bundle and check in kura.log and kura-console.log that no error is reported.</text:p>
            <text:p>Enable the service. A message indicating "startLeScan" is repeated periodically.</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19">
          <table:table-cell table:style-name="ce29" office:value-type="string" calcext:value-type="string">
            <text:p>PTC-BLE-003</text:p>
          </table:table-cell>
          <table:table-cell table:style-name="ce136" office:value-type="string" calcext:value-type="string">
            <text:p>Power on the SensorTag by pressing its On/Off button and verify that the device is detected in kura.log, then the sensors values are periodically reported in the log.</text:p>
          </table:table-cell>
          <table:table-cell table:style-name="ce142" office:value-type="string" calcext:value-type="string">
            <text:p>Only works properly with SensorTag with firmware &lt;= 1.20.</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70"/>
          <table:table-cell table:style-name="ce181" office:value-type="string" calcext:value-type="string">
            <text:p>Bluetooth Low Energy – TinyB</text:p>
          </table:table-cell>
          <table:table-cell table:style-name="ce142"/>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8">
          <table:table-cell table:style-name="ce70" office:value-type="string" calcext:value-type="string">
            <text:p>PTC-BLE-012</text:p>
          </table:table-cell>
          <table:table-cell table:style-name="ce180" office:value-type="string" calcext:value-type="string">
            <text:p>As explained in Kura documentation <text:span text:style-name="T23">(TODO)</text:span>, install bluez-5.41 or newer package on the device. If necessary, connect a Bluetooth 4.0 usb dongle and check that the interface is configured with 'sudo hciconfig up' and 'sudo hcitool lescan'.</text:p>
          </table:table-cell>
          <table:table-cell table:style-name="ce142" office:value-type="string" calcext:value-type="string">
            <text:p>Only on systems with BlueZ &gt;= 5.41 and TinyB support. Check this in System-&gt;Device-&gt;Bundles. If Tiny Bluetooth LE Library bundle is present along with its native fragment, it’s OK.</text:p>
            <text:p/>
            <text:p>Note: Raspbian 8 (jessie) doesn’t have 5.41+ available, the latest version is 5.23-2. 5.43 is available in Raspbian 9 (stretch).</text:p>
          </table:table-cell>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8">
          <table:table-cell table:style-name="ce70" office:value-type="string" calcext:value-type="string">
            <text:p>PTC-BLE-013</text:p>
          </table:table-cell>
          <table:table-cell table:style-name="ce142" office:value-type="string" calcext:value-type="string">
            <text:p>Uninstall the org.eclipse.kura.example.ble.tisensortag bundle.</text:p>
            <text:p/>
            <text:p>Install org.eclipse.kura.example.ble.tisensortag.tinyb bundle and check in kura.log and kura-console.log that no error is reported.</text:p>
          </table:table-cell>
          <table:table-cell table:style-name="ce142"/>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9">
          <table:table-cell table:style-name="ce70" office:value-type="string" calcext:value-type="string">
            <text:p>PTC-BLE-014</text:p>
          </table:table-cell>
          <table:table-cell table:style-name="ce142" table:formula="of:=[.B245]" office:value-type="string" office:string-value="Power on the SensorTag by pressing its On/Off button and verify that the device is detected in kura.log, then the sensors values are periodically reported in the log." calcext:value-type="string">
            <text:p>Power on the SensorTag by pressing its On/Off button and verify that the device is detected in kura.log, then the sensors values are periodically reported in the log.</text:p>
          </table:table-cell>
          <table:table-cell table:style-name="ce247"/>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29"/>
          <table:table-cell table:style-name="ce136" table:number-columns-repeated="2"/>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29"/>
          <table:table-cell table:style-name="ce139" office:value-type="string" calcext:value-type="string">
            <text:p>Bluetooth Low Energy Beacon</text:p>
          </table:table-cell>
          <table:table-cell table:style-name="ce139"/>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29" office:value-type="string" calcext:value-type="string">
            <text:p>PTC-BLE-004</text:p>
          </table:table-cell>
          <table:table-cell table:style-name="ce136" office:value-type="string" calcext:value-type="string">
            <text:p>Run PTC-BLE-001 test in order to detect BLE capabilities of the device</text:p>
          </table:table-cell>
          <table:table-cell table:style-name="ce136"/>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29" office:value-type="string" calcext:value-type="string">
            <text:p>PTC-BLE-005</text:p>
          </table:table-cell>
          <table:table-cell table:style-name="ce136" office:value-type="string" calcext:value-type="string">
            <text:p>Install org.eclipse.kura.example.beacon bundle and check in kura.log and kura-console.log that no errors are reported.</text:p>
          </table:table-cell>
          <table:table-cell table:style-name="ce136"/>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29" office:value-type="string" calcext:value-type="string">
            <text:p>PTC-BLE-006</text:p>
          </table:table-cell>
          <table:table-cell table:style-name="ce136" office:value-type="string" calcext:value-type="string">
            <text:p>Change some parameters for the beacon bundle from the web UI and enable advertising. Check that in the log files all commands succeeded.</text:p>
          </table:table-cell>
          <table:table-cell table:style-name="ce136"/>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29" office:value-type="string" calcext:value-type="string">
            <text:p>PTC-BLE-007</text:p>
          </table:table-cell>
          <table:table-cell table:style-name="ce136" office:value-type="string" calcext:value-type="string">
            <text:p>Using an Android app (like nRF Connect) check that the beacons are received and the parameters are consistent with ones on the web UI.</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70"/>
          <table:table-cell table:style-name="ce181" office:value-type="string" calcext:value-type="string">
            <text:p>Bluetooth Low Energy iBeacon Advertiser – TinyB</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18">
          <table:table-cell table:style-name="ce70" office:value-type="string" calcext:value-type="string">
            <text:p>PTC-BLE-015</text:p>
          </table:table-cell>
          <table:table-cell table:style-name="ce142" office:value-type="string" calcext:value-type="string">
            <text:p>Uninstall org.eclipse.kura.example.beacon bundle.</text:p>
            <text:p/>
            <text:p>Install org.eclipse.kura.example.ibeacon.advertiser bundle and check in kura.log and kura-console.log that no errors are reported.</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70" office:value-type="string" calcext:value-type="string">
            <text:p>PTC-BLE-016</text:p>
          </table:table-cell>
          <table:table-cell table:style-name="ce142" table:formula="of:=[.B255]" office:value-type="string" office:string-value="Change some parameters for the beacon bundle from the web UI and enable advertising. Check that in the log files all commands succeeded." calcext:value-type="string">
            <text:p>Change some parameters for the beacon bundle from the web UI and enable advertising. Check that in the log files all commands succeeded.</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70" office:value-type="string" calcext:value-type="string">
            <text:p>PTC-BLE-017</text:p>
          </table:table-cell>
          <table:table-cell table:style-name="ce142" table:formula="of:=[.B256]" office:value-type="string" office:string-value="Using an Android app (like nRF Connect) check that the beacons are received and the parameters are consistent with ones on the web UI." calcext:value-type="string">
            <text:p>Using an Android app (like nRF Connect) check that the beacons are received and the parameters are consistent with ones on the web UI.</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9" office:value-type="string" calcext:value-type="string">
            <text:p>Bluetooth Low Energy Beacon Scanner</text:p>
          </table:table-cell>
          <table:table-cell table:style-name="ce139"/>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office:value-type="string" calcext:value-type="string">
            <text:p>PTC-BLE-008</text:p>
          </table:table-cell>
          <table:table-cell table:style-name="ce136" office:value-type="string" calcext:value-type="string">
            <text:p>Run PTC-BLE-001 test in order to detect BLE capabilities of the device</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29" office:value-type="string" calcext:value-type="string">
            <text:p>PTC-BLE-009</text:p>
          </table:table-cell>
          <table:table-cell table:style-name="ce136" office:value-type="string" calcext:value-type="string">
            <text:p>Install org.eclipse.kura.example.beacon.scanner bundle and check in kura.log and kura-console.log that no errors are reported.</text:p>
          </table:table-cell>
          <table:table-cell table:style-name="ce136" office:value-type="string" calcext:value-type="string">
            <text:p>requires package bluez-hcidump</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29" office:value-type="string" calcext:value-type="string">
            <text:p>PTC-BLE-010</text:p>
          </table:table-cell>
          <table:table-cell table:style-name="ce136" office:value-type="string" calcext:value-type="string">
            <text:p>Configure a different device with a org.eclipse.kura.example.beacon bundle and set the company code (e.g. abcd)</text:p>
          </table:table-cell>
          <table:table-cell table:style-name="ce136" office:value-type="string" calcext:value-type="string">
            <text:p>004c if testing with iBeacon scanner.</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29" office:value-type="string" calcext:value-type="string">
            <text:p>PTC-BLE-011</text:p>
          </table:table-cell>
          <table:table-cell table:style-name="ce136" office:value-type="string" calcext:value-type="string">
            <text:p>Set the same company code in the org.eclipse.kura.example.beacon.scanner (e.g. abcd) and check the kura.log file for detected beacons.</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70"/>
          <table:table-cell table:style-name="ce181" office:value-type="string" calcext:value-type="string">
            <text:p>Bluetooth Low Energy iBeacon Scanner – TinyB</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8">
          <table:table-cell table:style-name="ce70" office:value-type="string" calcext:value-type="string">
            <text:p>PTC-BLE-018</text:p>
          </table:table-cell>
          <table:table-cell table:style-name="ce142" office:value-type="string" calcext:value-type="string">
            <text:p>Uninstall org.eclipse.kura.example.beacon.scanner bundle.</text:p>
            <text:p/>
            <text:p>Install org.eclipse.kura.example.ibeacon.scanner bundle and check in kura.log and kura-console.log that no errors are reported. Start the scan.</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70" office:value-type="string" calcext:value-type="string">
            <text:p>PTC-BLE-019</text:p>
          </table:table-cell>
          <table:table-cell table:style-name="ce142" office:value-type="string" calcext:value-type="string">
            <text:p>Configure a different device with a org.eclipse.kura.example.ibeacon.advertiser bundle.</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70" office:value-type="string" calcext:value-type="string">
            <text:p>PTC-BLE-020</text:p>
          </table:table-cell>
          <table:table-cell table:style-name="ce182" office:value-type="string" calcext:value-type="string">
            <text:p>Check the kura.log file for detected beacons and configuration.</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70"/>
          <table:table-cell table:style-name="ce183"/>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70"/>
          <table:table-cell table:style-name="ce184" office:value-type="string" calcext:value-type="string">
            <text:p>Bluetooth Low Energy Eddystone Advertiser – TinyB</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70" office:value-type="string" calcext:value-type="string">
            <text:p>PTC-BLE-021</text:p>
          </table:table-cell>
          <table:table-cell table:style-name="ce182" office:value-type="string" calcext:value-type="string">
            <text:p>Install org.eclipse.kura.example.eddystone.advertiser bundle and check in kura.log and kura-console.log that no errors are reported.</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9">
          <table:table-cell table:style-name="ce70" office:value-type="string" calcext:value-type="string">
            <text:p>PTC-BLE-022</text:p>
          </table:table-cell>
          <table:table-cell table:style-name="ce183" office:value-type="string" calcext:value-type="string">
            <text:p>Change some parameters for the eddsytone advertiser bundle from the web UI and enable advertising. Check that in the log files all commands succedeed.</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70" office:value-type="string" calcext:value-type="string">
            <text:p>PTC-BLE-023</text:p>
          </table:table-cell>
          <table:table-cell table:style-name="ce183" office:value-type="string" calcext:value-type="string">
            <text:p>Using an Android app (like nRF Connect) check that the eddsytones are received and the parameters are consistent with ones on the web UI.</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29"/>
          <table:table-cell table:style-name="ce139" office:value-type="string" calcext:value-type="string">
            <text:p>Bluetooth Low Energy Eddystone Scanner – TinyB</text:p>
          </table:table-cell>
          <table:table-cell table:style-name="ce136"/>
          <table:table-cell table:style-name="ce200"/>
          <table:table-cell table:style-name="ce145" table:number-columns-repeated="4"/>
          <table:table-cell table:style-name="ce215" table:number-columns-repeated="20"/>
          <table:table-cell table:number-columns-repeated="996"/>
        </table:table-row>
        <table:table-row table:style-name="ro13">
          <table:table-cell table:style-name="ce70" office:value-type="string" calcext:value-type="string">
            <text:p>PTC-BLE-024</text:p>
          </table:table-cell>
          <table:table-cell table:style-name="ce142" office:value-type="string" calcext:value-type="string">
            <text:p>Install org.eclipse.kura.example.eddystone.scanner bundle and check in kura.log and kura-console.log that no errors are reported. Start the scan.</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70" office:value-type="string" calcext:value-type="string">
            <text:p>PTC-BLE-025</text:p>
          </table:table-cell>
          <table:table-cell table:style-name="ce136" office:value-type="string" calcext:value-type="string">
            <text:p>Configure a different device with a org.eclipse.kura.example.eddystone.advertiser bundle.</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70" office:value-type="string" calcext:value-type="string">
            <text:p>PTC-BLE-026</text:p>
          </table:table-cell>
          <table:table-cell table:style-name="ce136" office:value-type="string" calcext:value-type="string">
            <text:p>Check the kura.log file for detected eddystones and configuration.</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9" office:value-type="string" calcext:value-type="string">
            <text:p>Apache Camel Integration</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29" office:value-type="string" calcext:value-type="string">
            <text:p>CAMEL-RTR-001</text:p>
          </table:table-cell>
          <table:table-cell table:style-name="ce136"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136" office:value-type="string" calcext:value-type="string">
            <text:p>ESF: Install com.eurotech.framework.fuse as a prerequisite.</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29" office:value-type="string" calcext:value-type="string">
            <text:p>CAMEL-RTR-002</text:p>
          </table:table-cell>
          <table:table-cell table:style-name="ce136"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136"/>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29" office:value-type="string" calcext:value-type="string">
            <text:p>CAMEL-RTR-003</text:p>
          </table:table-cell>
          <table:table-cell table:style-name="ce136"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3">
          <table:table-cell table:style-name="ce29" office:value-type="string" calcext:value-type="string">
            <text:p>CAMEL-RTR-004</text:p>
          </table:table-cell>
          <table:table-cell table:style-name="ce136" office:value-type="string" calcext:value-type="string">
            <text:p>Change the cloud service PID to some non-existing PID. Telemetry data must stop in the cloud.</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3">
          <table:table-cell table:style-name="ce29" office:value-type="string" calcext:value-type="string">
            <text:p>CAMEL-RTR-005</text:p>
          </table:table-cell>
          <table:table-cell table:style-name="ce136" office:value-type="string" calcext:value-type="string">
            <text:p>Change the cloud service PID back to the original setting. Telemetry data must re-start in the cloud.</text:p>
          </table:table-cell>
          <table:table-cell table:style-name="ce248" office:value-type="string" calcext:value-type="string">
            <text:p>Don’t uninstall the package, yet!</text:p>
          </table:table-cell>
          <table:table-cell table:style-name="ce200"/>
          <table:table-cell table:style-name="ce145" table:number-columns-repeated="4"/>
          <table:table-cell table:style-name="ce76" table:number-columns-repeated="20"/>
          <table:table-cell table:style-name="ce195" table:number-columns-repeated="996"/>
        </table:table-row>
        <table:table-row table:style-name="ro29">
          <table:table-cell table:style-name="ce29" office:value-type="string" calcext:value-type="string">
            <text:p>CAMEL-XML-001</text:p>
          </table:table-cell>
          <table:table-cell table:style-name="ce136" office:value-type="string" calcext:value-type="string">
            <text:p><text:span text:style-name="T6">In Services -&gt; + add a new org.eclipse.kura.camel.xml.XmlRouterComponent component and name it CamelXMLRouter. </text:span>Select the “CamelXML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136"/>
          <table:table-cell table:style-name="ce200"/>
          <table:table-cell table:style-name="ce145" table:number-columns-repeated="4"/>
          <table:table-cell table:style-name="ce76" table:number-columns-repeated="20"/>
          <table:table-cell table:style-name="ce195" table:number-columns-repeated="996"/>
        </table:table-row>
        <table:table-row table:style-name="ro19">
          <table:table-cell table:style-name="ce29" office:value-type="string" calcext:value-type="string">
            <text:p>CAMEL-XML-002</text:p>
          </table:table-cell>
          <table:table-cell table:style-name="ce136"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136"/>
          <table:table-cell table:style-name="ce200"/>
          <table:table-cell table:style-name="ce145" table:number-columns-repeated="4"/>
          <table:table-cell table:style-name="ce76" table:number-columns-repeated="20"/>
          <table:table-cell table:style-name="ce195" table:number-columns-repeated="996"/>
        </table:table-row>
        <table:table-row table:style-name="ro19">
          <table:table-cell table:style-name="ce29" office:value-type="string" calcext:value-type="string">
            <text:p>CAMEL-XML-003</text:p>
          </table:table-cell>
          <table:table-cell table:style-name="ce136"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0">
          <table:table-cell table:style-name="ce29" office:value-type="string" calcext:value-type="string">
            <text:p>CAMEL-XML-004</text:p>
          </table:table-cell>
          <table:table-cell table:style-name="ce136" office:value-type="string" calcext:value-type="string">
            <text:p>Change the init code to (be sure to use proper quotation marks!):</text:p>
            <text:p/>
            <text:p>print("Foo Bar\n");</text:p>
            <text:p/>
            <text:p>The text “Foo Bar” should appear in the kura-console.log file.</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3">
          <table:table-cell table:style-name="ce29" office:value-type="string" calcext:value-type="string">
            <text:p>CAMEL-XML-005</text:p>
          </table:table-cell>
          <table:table-cell table:style-name="ce136" office:value-type="string" calcext:value-type="string">
            <text:p>Change the init code back to an empty string. The text “Foo Bar” must not appear a second time in the kura-console.log.</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29" office:value-type="string" calcext:value-type="string">
            <text:p>CAMEL-CCS-001</text:p>
          </table:table-cell>
          <table:table-cell table:style-name="ce136"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136" office:value-type="string" calcext:value-type="string">
            <text:p><text:span text:style-name="T31">If necessary, import certificate:</text:span></text:p>
            <text:p><text:span text:style-name="T31">openssl s_client -showcerts -connect </text:span><text:span text:style-name="T32">repo1.maven.org:443</text:span></text:p>
          </table:table-cell>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8">
          <table:table-cell table:style-name="ce29" office:value-type="string" calcext:value-type="string">
            <text:p>CAMEL-CCS-002</text:p>
          </table:table-cell>
          <table:table-cell table:style-name="ce136" office:value-type="string" calcext:value-type="string">
            <text:p>Create a new Camel cloud service instance. Enter no additional configuration. The service instance should be created and reported as “Not registered”, “Registered” or “Connected”. If not before, the status should be “Connected” after refresh.</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36">
          <table:table-cell table:style-name="ce29" office:value-type="string" calcext:value-type="string">
            <text:p>CAMEL-CCS-003</text:p>
          </table:table-cell>
          <table:table-cell table:style-name="ce136" office:value-type="string" calcext:value-type="string">
            <text:p>Configure the following XML routes in this new cloud service on "Router XML" in "CamelFactory - CloudFactory" tab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ext:p/>
            <text:p>Now set Cloud Service Mappings in Camel ecample publisher to:</text:p>
            <text:p>cloud=&lt;camel cloud service PID&gt;</text:p>
          </table:table-cell>
          <table:table-cell table:style-name="ce136" office:value-type="string" calcext:value-type="string">
            <text:p>Replace "&lt;camel cloud service PID&gt;" with the cloud service PID that you entered for the camel cloud service in "Cloud Services" page.</text:p>
          </table:table-cell>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8">
          <table:table-cell table:style-name="ce29" office:value-type="string" calcext:value-type="string">
            <text:p>CAMEL-CCS-004</text:p>
          </table:table-cell>
          <table:table-cell table:style-name="ce136"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249" office:value-type="string" calcext:value-type="string">
            <text:p><text:span text:style-name="T33">Now go do </text:span><text:span text:style-name="T34">WIRES-OPC-001.</text:span></text:p>
          </table:table-cell>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29"/>
          <table:table-cell table:style-name="ce136" table:number-columns-repeated="2"/>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29"/>
          <table:table-cell table:style-name="ce139" office:value-type="string" calcext:value-type="string">
            <text:p>Artemis Broker</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6">
          <table:table-cell table:style-name="ce29" office:value-type="string" calcext:value-type="string">
            <text:p>ART-SIM-001</text:p>
          </table:table-cell>
          <table:table-cell table:style-name="ce142" office:value-type="string" calcext:value-type="string">
            <text:p>Navigate to Services-&gt;Simple Artemis MQTT Broker.</text:p>
            <text:p>Set Enabled to true and apply.</text:p>
            <text:p/>
            <text:p>Observe that TCP port 1883 is now open (netstat -antup).</text:p>
            <text:p/>
            <text:p>Configure System-&gt;Cloud Services-&gt;MqttDataTransport to use mqtt://localhost:1883 broker and mqtt username.</text:p>
            <text:p>Likely client-id will need to be set as well.</text:p>
            <text:p/>
            <text:p>Connect the service and observe it actually connects.</text:p>
          </table:table-cell>
          <table:table-cell table:style-name="ce136"/>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37">
          <table:table-cell table:style-name="ce29" office:value-type="string" calcext:value-type="string">
            <text:p>ART-AMQ-001</text:p>
          </table:table-cell>
          <table:table-cell table:style-name="ce142" office:value-type="string" calcext:value-type="string">
            <text:p>Stop the Simple Artemis MQTT Broker.</text:p>
            <text:p>Navigate to Services-&gt;ActiveMQ Artemis Broker.</text:p>
            <text:p>Set Enabled to true.</text:p>
            <text:p>Set Broker XML to</text:p>
            <text:p/>
            <text:p>&lt;?xml version="1.0" encoding="UTF-8"?&gt;</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lt;resolve-protocols&gt;false&lt;/resolve-protocols&gt;</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reateAddress" roles="guest"/&gt;</text:p>
            <text:p>                &lt;permission type="deleteAddress"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 Clear the client-id field (it doesn’t seem to be supported).</text:p>
            <text:p/>
            <text:p>Connect the service and observe it actually connects.</text:p>
          </table:table-cell>
          <table:table-cell table:style-name="ce136"/>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29"/>
          <table:table-cell table:style-name="ce136" table:number-columns-repeated="2"/>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29"/>
          <table:table-cell table:style-name="ce139" office:value-type="string" calcext:value-type="string">
            <text:p>Kura User Workspace</text:p>
          </table:table-cell>
          <table:table-cell table:style-name="ce139"/>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33">
          <table:table-cell table:style-name="ce29" office:value-type="string" calcext:value-type="string">
            <text:p>UW-SETUP-001</text:p>
          </table:table-cell>
          <table:table-cell table:style-name="ce136"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136"/>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29" office:value-type="string" calcext:value-type="string">
            <text:p>UW-SETUP-002</text:p>
          </table:table-cell>
          <table:table-cell table:style-name="ce136" office:value-type="string" calcext:value-type="string">
            <text:p>In Eclipse expand the target-definition project and open the kura-equinox_3.11.1.target.</text:p>
            <text:p>In the Target Definition editor (Definition tab) click on the link “Set as Target Platform” in the upper right corner. A full build is started.</text:p>
            <text:p/>
            <text:p>No errors must appear in the workspace.</text:p>
          </table:table-cell>
          <table:table-cell table:style-name="ce136"/>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3">
          <table:table-cell table:style-name="ce29" office:value-type="string" calcext:value-type="string">
            <text:p>UW-OOMPH-001</text:p>
          </table:table-cell>
          <table:table-cell table:style-name="ce136"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136"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38">
          <table:table-cell table:style-name="ce29" office:value-type="string" calcext:value-type="string">
            <text:p>UW-LAUNCH-001</text:p>
          </table:table-cell>
          <table:table-cell table:style-name="ce136"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org.eclipse.kura.message.KuraPayload@1</text:p>
          </table:table-cell>
          <table:table-cell table:style-name="ce136"/>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9">
          <table:table-cell table:style-name="ce29" office:value-type="string" calcext:value-type="string">
            <text:p>UW-LAUNCH-002</text:p>
          </table:table-cell>
          <table:table-cell table:style-name="ce136" office:value-type="string" calcext:value-type="string">
            <text:p>Open a browser at localhost:8080.</text:p>
            <text:p/>
            <text:p>The Kura WEB UI must appear.</text:p>
          </table:table-cell>
          <table:table-cell table:style-name="ce136"/>
          <table:table-cell table:style-name="ce205"/>
          <table:table-cell table:style-name="ce7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29" office:value-type="string" calcext:value-type="string">
            <text:p>UW-LAUNCH-003</text:p>
          </table:table-cell>
          <table:table-cell table:style-name="ce136"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136"/>
          <table:table-cell table:style-name="ce205"/>
          <table:table-cell table:style-name="ce75" table:number-columns-repeated="4"/>
          <table:table-cell table:style-name="ce221" table:number-columns-repeated="18"/>
          <table:table-cell table:style-name="ce215" table:number-columns-repeated="2"/>
          <table:table-cell table:number-columns-repeated="996"/>
        </table:table-row>
        <table:table-row table:style-name="ro2">
          <table:table-cell table:style-name="ce31"/>
          <table:table-cell table:style-name="ce185"/>
          <table:table-cell table:style-name="ce136"/>
          <table:table-cell table:style-name="ce206"/>
          <table:table-cell table:style-name="ce76" table:number-columns-repeated="4"/>
          <table:table-cell table:style-name="ce221" table:number-columns-repeated="18"/>
          <table:table-cell table:style-name="ce215" table:number-columns-repeated="2"/>
          <table:table-cell table:number-columns-repeated="996"/>
        </table:table-row>
        <table:table-row table:style-name="ro2">
          <table:table-cell table:style-name="ce31"/>
          <table:table-cell table:style-name="ce185"/>
          <table:table-cell table:style-name="ce136"/>
          <table:table-cell table:style-name="ce206"/>
          <table:table-cell table:style-name="ce76" table:number-columns-repeated="4"/>
          <table:table-cell table:style-name="ce215" table:number-columns-repeated="20"/>
          <table:table-cell table:number-columns-repeated="996"/>
        </table:table-row>
        <table:table-row table:style-name="ro2">
          <table:table-cell table:style-name="ce73"/>
          <table:table-cell table:style-name="ce207" office:value-type="string" calcext:value-type="string">
            <text:p>Kura Wires</text:p>
          </table:table-cell>
          <table:table-cell table:style-name="ce136"/>
          <table:table-cell table:style-name="ce206"/>
          <table:table-cell table:style-name="ce76" table:number-columns-repeated="4"/>
          <table:table-cell table:style-name="ce215" table:number-columns-repeated="20"/>
          <table:table-cell table:number-columns-repeated="996"/>
        </table:table-row>
        <table:table-row table:style-name="ro15">
          <table:table-cell table:style-name="ce78" office:value-type="string" calcext:value-type="string">
            <text:p>WIRES-006</text:p>
          </table:table-cell>
          <table:table-cell table:style-name="ce208" office:value-type="string" calcext:value-type="string">
            <text:p>Go to System-&gt;Wires page.</text:p>
            <text:p>Drag a Logger component to a place on the graph area and drop it there. Fill the component name in the dialog. Verify that the component remained where you placed it.</text:p>
            <text:p>Add another component by dragging it over the existing component. Verify that in the end it was not placed on top of the original component.</text:p>
            <text:p>Add a third component by only clicking on one in the component list. Verify that it is placed on a location that can be snapped to later (move component away and back) and is not on top of any other component.</text:p>
          </table:table-cell>
          <table:table-cell table:style-name="ce136"/>
          <table:table-cell table:style-name="ce206"/>
          <table:table-cell table:style-name="ce76" table:number-columns-repeated="4"/>
          <table:table-cell table:style-name="ce215" table:number-columns-repeated="20"/>
          <table:table-cell table:number-columns-repeated="996"/>
        </table:table-row>
        <table:table-row table:style-name="ro19">
          <table:table-cell table:style-name="ce78" office:value-type="string" calcext:value-type="string">
            <text:p>WIRES-007</text:p>
          </table:table-cell>
          <table:table-cell table:style-name="ce209" office:value-type="string" calcext:value-type="string">
            <text:p>Verify that the view pans by dragging empty space between components.</text:p>
            <text:p>Verify that zoom using zoom buttons works. Zoom multiple levels, too.</text:p>
            <text:p>Verify that zoom-to-fit button works i.e. zooms to appropriate level and centers the graph.</text:p>
          </table:table-cell>
          <table:table-cell table:style-name="ce136"/>
          <table:table-cell table:style-name="ce206"/>
          <table:table-cell table:style-name="ce76" table:number-columns-repeated="4"/>
          <table:table-cell table:style-name="ce215" table:number-columns-repeated="20"/>
          <table:table-cell table:number-columns-repeated="996"/>
        </table:table-row>
        <table:table-row table:style-name="ro18">
          <table:table-cell table:style-name="ce73" office:value-type="string" calcext:value-type="string">
            <text:p>WIRES-001</text:p>
          </table:table-cell>
          <table:table-cell table:style-name="ce210"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136"/>
          <table:table-cell table:style-name="ce206"/>
          <table:table-cell table:style-name="ce76" table:number-columns-repeated="4"/>
          <table:table-cell table:style-name="ce215" table:number-columns-repeated="20"/>
          <table:table-cell table:number-columns-repeated="996"/>
        </table:table-row>
        <table:table-row table:style-name="ro31">
          <table:table-cell table:style-name="ce78" office:value-type="string" calcext:value-type="string">
            <text:p>WIRES-002</text:p>
          </table:table-cell>
          <table:table-cell table:style-name="ce216"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136"/>
          <table:table-cell table:style-name="ce76" table:number-columns-repeated="5"/>
          <table:table-cell table:style-name="ce215" table:number-columns-repeated="20"/>
          <table:table-cell table:number-columns-repeated="996"/>
        </table:table-row>
        <table:table-row table:style-name="ro18">
          <table:table-cell table:style-name="ce78" office:value-type="string" calcext:value-type="string">
            <text:p>WIRES-003</text:p>
          </table:table-cell>
          <table:table-cell table:style-name="ce216" office:value-type="string" calcext:value-type="string">
            <text:p>Modify a few parameters in the last test:</text:p>
            <text:p>- DB Filter's cache.expiration.interval</text:p>
            <text:p>- DB Store's maximum.table.size</text:p>
            <text:p>- DB Store's periodic.cleanup.records.keep</text:p>
          </table:table-cell>
          <table:table-cell table:style-name="ce136"/>
          <table:table-cell table:style-name="ce76" table:number-columns-repeated="5"/>
          <table:table-cell table:style-name="ce215" table:number-columns-repeated="20"/>
          <table:table-cell table:number-columns-repeated="996"/>
        </table:table-row>
        <table:table-row table:style-name="ro20">
          <table:table-cell table:style-name="ce83" office:value-type="string" calcext:value-type="string">
            <text:p>WIRES-004</text:p>
          </table:table-cell>
          <table:table-cell table:style-name="ce217"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136"/>
          <table:table-cell table:style-name="ce76" table:number-columns-repeated="5"/>
          <table:table-cell table:style-name="ce215" table:number-columns-repeated="20"/>
          <table:table-cell table:number-columns-repeated="996"/>
        </table:table-row>
        <table:table-row table:style-name="ro13">
          <table:table-cell table:style-name="ce78" office:value-type="string" calcext:value-type="string">
            <text:p>WIRES-005</text:p>
          </table:table-cell>
          <table:table-cell table:style-name="ce217" office:value-type="string" calcext:value-type="string">
            <text:p>Verify also that if script.context.drop is set to true, the counter global variable is reset to 0 when graph is saved.</text:p>
          </table:table-cell>
          <table:table-cell table:style-name="ce136"/>
          <table:table-cell table:style-name="ce76" table:number-columns-repeated="5"/>
          <table:table-cell table:style-name="ce215" table:number-columns-repeated="20"/>
          <table:table-cell table:number-columns-repeated="996"/>
        </table:table-row>
        <table:table-row table:style-name="ro2">
          <table:table-cell table:style-name="ce78" office:value-type="string" calcext:value-type="string">
            <text:p>WIRES-008</text:p>
          </table:table-cell>
          <table:table-cell table:style-name="ce218" office:value-type="string" calcext:value-type="string">
            <text:p>Click on Download button to save a partial snapshot of the created graph.</text:p>
          </table:table-cell>
          <table:table-cell table:style-name="ce136"/>
          <table:table-cell table:style-name="ce76" table:number-columns-repeated="5"/>
          <table:table-cell table:style-name="ce215" table:number-columns-repeated="20"/>
          <table:table-cell table:number-columns-repeated="996"/>
        </table:table-row>
        <table:table-row table:style-name="ro10">
          <table:table-cell table:style-name="ce78" office:value-type="string" calcext:value-type="string">
            <text:p>WIRES-009</text:p>
          </table:table-cell>
          <table:table-cell table:style-name="ce218" office:value-type="string" calcext:value-type="string">
            <text:p>Delete the current graph.</text:p>
            <text:p>Download a (full) snapshot and make sure all the graph components are gone and the graph itself (WireService) is empty</text:p>
            <text:p>Go to System-&gt;Settings and upload the previously created partial snapshot of a Wires graph.</text:p>
            <text:p>Go back to Wires and observe that the graph is created and works.</text:p>
          </table:table-cell>
          <table:table-cell table:style-name="ce141"/>
          <table:table-cell table:style-name="ce80" table:number-columns-repeated="5"/>
          <table:table-cell table:style-name="ce215" table:number-columns-repeated="20"/>
          <table:table-cell table:number-columns-repeated="996"/>
        </table:table-row>
        <table:table-row table:style-name="ro20">
          <table:table-cell table:style-name="ce78" office:value-type="string" calcext:value-type="string">
            <text:p>WIRES-010</text:p>
          </table:table-cell>
          <table:table-cell table:style-name="ce218" office:value-type="string" calcext:value-type="string">
            <text:p>Create another graph with different components/names. Apply it and download it.</text:p>
            <text:p>Apply the previous graph snapshot (from WIRES-009). Verify the previous graph is in wires.</text:p>
            <text:p>Apply the new graph snapshot. Verify that the new graph is in place.</text:p>
          </table:table-cell>
          <table:table-cell table:style-name="ce136"/>
          <table:table-cell table:style-name="ce80" table:number-columns-repeated="5"/>
          <table:table-cell table:style-name="ce215" table:number-columns-repeated="20"/>
          <table:table-cell table:number-columns-repeated="996"/>
        </table:table-row>
        <table:table-row table:style-name="ro10">
          <table:table-cell table:style-name="ce78" office:value-type="string" calcext:value-type="string">
            <text:p>WIRES-MP-001</text:p>
          </table:table-cell>
          <table:table-cell table:style-name="ce217" office:value-type="string" calcext:value-type="string">
            <text:p>Add a Timer, 2 Loggers and a Condition. Connect Timer to Condition and Condition to one and the other logger. Configure condition as ‘true’. Make the logger connected to ‘then’ verbose. Apply. Verify that all logged messages are verbose.</text:p>
            <text:p>Update condition to ‘false’. Verify that all logged messages are non-verbose coming from the ‘else’ branch.</text:p>
          </table:table-cell>
          <table:table-cell table:style-name="ce136"/>
          <table:table-cell table:style-name="ce80" table:number-columns-repeated="5"/>
          <table:table-cell table:style-name="ce215" table:number-columns-repeated="20"/>
          <table:table-cell table:number-columns-repeated="996"/>
        </table:table-row>
        <table:table-row table:style-name="ro19">
          <table:table-cell table:style-name="ce78" office:value-type="string" calcext:value-type="string">
            <text:p>WIRES-MP-002</text:p>
          </table:table-cell>
          <table:table-cell table:style-name="ce217" office:value-type="string" calcext:value-type="string">
            <text:p>Use the setup from the previous logger. Update Condition to ‘(~~(records[0].TIMER.getValue()/1000) % 2) == 0’.</text:p>
            <text:p>Verify that odd seconds are logged verbosely.</text:p>
          </table:table-cell>
          <table:table-cell table:style-name="ce136"/>
          <table:table-cell table:style-name="ce80" table:number-columns-repeated="5"/>
          <table:table-cell table:style-name="ce215" table:number-columns-repeated="20"/>
          <table:table-cell table:number-columns-repeated="996"/>
        </table:table-row>
        <table:table-row table:style-name="ro39">
          <table:table-cell table:style-name="ce73" office:value-type="string" calcext:value-type="string">
            <text:p>WIRES-MOD-001</text:p>
          </table:table-cell>
          <table:table-cell table:style-name="ce217" office:value-type="string" calcext:value-type="string">
            <text:p>Add Modbus driver:</text:p>
            <text:p>  Click Services-&gt;+</text:p>
            <text:p>  Select org.eclipse.kura.driver.modbus, type in a name and click Create. New driver will show up under System-&gt;Drivers and Assets.</text:p>
            <text:p>Configure the new driver:</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136" office:value-type="string" calcext:value-type="string">
            <text:p>Nothing should happen, so far.</text:p>
            <text:p><text:span text:style-name="T35"/></text:p>
          </table:table-cell>
          <table:table-cell table:style-name="ce80" table:number-columns-repeated="5"/>
          <table:table-cell table:style-name="ce215" table:number-columns-repeated="20"/>
          <table:table-cell table:number-columns-repeated="996"/>
        </table:table-row>
        <table:table-row table:style-name="ro21">
          <table:table-cell table:style-name="ce78" office:value-type="string" calcext:value-type="string">
            <text:p>WIRES-MOD-002</text:p>
          </table:table-cell>
          <table:table-cell table:style-name="ce216" office:value-type="string" calcext:value-type="string">
            <text:p>Run a Modbus emulator on PC (e.g. Modbus Pal)</text:p>
            <text:p>Configure the previous Modbus asset on TCP, update Modbus driver's modbus.tcp-udp.ip to IP of the PC and try much the same</text:p>
            <text:p/>
            <text:p>ModbusPal config:</text:p>
            <text:p>Add 1 slave and configure it:</text:p>
            <text:p>  Add 1 coils channel; you can change value while wires run</text:p>
          </table:table-cell>
          <table:table-cell table:style-name="ce242"/>
          <table:table-cell table:style-name="ce80" table:number-columns-repeated="5"/>
          <table:table-cell table:style-name="ce215" table:number-columns-repeated="20"/>
          <table:table-cell table:number-columns-repeated="996"/>
        </table:table-row>
        <table:table-row table:style-name="ro40">
          <table:table-cell table:style-name="ce78" office:value-type="string" calcext:value-type="string">
            <text:p>WIRES-OPC-001</text:p>
          </table:table-cell>
          <table:table-cell table:style-name="ce216" office:value-type="string" calcext:value-type="string">
            <text:p>Set up OPC UA server as described in test procedures CAMEL-RTR-* and CAMEL-CCS-*.</text:p>
            <text:p>Add OPC UA driver:</text:p>
            <text:p>  Navigate to System-&gt;Drivers and Assets, click New Driver.</text:p>
            <text:p>  Select org.eclipse.kura.driver.opcua factory, type in a name and click Create. New driver will show up under System-&gt;Drivers and Assets.</text:p>
            <text:p>Configure the new driver:</text:p>
            <text:p>  endpoint.ip = localhost</text:p>
            <text:p>  endpoint.port = 12685</text:p>
            <text:p>  server.name = (empty)</text:p>
            <text:p>Go to System-&gt;Wires</text:p>
            <text:p>  Add a new simple Timer</text:p>
            <text:p>  Add a new Asset with the previously added OPC UA driver</text:p>
            <text:p>  Configure the new asset:</text:p>
            <text:p>    add new Channel, name it, set:</text:p>
            <text:p>      type = READ</text:p>
            <text:p>      value type = DOUBLE</text:p>
            <text:p>      node.id = items-doubleValue</text:p>
            <text:p>      node.namespace.index = 2</text:p>
            <text:p>      node.id.type = STRING</text:p>
            <text:p>  Add Logger</text:p>
            <text:p>  Connect timer to asset and asset to logger</text:p>
            <text:p>  Save</text:p>
            <text:p>Observe the log and events – server’s value must be read and be visible in the log.</text:p>
          </table:table-cell>
          <table:table-cell table:style-name="ce250"/>
          <table:table-cell table:style-name="ce80" table:number-columns-repeated="5"/>
          <table:table-cell table:style-name="ce215" table:number-columns-repeated="20"/>
          <table:table-cell table:number-columns-repeated="996"/>
        </table:table-row>
        <table:table-row table:style-name="ro2">
          <table:table-cell table:style-name="ce78"/>
          <table:table-cell table:style-name="ce216"/>
          <table:table-cell table:style-name="ce250"/>
          <table:table-cell table:style-name="ce80" table:number-columns-repeated="5"/>
          <table:table-cell table:style-name="ce215" table:number-columns-repeated="20"/>
          <table:table-cell table:number-columns-repeated="996"/>
        </table:table-row>
        <table:table-row table:style-name="ro2">
          <table:table-cell table:style-name="ce78"/>
          <table:table-cell table:style-name="ce222" office:value-type="string" calcext:value-type="string">
            <text:p>Drivers</text:p>
          </table:table-cell>
          <table:table-cell table:style-name="ce250"/>
          <table:table-cell table:style-name="ce80" table:number-columns-repeated="5"/>
          <table:table-cell table:style-name="ce215" table:number-columns-repeated="20"/>
          <table:table-cell table:number-columns-repeated="996"/>
        </table:table-row>
        <table:table-row table:style-name="ro19">
          <table:table-cell table:style-name="ce78" office:value-type="string" calcext:value-type="string">
            <text:p>DRIVERS-001</text:p>
          </table:table-cell>
          <table:table-cell table:style-name="ce218" office:value-type="string" calcext:value-type="string">
            <text:p>Verify that the new OPC-UA asset is also visible in System-&gt;Drivers and Assets. Click on it and try to add a new channel and read its data.</text:p>
            <text:p>Channel should be added and data should be displayed.</text:p>
          </table:table-cell>
          <table:table-cell table:style-name="ce136"/>
          <table:table-cell table:style-name="ce80" table:number-columns-repeated="5"/>
          <table:table-cell table:style-name="ce215" table:number-columns-repeated="20"/>
          <table:table-cell table:number-columns-repeated="996"/>
        </table:table-row>
        <table:table-row table:style-name="ro2">
          <table:table-cell table:style-name="ce78" office:value-type="string" calcext:value-type="string">
            <text:p>DRIVERS-BLE-001</text:p>
          </table:table-cell>
          <table:table-cell table:style-name="ce217" office:value-type="string" calcext:value-type="string">
            <text:p>Install org.eclipse.kura.driver.ble.sensortag.dp package.</text:p>
          </table:table-cell>
          <table:table-cell table:style-name="ce136" office:value-type="string" calcext:value-type="string">
            <text:p>If TinyB is supported.</text:p>
          </table:table-cell>
          <table:table-cell table:style-name="ce80" table:number-columns-repeated="5"/>
          <table:table-cell table:style-name="ce215" table:number-columns-repeated="20"/>
          <table:table-cell table:number-columns-repeated="996"/>
        </table:table-row>
        <table:table-row table:style-name="ro28">
          <table:table-cell table:style-name="ce78" office:value-type="string" calcext:value-type="string">
            <text:p>DRIVERS-BLE-002</text:p>
          </table:table-cell>
          <table:table-cell table:style-name="ce223" office:value-type="string" calcext:value-type="string">
            <text:p><text:span text:style-name="T24">Navigate to System-&gt;Drivers and Assets, click New Driver. Select org.eclipse.kura.driver.ble.sensortag factory, set stdriver as name and Create.</text:span></text:p>
            <text:p><text:span text:style-name="T24">Add new Asset: use stdriver as Driver Name and set stasset ad Asset Name.</text:span></text:p>
            <text:p><text:span text:style-name="T25">On the wire graph, create a graph Timer -&gt; stasset -&gt; Log. Configure the stasset adding new channels on this asset: set the appropriate value in sensortag.address field (address of your sensor tag), select e.g. LIGHT and DOUBLE value.type. Configure the logger setting the verbosity to verbose. Apply and check that the value shows in kura.log.</text:span></text:p>
          </table:table-cell>
          <table:table-cell table:style-name="ce136" office:value-type="string" calcext:value-type="string">
            <text:p>If TinyB is supported.</text:p>
          </table:table-cell>
          <table:table-cell table:style-name="ce80" table:number-columns-repeated="5"/>
          <table:table-cell table:style-name="ce215" table:number-columns-repeated="20"/>
          <table:table-cell table:number-columns-repeated="996"/>
        </table:table-row>
        <table:table-row table:style-name="ro34">
          <table:table-cell table:style-name="ce78" office:value-type="string" calcext:value-type="string">
            <text:p>DRIVERS-MOD-001</text:p>
          </table:table-cell>
          <table:table-cell table:style-name="ce224" office:value-type="string" calcext:value-type="string">
            <text:p><text:span text:style-name="T21">Add Modbus driver:</text:span></text:p>
            <text:p><text:span text:style-name="T21">  Click Services-&gt;+</text:span></text:p>
            <text:p><text:span text:style-name="T21">  Select org.eclipse.kura.driver.modbus, type in a name and click Create. New driver will show up under System-&gt;Drivers and Assets.</text:span></text:p>
            <text:p><text:span text:style-name="T21">Configure the new driver:</text:span></text:p>
            <text:p><text:span text:style-name="T21">  access.type = TCP</text:span></text:p>
            <text:p><text:span text:style-name="T21">  modbus.tcp-udp.ip = &lt;appropriate IP&gt;</text:span></text:p>
            <text:p><text:span text:style-name="T21">  modbus.tcp-udp.port = 502</text:span></text:p>
            <text:p><text:span text:style-name="T21">Apply.</text:span></text:p>
            <text:p><text:span text:style-name="T21">Click on New Asset, type in its name and Create.</text:span></text:p>
            <text:p><text:span text:style-name="T21">Configure the new asset:</text:span></text:p>
            <text:p><text:span text:style-name="T21">  add new Channel, name it, set type READ, value type BOOLEAN, primary table COILS and appropriate memory address (e.g. 1). Apply.</text:span></text:p>
            <text:p><text:span text:style-name="T21">Start the server and click on Data.</text:span></text:p>
            <text:p><text:span text:style-name="T21">Value should appear.</text:span></text:p>
          </table:table-cell>
          <table:table-cell table:style-name="ce136"/>
          <table:table-cell table:style-name="ce80" table:number-columns-repeated="5"/>
          <table:table-cell table:style-name="ce215" table:number-columns-repeated="20"/>
          <table:table-cell table:number-columns-repeated="996"/>
        </table:table-row>
        <table:table-row table:style-name="ro2">
          <table:table-cell table:style-name="ce78"/>
          <table:table-cell table:style-name="ce216"/>
          <table:table-cell table:style-name="ce136"/>
          <table:table-cell table:style-name="ce80" table:number-columns-repeated="5"/>
          <table:table-cell table:style-name="ce215" table:number-columns-repeated="20"/>
          <table:table-cell table:number-columns-repeated="996"/>
        </table:table-row>
        <table:table-row table:style-name="ro2">
          <table:table-cell table:style-name="ce89"/>
          <table:table-cell table:style-name="ce210" table:number-columns-repeated="2"/>
          <table:table-cell table:style-name="ce80" table:number-columns-repeated="5"/>
          <table:table-cell table:style-name="ce215" table:number-columns-repeated="20"/>
          <table:table-cell table:number-columns-repeated="996"/>
        </table:table-row>
        <table:table-row table:style-name="ro2">
          <table:table-cell table:style-name="ce29"/>
          <table:table-cell table:style-name="ce181" office:value-type="string" calcext:value-type="string">
            <text:p>Rest Service</text:p>
          </table:table-cell>
          <table:table-cell table:style-name="ce136"/>
          <table:table-cell table:style-name="ce80" table:number-columns-repeated="5"/>
          <table:table-cell table:style-name="ce215" table:number-columns-repeated="20"/>
          <table:table-cell table:number-columns-repeated="996"/>
        </table:table-row>
        <table:table-row table:style-name="ro25">
          <table:table-cell table:style-name="ce89" office:value-type="string" calcext:value-type="string">
            <text:p>REST-001</text:p>
          </table:table-cell>
          <table:table-cell table:style-name="ce225"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BOOLEAN","timestamp":1505140595881}]</text:p>
          </table:table-cell>
          <table:table-cell table:style-name="ce210" office:value-type="string" calcext:value-type="string">
            <text:p>curl -G -u admin:admin http://localhost/services/assets</text:p>
            <text:p/>
            <text:p>Don’t forget to urlencode the urls!</text:p>
          </table:table-cell>
          <table:table-cell table:style-name="ce80" table:number-columns-repeated="5"/>
          <table:table-cell table:style-name="ce215" table:number-columns-repeated="20"/>
          <table:table-cell table:number-columns-repeated="996"/>
        </table:table-row>
        <table:table-row table:style-name="ro2" table:number-rows-repeated="156">
          <table:table-cell table:style-name="ce80"/>
          <table:table-cell table:style-name="ce75"/>
          <table:table-cell table:style-name="ce76"/>
          <table:table-cell table:style-name="ce80" table:number-columns-repeated="5"/>
          <table:table-cell table:style-name="ce215" table:number-columns-repeated="20"/>
          <table:table-cell table:number-columns-repeated="996"/>
        </table:table-row>
        <table:table-row table:style-name="ro2" table:number-rows-repeated="584">
          <table:table-cell table:style-name="ce81"/>
          <table:table-cell table:style-name="ce157"/>
          <table:table-cell/>
          <table:table-cell table:style-name="ce81" table:number-columns-repeated="5"/>
          <table:table-cell table:number-columns-repeated="1016"/>
        </table:table-row>
        <table:table-row table:style-name="ro2" table:number-rows-repeated="1047496">
          <table:table-cell table:number-columns-repeated="1024"/>
        </table:table-row>
        <table:table-row table:style-name="ro5">
          <table:table-cell table:number-columns-repeated="1024"/>
        </table:table-row>
        <table:table-row table:style-name="ro5">
          <table:table-cell table:number-columns-repeated="1024"/>
        </table:table-row>
        <calcext:conditional-formats>
          <calcext:conditional-format calcext:target-range-address="Report.B25:Report.B25">
            <calcext:data-bar calcext:gradient="false" calcext:min-length="10" calcext:max-length="90" calcext:negative-color="#ff0000" calcext:positive-color="#63c384" calcext:axis-color="#000000">
              <calcext:formatting-entry calcext:value="0" calcext:type="number"/>
              <calcext:formatting-entry calcext:value="=[.$B$24]" calcext:type="formula"/>
            </calcext:data-bar>
          </calcext:conditional-format>
          <calcext:conditional-format calcext:target-range-address="Report.B26:Report.B26">
            <calcext:data-bar calcext:gradient="false" calcext:min-length="10" calcext:max-length="90" calcext:negative-color="#ff0000" calcext:positive-color="#ffb628" calcext:axis-color="#000000">
              <calcext:formatting-entry calcext:value="0" calcext:type="number"/>
              <calcext:formatting-entry calcext:value="=[.$B$24]" calcext:type="formula"/>
            </calcext:data-bar>
          </calcext:conditional-format>
          <calcext:conditional-format calcext:target-range-address="Report.B27:Report.B27">
            <calcext:data-bar calcext:gradient="false" calcext:min-length="10" calcext:max-length="90" calcext:negative-color="#ff0000" calcext:positive-color="#ff555a" calcext:axis-color="#000000">
              <calcext:formatting-entry calcext:value="0" calcext:type="number"/>
              <calcext:formatting-entry calcext:value="=[.$B$24]" calcext:type="formula"/>
            </calcext:data-bar>
          </calcext:conditional-format>
          <calcext:conditional-format calcext:target-range-address="Report.B28:Report.B28">
            <calcext:data-bar calcext:gradient="false" calcext:min-length="10" calcext:max-length="90" calcext:negative-color="#ff0000" calcext:positive-color="#d9d9d9" calcext:axis-color="#000000">
              <calcext:formatting-entry calcext:value="0" calcext:type="number"/>
              <calcext:formatting-entry calcext:value="=[.$B$24]" calcext:type="formula"/>
            </calcext:data-bar>
          </calcext:conditional-format>
          <calcext:conditional-format calcext:target-range-address="Report.C25:Report.C25">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6:Report.C26">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27:Report.C27">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2:Report.D316">
            <calcext:condition calcext:apply-style-name="ConditionalStyle_9" calcext:value="=&quot;Y&quot;" calcext:base-cell-address="Report.D32"/>
            <calcext:condition calcext:apply-style-name="ConditionalStyle_8" calcext:value="=&quot;N&quot;" calcext:base-cell-address="Report.D32"/>
            <calcext:condition calcext:apply-style-name="ConditionalStyle_7" calcext:value="=&quot;P&quot;" calcext:base-cell-address="Report.D32"/>
          </calcext:conditional-format>
          <calcext:conditional-format calcext:target-range-address="Report.A33:Report.A494 Report.D32:Report.AB338 Report.B339:Report.AB494">
            <calcext:condition calcext:apply-style-name="zebra_odd" calcext:value="formula-is(ISODD(ROW()))" calcext:base-cell-address="Report.A32"/>
          </calcext:conditional-format>
          <calcext:conditional-format calcext:target-range-address="Report.C29:Report.C29">
            <calcext:data-bar calcext:gradient="false" calcext:min-length="10" calcext:max-length="90" calcext:negative-color="#ff0000" calcext:positive-color="#d9d9d9" calcext:axis-color="#000000">
              <calcext:formatting-entry calcext:value="0" calcext:type="number"/>
              <calcext:formatting-entry calcext:value="1" calcext:type="number"/>
            </calcext:data-bar>
          </calcext:conditional-format>
          <calcext:conditional-format calcext:target-range-address="Report.B29:Report.B29">
            <calcext:data-bar calcext:gradient="false" calcext:min-length="10" calcext:max-length="90" calcext:negative-color="#ff0000" calcext:positive-color="#d9d9d9" calcext:axis-color="#000000">
              <calcext:formatting-entry calcext:value="0" calcext:type="number"/>
              <calcext:formatting-entry calcext:value="=[.$B$24]" calcext:type="formula"/>
            </calcext:data-bar>
          </calcext:conditional-format>
          <calcext:conditional-format calcext:target-range-address="Report.B32:Report.C338">
            <calcext:condition calcext:apply-style-name="zebra_odd" calcext:value="formula-is(ISODD(ROW()))" calcext:base-cell-address="Report.B32"/>
          </calcext:conditional-format>
        </calcext:conditional-formats>
      </table:table>
      <table:named-expressions/>
      <table:database-ranges>
        <table:database-range table:name="Table1" table:target-range-address="Report.A31:Report.H30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nsolas" svg:font-family="Consolas"/>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21">
      <number:number number:decimal-places="0" loext:min-decimal-places="0" number:min-integer-digits="1"/>
      <number:text> %</number:text>
    </number:percentage-style>
    <number:currency-style style:name="N123P0" style:volatile="true">
      <number:number number:decimal-places="2" loext:min-decimal-places="2" number:min-integer-digits="1" number:grouping="true"/>
      <number:text> </number:text>
      <number:currency-symbol number:language="sl" number:country="SI">€</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3P0"/>
    </number:currency-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text>,</number:text>
    </number:time-style>
    <number:number-style style:name="N127">
      <number:scientific-number number:decimal-places="1" loext:min-decimal-places="1" number:min-integer-digits="1" number:min-exponent-digits="1" loext:exponent-interval="3" loext:forced-exponent-sign="true"/>
    </number:number-style>
    <number:number-style style:name="N129P0" style:volatile="true">
      <number:number number:decimal-places="0" loext:min-decimal-places="0" number:min-integer-digits="1" number:grouping="true"/>
      <number:text> €</number:text>
    </number:number-style>
    <number:number-style style:name="N129">
      <number:text>-</number:text>
      <number:number number:decimal-places="0" loext:min-decimal-places="0" number:min-integer-digits="1" number:grouping="true"/>
      <number:text> €</number:text>
      <style:map style:condition="value()&gt;=0" style:apply-style-name="N129P0"/>
    </number:number-style>
    <number:number-style style:name="N130P0" style:volatile="true">
      <number:number number:decimal-places="0" loext:min-decimal-places="0" number:min-integer-digits="1" number:grouping="true"/>
      <number:text> €</number:text>
    </number:number-style>
    <number:number-style style:name="N130">
      <style:text-properties fo:color="#ff0000"/>
      <number:text>-</number:text>
      <number:number number:decimal-places="0" loext:min-decimal-places="0" number:min-integer-digits="1" number:grouping="true"/>
      <number:text> €</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 €</number:text>
      <style:map style:condition="value()&gt;=0" style:apply-style-name="N132P0"/>
    </number:number-style>
    <number:number-style style:name="N133P0" style:volatile="true">
      <number:number number:decimal-places="2" loext:min-decimal-places="2" number:min-integer-digits="1" number:grouping="true"/>
      <number:text> €</number:text>
    </number:number-style>
    <number:number-style style:name="N133">
      <style:text-properties fo:color="#ff0000"/>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number-style>
    <number:number-style style:name="N134">
      <number:text>-</number:text>
      <number:number number:decimal-places="0" loext:min-decimal-places="0" number:min-integer-digits="1" number:grouping="true"/>
      <style:map style:condition="value()&gt;=0" style:apply-style-name="N134P0"/>
    </number:number-style>
    <number:number-style style:name="N135P0" style:volatile="true">
      <number:number number:decimal-places="0" loext:min-decimal-places="0" number:min-integer-digits="1" number:grouping="true"/>
    </number:number-style>
    <number:number-style style:name="N135">
      <style:text-properties fo:color="#ff0000"/>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2" loext:min-decimal-places="2" number:min-integer-digits="1" number:grouping="true"/>
    </number:number-style>
    <number:number-style style:name="N136">
      <number:text>-</number:text>
      <number:number number:decimal-places="2" loext:min-decimal-places="2"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style:text-properties fo:color="#ff0000"/>
      <number:text>-</number:text>
      <number:number number:decimal-places="2" loext:min-decimal-places="2" number:min-integer-digits="1" number:grouping="true"/>
      <style:map style:condition="value()&gt;=0" style:apply-style-name="N137P0"/>
    </number:number-style>
    <number:number-style style:name="N141P0" style:volatile="true">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fill-character> </loext:fill-character>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fill-character> </loext:fill-character>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fill-character> </loext:fill-character>
      <number:text>-</number:text>
      <number:number number:decimal-places="0" loext:min-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fill-character> </loext:fill-character>
      <number:text>-</number:text>
      <number:number number:decimal-places="0" loext:min-decimal-places="0" number:min-integer-digits="0"/>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1P0" style:volatile="true">
      <loext:text> </loext:text>
      <loext:fill-character> </loext:fill-character>
      <number:number number:decimal-places="0" loext:min-decimal-places="0" number:min-integer-digits="1" number:grouping="true"/>
      <number:text> € </number:text>
    </number:number-style>
    <number:number-style style:name="N161P1" style:volatile="true">
      <loext:text>-</loext:text>
      <loext:fill-character> </loext:fill-character>
      <number:number number:decimal-places="0" loext:min-decimal-places="0" number:min-integer-digits="1" number:grouping="true"/>
      <number:text> € </number:text>
    </number:number-style>
    <number:number-style style:name="N161P2" style:volatile="true">
      <loext:text> </loext:text>
      <loext:fill-character> </loext:fill-character>
      <number:text>- €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4P0" style:volatile="true">
      <loext:text> </loext:text>
      <loext:fill-character> </loext:fill-character>
      <number:number number:decimal-places="2" loext:min-decimal-places="2" number:min-integer-digits="1" number:grouping="true"/>
      <number:text>    </number:text>
    </number:number-style>
    <number:number-style style:name="N164P1" style:volatile="true">
      <loext:text>-</loext:text>
      <loext:fill-character> </loext:fill-character>
      <number:number number:decimal-places="2" loext:min-decimal-places="2" number:min-integer-digits="1" number:grouping="true"/>
      <number:text>    </number:text>
    </number:number-style>
    <number:number-style style:name="N164P2" style:volatile="true">
      <loext:text> </loext:text>
      <loext:fill-character> </loext:fill-character>
      <number:text>-</number:text>
      <number:number number:decimal-places="0" loext:min-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7P0" style:volatile="true">
      <loext:text> </loext:text>
      <loext:fill-character> </loext:fill-character>
      <number:number number:decimal-places="2" loext:min-decimal-places="2" number:min-integer-digits="1" number:grouping="true"/>
      <number:text> € </number:text>
    </number:number-style>
    <number:number-style style:name="N167P1" style:volatile="true">
      <loext:text>-</loext:text>
      <loext:fill-character> </loext:fill-character>
      <number:number number:decimal-places="2" loext:min-decimal-places="2" number:min-integer-digits="1" number:grouping="true"/>
      <number:text> € </number:text>
    </number:number-style>
    <number:number-style style:name="N167P2" style:volatile="true">
      <loext:text> </loext:text>
      <loext:fill-character> </loext:fill-character>
      <number:text>-</number:text>
      <number:number number:decimal-places="0" loext:min-decimal-places="0" number:min-integer-digits="0"/>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
      <number:number number:decimal-places="0" loext:min-decimal-places="0" number:min-integer-digits="2"/>
    </number:number-style>
    <number:percentage-style style:name="N169">
      <number:number number:decimal-places="1" loext:min-decimal-places="1" number:min-integer-digits="1"/>
      <number:text>%</number:text>
    </number:percentage-style>
    <number:currency-style style:name="N171P0" style:volatile="true">
      <number:number number:decimal-places="0" loext:min-decimal-places="0" number:min-integer-digits="1" number:grouping="true"/>
      <number:text> </number:text>
      <number:currency-symbol number:language="sl" number:country="SI">SIT</number:currency-symbol>
    </number:currency-style>
    <number:currency-style style:name="N171">
      <number:text>-</number:text>
      <number:number number:decimal-places="0" loext:min-decimal-places="0" number:min-integer-digits="1" number:grouping="true"/>
      <number:text> </number:text>
      <number:currency-symbol number:language="sl" number:country="SI">SIT</number:currency-symbol>
      <style:map style:condition="value()&gt;=0" style:apply-style-name="N171P0"/>
    </number:currency-style>
    <number:currency-style style:name="N173P0" style:volatile="true">
      <number:number number:decimal-places="2" loext:min-decimal-places="2" number:min-integer-digits="1" number:grouping="true"/>
      <number:text> </number:text>
      <number:currency-symbol number:language="sl" number:country="SI">SIT</number:currency-symbol>
    </number:currency-style>
    <number:currency-style style:name="N173">
      <number:text>-</number:text>
      <number:number number:decimal-places="2" loext:min-decimal-places="2" number:min-integer-digits="1" number:grouping="true"/>
      <number:text> </number:text>
      <number:currency-symbol number:language="sl" number:country="SI">SIT</number:currency-symbol>
      <style:map style:condition="value()&gt;=0" style:apply-style-name="N173P0"/>
    </number:currency-style>
    <number:currency-style style:name="N174P0" style:volatile="true">
      <number:number number:decimal-places="0" loext:min-decimal-places="0" number:min-integer-digits="1" number:grouping="true"/>
      <number:text> </number:text>
      <number:currency-symbol number:language="sl" number:country="SI">SIT</number:currency-symbol>
    </number:currency-style>
    <number:currency-style style:name="N174">
      <style:text-properties fo:color="#ff0000"/>
      <number:text>-</number:text>
      <number:number number:decimal-places="0" loext:min-decimal-places="0" number:min-integer-digits="1" number:grouping="true"/>
      <number:text> </number:text>
      <number:currency-symbol number:language="sl" number:country="SI">SIT</number:currency-symbol>
      <style:map style:condition="value()&gt;=0" style:apply-style-name="N174P0"/>
    </number:currency-style>
    <number:currency-style style:name="N175P0" style:volatile="true">
      <number:number number:decimal-places="2" loext:min-decimal-places="2" number:min-integer-digits="1" number:grouping="true"/>
      <number:text> </number:text>
      <number:currency-symbol number:language="sl" number:country="SI">SIT</number:currency-symbol>
    </number:currency-style>
    <number:currency-style style:name="N175">
      <style:text-properties fo:color="#ff0000"/>
      <number:text>-</number:text>
      <number:number number:decimal-places="2" loext:min-decimal-places="2" number:min-integer-digits="1" number:grouping="true"/>
      <number:text> </number:text>
      <number:currency-symbol number:language="sl" number:country="SI">SIT</number:currency-symbol>
      <style:map style:condition="value()&gt;=0" style:apply-style-name="N175P0"/>
    </number:currency-style>
    <number:currency-style style:name="N177P0" style:volatile="true">
      <number:number number:decimal-places="2" loext:min-decimal-places="0" number:min-integer-digits="1" number:decimal-replacement="--" number:grouping="true"/>
      <number:text> </number:text>
      <number:currency-symbol number:language="sl" number:country="SI">SIT</number:currency-symbol>
    </number:currency-style>
    <number:currency-style style:name="N177">
      <style:text-properties fo:color="#ff0000"/>
      <number:text>-</number:text>
      <number:number number:decimal-places="2" loext:min-decimal-places="0" number:min-integer-digits="1" number:decimal-replacement="--" number:grouping="true"/>
      <number:text> </number:text>
      <number:currency-symbol number:language="sl" number:country="SI">SIT</number:currency-symbol>
      <style:map style:condition="value()&gt;=0" style:apply-style-name="N177P0"/>
    </number:currency-style>
    <number:time-style style:name="N178">
      <number:minutes number:style="long"/>
      <number:text>:</number:text>
      <number:seconds number:style="long"/>
      <number:text>.</number:text>
    </number:time-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46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46P2" style:volatile="true" number:language="sl" number:country="SI">
      <loext:text> </loext:text>
      <loext:fill-character> </loext:fill-character>
      <number:text>-       </number:text>
    </number:number-style>
    <number:text-style style:name="N10146" number:language="sl" number:country="SI">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49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49P2" style:volatile="true" number:language="sl" number:country="SI">
      <loext:text> </loext:text>
      <loext:fill-character> </loext:fill-character>
      <number:text>- SIT </number:text>
    </number:number-style>
    <number:text-style style:name="N10149" number:language="sl" number:country="SI">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2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52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52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52" number:language="sl" number:country="SI">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5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55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55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55" number:language="sl" number:country="SI">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57P0"/>
    </number:currency-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2.01pt"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2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2.01pt"/>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style:num-format="1" style:print-orientation="portrait" fo:margin-top="56.69pt" fo:margin-bottom="56.69pt" fo:margin-left="56.69pt" fo:margin-right="56.69pt"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14:24:31.97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8-10-04T14:36:16.610000000</dc:date>
    <meta:generator>LibreOffice/6.0.2.1$Windows_X86_64 LibreOffice_project/f7f06a8f319e4b62f9bc5095aa112a65d2f3ac89</meta:generator>
    <meta:editing-duration>P2DT16H12M40S</meta:editing-duration>
    <meta:editing-cycles>122</meta:editing-cycles>
    <meta:document-statistic meta:table-count="3" meta:cell-count="672"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